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style style:name="gr1" style:family="graphic" style:parent-style-name="standard">
      <style:graphic-properties svg:stroke-color="#ffffff" draw:textarea-horizontal-align="justify" draw:textarea-vertical-align="middle" draw:auto-grow-height="false"/>
    </style:style>
    <style:style style:name="gr2" style:family="graphic" style:parent-style-name="standard">
      <style:graphic-properties draw:stroke="none" draw:stroke-dash="Dashed_20__28_var_29__20_1" svg:stroke-width="0cm" svg:stroke-color="#ffffff"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03cm" draw:shadow-offset-y="0.203cm" draw:shadow-color="#808080" draw:shadow-opacity="100%"/>
    </style:style>
    <style:style style:name="gr3" style:family="graphic" style:parent-style-name="standard">
      <style:graphic-properties draw:stroke="none" svg:stroke-width="0cm" svg:stroke-color="#ffffff" draw:shadow="hidden" dr3d:depth="0.573cm" dr3d:close-front="true" dr3d:close-back="true" dr3d:texture-generation-mode-x="parallel" dr3d:texture-generation-mode-y="parallel"/>
    </style:style>
    <style:style style:name="gr4" style:family="graphic" style:parent-style-name="standard">
      <style:graphic-properties draw:stroke="none" svg:stroke-color="#ffffff" draw:fill="solid" draw:fill-color="#000000" draw:shadow="hidden" dr3d:depth="0.645cm" dr3d:close-front="true" dr3d:close-back="true" dr3d:texture-generation-mode-x="parallel" dr3d:texture-generation-mode-y="parallel"/>
    </style:style>
    <style:style style:name="gr5" style:family="graphic" style:parent-style-name="standard">
      <style:graphic-properties draw:stroke="none" svg:stroke-color="#000000" draw:fill="none" draw:fill-color="#ffffff" fo:min-height="0.512cm"/>
    </style:style>
    <style:style style:name="gr6" style:family="graphic" style:parent-style-name="standard">
      <style:graphic-properties draw:stroke="none" svg:stroke-color="#000000" draw:fill="none" draw:fill-color="#ffffff" fo:min-height="1.016cm"/>
    </style:style>
    <style:style style:name="gr7" style:family="graphic" style:parent-style-name="standard">
      <style:graphic-properties draw:stroke="none" svg:stroke-color="#000000" draw:fill="none" draw:fill-color="#ffffff" fo:min-height="3.306cm"/>
    </style:style>
    <style:style style:name="gr8" style:family="graphic" style:parent-style-name="standard">
      <style:graphic-properties svg:stroke-color="#333333" draw:textarea-horizontal-align="justify" draw:textarea-vertical-align="middle" draw:auto-grow-height="false"/>
    </style:style>
    <style:style style:name="gr9" style:family="graphic" style:parent-style-name="standard">
      <style:graphic-properties svg:stroke-color="#333333" draw:textarea-vertical-align="middle" draw:auto-grow-height="false" fo:min-height="0.749cm" fo:min-width="0.499cm"/>
    </style:style>
    <style:style style:name="gr10" style:family="graphic" style:parent-style-name="standard">
      <style:graphic-properties draw:stroke="none" svg:stroke-color="#333333" draw:fill="none" fo:min-height="0.468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font-size="15pt" fo:font-style="italic" fo:font-weight="bold" style:font-size-asian="15pt" style:font-style-asian="italic" style:font-weight-asian="bold" style:font-size-complex="15pt" style:font-style-complex="italic" style:font-weight-complex="bold"/>
    </style:style>
    <style:style style:name="T1" style:family="text">
      <style:text-properties fo:font-size="10pt" style:font-size-asian="10pt" style:font-size-complex="10pt"/>
    </style:style>
    <style:style style:name="T2"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2" style:font-size-complex="10pt" style:font-style-complex="normal" style:font-weight-complex="normal" style:text-emphasize="none" style:font-relief="none" style:text-overline-style="none" style:text-overline-color="font-color"/>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413cm" svg:x="7.731cm" svg:y="15.097cm">
          <text:p text:style-name="P1">42:1</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2" svg:width="3.556cm" svg:height="2.413cm" svg:x="4.937cm" svg:y="18.018cm" dr3d:transform="matrix (1 0 0 0 0.939692620785931 0.342020143325607 0 -0.342020143325607 0.939692620785931 -6.4615cm 18.7462855516491cm 6.47989261222997cm)" dr3d:vrp="(0 0 10807.8571428571)" dr3d:vpn="(0 0 10162.8571428571)" dr3d:projection="perspective" dr3d:distance="0.64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683 -21039 3557 2414" svg:d="M6461-18625l186.0810546875-6.029296875 179.7236328125-17.736328125 172.5869140625-28.916015625 164.6708984375-39.568359375 155.9755859375-49.693359375 146.5009765625-59.291015625 136.2470703125-68.361328125 125.2138671875-76.904296875 113.4013671875-84.919921875 100.8095703125-92.408203125 87.4384765625-99.369140625 73.2880859375-105.802734375 58.3583984375-111.708984375 42.6494140625-117.087890625 26.1611328125-121.939453125 8.8935546875-126.263671875-8.8935546875-126.27490234375-26.1611328125-121.97119140625-42.6494140625-117.13720703125-58.3583984375-111.77294921875-73.2880859375-105.87841796875-87.4384765625-99.45361328125-100.8095703125-92.49853515625-113.4013671875-85.01318359375-125.2138671875-76.99755859375-136.2470703125-68.45166015625-146.5009765625-59.37548828125-155.9755859375-49.76904296875-164.6708984375-39.63232421875-172.5869140625-28.96533203125-179.7236328125-17.76806640625-186.0810546875-6.04052734375-186.0810546875 6.04052734375-179.7236328125 17.76806640625-172.5869140625 28.96533203125-164.6708984375 39.63232421875-155.9755859375 49.76904296875-146.5009765625 59.37548828125-136.2470703125 68.45166015625-125.2138671875 76.99755859375-113.4013671875 85.01318359375-100.8095703125 92.49853515625-87.4384765625 99.45361328125-73.2880859375 105.87841796875-58.3583984375 111.77294921875-42.6494140625 117.13720703125-26.1611328125 121.97119140625-8.8935546875 126.27490234375 8.8935546875 126.263671875 26.1611328125 121.939453125 42.6494140625 117.087890625 58.3583984375 111.708984375 73.2880859375 105.802734375 87.4384765625 99.369140625 100.8095703125 92.408203125 113.4013671875 84.919921875 125.2138671875 76.904296875 136.2470703125 68.361328125 146.5009765625 59.291015625 155.9755859375 49.693359375 164.6708984375 39.568359375 172.5869140625 28.916015625 179.7236328125 17.736328125zM4683-18625zM8240-21039z"/>
          <dr3d:extrude draw:style-name="gr4" draw:layer="layout" svg:viewBox="5060.9375 -20058 273.34375 347" svg:d="M5119.125-19882.953125l0.2607421875-14.09130859375 0.7822265625-13.51416015625 1.3037109375-12.93408203125 1.8251953125-12.35107421875 1.13751220703125-5.92529296875 1.31512451171875-5.71728515625 1.49310302734375-5.50927734375 1.67144775390625-5.30126953125 1.85015869140625-5.09326171875 2.02923583984375-4.88525390625 2.20867919921875-4.67724609375 2.38848876953125-4.46923828125 2.577392578125-4.24285888671875 2.775146484375-3.99786376953125 2.972900390625-3.75250244140625 3.170654296875-3.50677490234375 3.368408203125-3.26068115234375 3.566162109375-3.01422119140625 3.763916015625-2.76739501953125 3.961669921875-2.52020263671875 4.18435668945313-2.24636840820312 4.42037963867188-1.94625854492188 4.65658569335938-1.64633178710938 4.89297485351563-1.34658813476563 5.12954711914063-1.04702758789063 5.36630249023438-0.747650146484375 5.60324096679688-0.448455810546875 5.84036254882813-0.149444580078125 7.27734375 0.243927001953125 6.97265625 0.731903076171875 6.66796875 1.22006225585938 6.36328125 1.70840454101563 6.05859375 2.19692993164062 5.75390625 2.68563842773437 5.44921875 3.17453002929687 5.14453125 3.66360473632812 2.43621826171875 2.01966094970703 2.31646728515625 2.15081024169922 2.19671630859375 2.28200531005859 2.07696533203125 2.41324615478516 1.95721435546875 2.54453277587891 1.83746337890625 2.67586517333984 1.71771240234375 2.80724334716797 1.59796142578125 2.93866729736328 2.836669921875 6.27178955078125 2.357666015625 6.79803466796875 1.878662109375 7.32464599609375 1.399658203125 7.85162353515625h56.34375l-0.79840087890625-5.24856567382813-1.00091552734375-5.19894409179688-1.20379638671875-5.14950561523438-1.40704345703125-5.10025024414063-1.61065673828125-5.05117797851563-1.81463623046875-5.00228881835938-2.01898193359375-4.95358276367188-2.22369384765625-4.90505981445313-2.42434692382812-4.806884765625-2.63253784179687-4.658935546875-2.84091186523437-4.510986328125-3.04946899414062-4.363037109375-3.25820922851562-4.215087890625-3.46713256835937-4.067138671875-3.67623901367187-3.919189453125-3.88552856445312-3.771240234375-4.09347534179688-3.60577392578125-4.31155395507813-3.42303466796875-4.52944946289063-3.24066162109375-4.74716186523438-3.05865478515625-4.96469116210938-2.87701416015625-5.18203735351563-2.69573974609375-5.39920043945313-2.51483154296875-5.61618041992188-2.33428955078125-5.83660888671875-2.09841918945312-6.06036376953125-1.81881713867188-6.28375244140625-1.53939819335938-6.50677490234375-1.26016235351563-6.72943115234375-0.981109619140625-6.95172119140625-0.702239990234375-7.17364501953125-0.423553466796875-7.39520263671875-0.145050048828125-9.64300537109375 0.213104248046875-9.27642822265625 0.627471923828125-8.90948486328125 1.04165649414063-8.54217529296875 1.45565795898438-8.17449951171875 1.86947631835938-7.80645751953125 2.28311157226562-7.43804931640625 2.69656372070312-7.06927490234375 3.10983276367187-6.72357177734375 3.47970581054687-6.40093994140625 3.79446411132812-6.07794189453125 4.10903930664063-5.75457763671875 4.42343139648438-5.43084716796875 4.73764038085938-5.10675048828125 5.05166625976563-4.78228759765625 5.36550903320313-4.45745849609375 5.67916870117188-4.14767456054688 5.97146606445313-3.85305786132812 6.23092651367188-3.55825805664062 6.49057006835938-3.26327514648437 6.75039672851563-2.96810913085937 7.01040649414063-2.67276000976562 7.27059936523438-2.37722778320312 7.53097534179688-2.08151245117187 7.79153442382813-1.812744140625 8.01199340820313-1.571044921875 8.18063354492188-2.4169921875 16.867919921875-1.4501953125 17.544677734375-0.4833984375 18.222900390625 0.348388671875 16.3681640625 1.044189453125 15.3779296875 1.738525390625 14.3876953125 1.12918090820313 6.822509765625 1.30221557617188 6.574951171875 3.070068359375 12.507080078125 1.74551391601563 5.94857788085938 1.88558959960938 5.74551391601563 2.02548217773437 5.54263305664063 2.16519165039062 5.33993530273438 2.30471801757812 5.13742065429688 2.44406127929687 4.93508911132813 2.5693359375 4.73663330078125 2.6806640625 4.54217529296875 2.7919921875 4.34808349609375 2.9033203125 4.15435791015625 3.0146484375 3.96099853515625 3.1259765625 3.76800537109375 3.2373046875 3.57537841796875 3.3486328125 3.38311767578125 3.44088745117187 3.20504760742187 3.51394653320312 3.04080200195312 3.58682250976562 2.87637329101562 3.65951538085937 2.71176147460937 3.73202514648437 2.54696655273437 3.80435180664062 2.38198852539062 3.87649536132812 2.21682739257812 3.94845581054687 2.05148315429687 4.01593017578125 1.906494140625 4.06756591796875 1.770263671875 4.11956787109375 1.634033203125 4.17193603515625 1.497802734375 4.22467041015625 1.361572265625 4.27777099609375 1.225341796875 4.33123779296875 1.089111328125 4.38507080078125 0.952880859375 8.844482421875 1.55859375 8.884033203125 1.11328125 8.922119140625 0.66796875 8.958740234375 0.22265625 6.94625854492188-0.120849609375 6.75271606445313-0.362548828125 6.55899047851563-0.604248046875 6.36508178710938-0.845947265625 6.17098999023438-1.087646484375 5.97671508789063-1.329345703125 5.78225708007813-1.571044921875 5.58761596679688-1.812744140625 5.401611328125-2.02294921875 5.212646484375-2.20166015625 5.023681640625-2.38037109375 4.834716796875-2.55908203125 4.645751953125-2.73779296875 4.456787109375-2.91650390625 4.267822265625-3.09521484375 4.078857421875-3.27392578125 3.89508056640625-3.43801879882812 3.70501708984375-3.58761596679687 3.51531982421875-3.73739624023437 3.32598876953125-3.88735961914062 3.13702392578125-4.03750610351563 2.94842529296875-4.18783569335938 2.76019287109375-4.33834838867188 2.57232666015625-4.48904418945313 2.38623046875-4.607666015625 2.20166015625-4.694091796875 2.01708984375-4.780517578125 1.83251953125-4.866943359375 1.64794921875-4.953369140625 1.46337890625-5.039794921875 1.27880859375-5.126220703125 1.09423828125-5.212646484375-57.265625-4.328125-1.2919921875 6.78152465820313-1.7080078125 6.42282104492188-2.1240234375 6.06430053710938-2.5400390625 5.70596313476563-2.9560546875 5.34780883789063-3.3720703125 4.98983764648438-3.7880859375 4.63204956054688-4.2041015625 4.27444458007813-2.26392364501953 1.98394393920898-2.37969207763672 1.85611343383789-2.49550628662109 1.7282600402832-2.61136627197266 1.60038375854492-2.72727203369141 1.47248458862305-2.84322357177734 1.34456253051758-6.03448486328125 2.30526733398437-6.49884033203125 1.79330444335938-6.96356201171875 1.28115844726563-7.42864990234375 0.768829345703125-7.89410400390625 0.256317138671875-5.8359375-0.123077392578125-5.58984375-0.369354248046875-5.34375-0.615814208984375-5.09765625-0.862457275390625-4.8515625-1.10928344726563-4.60546875-1.35629272460938-4.359375-1.60348510742188-4.11328125-1.85086059570313-3.88992309570312-2.0947265625-3.70114135742187-2.3466796875-3.51254272460937-2.5986328125-3.32412719726562-2.8505859375-3.13589477539062-3.1025390625-2.94784545898437-3.3544921875-2.75997924804687-3.6064453125-2.57229614257812-3.8583984375-2.38848876953125-4.10736083984375-2.20867919921875-4.36480712890625-2.02923583984375-4.62188720703125-1.85015869140625-4.87860107421875-1.67144775390625-5.13494873046875-1.49310302734375-5.39093017578125-1.31512451171875-5.64654541015625-1.13751220703125-5.90179443359375-1.8251953125-12.580078125-1.3037109375-13.623046875-0.7822265625-14.666015625z"/>
          <dr3d:extrude draw:style-name="gr4" draw:layer="layout" svg:viewBox="5394.71875 -20052.21875 55.71875 459.21875" svg:d="M5394.71875-20052.21875v459.21875h55.71875v-459.21875z"/>
          <dr3d:extrude draw:style-name="gr4" draw:layer="layout" svg:viewBox="5517.9375 -20058 325.65625 347" svg:d="M5619.15625-20058l-12.223388671875 0.42120361328125-11.439697265625 1.25213623046875-10.656005859375 2.08343505859375-9.872314453125 2.91510009765625-4.64227294921875 1.76953887939453-4.44635009765625 1.97759246826172-4.25042724609375 2.18569183349609-4.05450439453125 2.39383697509766-3.85858154296875 2.60202789306641-3.66265869140625 2.81026458740234-3.46673583984375 3.01854705810547-3.27081298828125 3.22687530517578-3.07361221313477 3.41144180297852-2.87514877319336 3.56637191772461-2.67670822143555 3.7213249206543-2.47829055786133 3.87630081176758-2.2798957824707 4.03129959106445-2.08152389526367 4.18632125854492-1.88317489624023 4.34136581420898-1.68484878540039 4.49643325805664-2.77481079101562 9.45816040039063-1.98178100585938 10.0787048339844-1.18893432617188 10.6994323730469-0.396270751953125 11.3203430175781 0.195587158203125 8.110107421875 0.586883544921875 7.736572265625 0.978363037109375 7.363037109375 1.37002563476563 6.989501953125 1.76187133789063 6.615966796875 2.15390014648437 6.242431640625 2.54611206054687 5.868896484375 2.93850708007812 5.495361328125 3.255615234375 5.17092895507813 3.497314453125 4.88400268554688 3.739013671875 4.59725952148438 3.980712890625 4.31069946289063 4.222412109375 4.02432250976563 4.464111328125 3.73812866210937 4.705810546875 3.45211791992187 4.947509765625 3.16629028320312 5.15838623046875 2.906982421875 5.33819580078125 2.674072265625 5.51763916015625 2.441162109375 5.69671630859375 2.208251953125 5.87542724609375 1.975341796875 6.05377197265625 1.742431640625 6.23175048828125 1.509521484375 6.40936279296875 1.276611328125 13.05712890625 2.039306640625 13.17724609375 1.454833984375 13.29443359375 0.871826171875 13.40869140625 0.290283203125h75.234375v18.484375l-0.272216796875 10.11669921875-0.339996337890625 4.76263427734375-0.475677490234375 4.56597900390625-0.611175537109375 4.36968994140625-0.746490478515625 4.17376708984375-0.881622314453125 3.97821044921875-1.01657104492188 3.78302001953125-1.156494140625 3.596923828125-1.301513671875 3.419677734375-1.446533203125 3.242431640625-1.591552734375 3.065185546875-1.736572265625 2.887939453125-1.881591796875 2.710693359375-2.026611328125 2.533447265625-2.171630859375 2.356201171875-2.31378173828125 2.19729614257812-2.45330810546875 2.04513549804687-2.59320068359375 1.89315795898438-2.73345947265625 1.74136352539063-2.87408447265625 1.58975219726563-3.01507568359375 1.43832397460938-3.15643310546875 1.28707885742188-3.29815673828125 1.13601684570313-3.44384765625 0.993927001953125-3.59326171875 0.860809326171875-3.74267578125 0.727874755859375-3.89208984375 0.595123291015625-4.04150390625 0.462554931640625-4.19091796875 0.330169677734375-8.830078125 0.263916015625-7.85498046875-0.146240234375-7.46533203125-0.437744140625-7.07861328125-0.727783203125-6.69482421875-1.016357421875-3.19851684570312-0.638641357421875-3.09176635742187-0.755645751953125-2.98519897460937-0.872467041015625-2.87881469726562-0.989105224609375-2.77261352539062-1.10556030273438-2.66659545898437-1.22183227539063-2.56076049804687-1.33792114257813-2.45510864257812-1.45382690429688-2.33929443359375-1.579833984375-2.22467041015625-1.716064453125-2.10968017578125-1.852294921875-1.99432373046875-1.988525390625-1.87860107421875-2.124755859375-1.76251220703125-2.260986328125-1.64605712890625-2.397216796875-1.52923583984375-2.533447265625-1.40771484375-2.68649291992187-1.28173828125-2.85623168945312-1.15576171875-3.02578735351562-1.02978515625-3.19515991210937-0.90380859375-3.36434936523437-0.77783203125-3.53335571289062-0.65185546875-3.70217895507812-0.52587890625-3.87081909179687-58.1875 5.28125 0.860565185546875 4.90646362304688 1.03469848632813 4.80520629882813 1.20864868164063 4.70376586914063 1.38241577148438 4.60214233398438 1.55599975585938 4.50033569335938 1.72940063476563 4.39834594726563 1.90261840820313 4.29617309570313 2.07565307617187 4.19381713867188 2.281494140625 4.078125 2.508544921875 3.9375 2.735595703125 3.796875 2.962646484375 3.65625 3.189697265625 3.515625 3.416748046875 3.375 3.643798828125 3.234375 3.870849609375 3.09375 4.115478515625 2.9384765625 4.365966796875 2.7685546875 4.616455078125 2.5986328125 4.866943359375 2.4287109375 5.117431640625 2.2587890625 5.367919921875 2.0888671875 5.618408203125 1.9189453125 5.868896484375 1.7490234375 6.15676879882813 1.56005859375 6.47042846679688 1.35205078125 6.78427124023438 1.14404296875 7.09829711914063 0.93603515625 15.139404296875 1.248046875 16.397705078125 0.416015625 15.3017883300781-0.451904296875 14.3234558105469-1.355712890625 13.3453063964844-2.259521484375 12.3673400878906-3.163330078125 11.3895568847656-4.067138671875 5.32816696166992-2.37249755859375 5.08378982543945-2.59844970703125 4.83943557739258-2.82440185546875 4.5951042175293-3.05035400390625 4.35079574584961-3.27630615234375 4.10651016235352-3.50225830078125 3.86261367797852-3.71612548828125 3.61324691772461-3.91790771484375 3.3639030456543-4.11968994140625 3.11458206176758-4.32147216796875 2.86528396606445-4.52325439453125 2.61600875854492-4.72503662109375 2.36675643920898-4.92681884765625 2.11752700805664-5.12860107421875 1.86832046508789-5.33038330078125 1.61913681030273-5.53216552734375 2.49081420898437-11.669677734375 1.49435424804688-12.476806640625 0.498077392578125-13.283935546875v-144.15625l0.101776123046875-5.99636840820313 0.305206298828125-5.61422729492188 0.508453369140625-5.23226928710938 0.711517333984375-4.85049438476563 0.914398193359375-4.46890258789063 1.11709594726563-4.08749389648438 1.31961059570313-3.70626831054687 1.52194213867188-3.32522583007812 0.860408782958984-1.51831436157227 0.952304840087891-1.42019271850586 1.0441780090332-1.32209396362305 1.13602828979492-1.22401809692383 1.22785568237305-1.1259651184082 1.31966018676758-1.02793502807617 1.41144180297852-0.929927825927734 1.50320053100586-0.831943511962891 1.59493637084961-0.733982086181641 1.68664932250977-0.636043548583984 1.77833938598633-0.538127899169922 1.8700065612793-0.440235137939453 1.96165084838867-0.342365264892578 2.05327224731445-0.244518280029297 4.38131713867188-0.195587158203125 2.3203125 0.040771484375 2.3203125 0.121337890625 2.3203125 0.200439453125 2.3203125 0.278076171875 2.300048828125 0.33935546875 2.260498046875 0.38330078125 2.222412109375 0.42431640625 2.185791015625 0.46240234375v-34.734375l-5.25048828125-1.1611328125-5.22998046875-1.0029296875-5.21240234375-0.8505859375-5.19775390625-0.7041015625-5.2763671875-0.533447265625-5.4462890625-0.382568359375-5.6162109375-0.233154296875-5.7861328125-0.085205078125-3.87890625 0.0703125-3.73828125 0.19921875-3.59765625 0.328125-3.45703125 0.45703125-3.31640625 0.5859375-3.17578125 0.71484375-3.03515625 0.84375-2.89453125 0.97265625-2.759033203125 1.11553955078125-2.628662109375 1.24920654296875-2.498291015625 1.38323974609375-2.367919921875 1.51763916015625-2.237548828125 1.65240478515625-2.107177734375 1.78753662109375-1.976806640625 1.92303466796875-1.846435546875 2.05889892578125-1.72781372070313 2.18991088867187-1.62106323242188 2.31570434570312-1.51449584960938 2.44131469726562-1.40811157226563 2.56674194335937-1.30191040039063 2.69198608398437-1.19589233398438 2.81704711914062-1.09005737304688 2.94192504882812-0.984405517578125 3.06661987304687-0.882568359375 3.19927978515625-0.796142578125 3.32855224609375-1.3330078125 7.04638671875-0.9873046875 7.56787109375-0.6416015625 8.09228515625h-1.84375l-4.596435546875-7.834228515625-4.811767578125-7.448974609375-5.025634765625-7.065185546875-5.238037109375-6.682861328125-2.72238159179687-3.18533325195312-2.83499145507812-3.06393432617187-2.94741821289062-2.94271850585937-3.05966186523437-2.82168579101562-3.17172241210937-2.70083618164062-3.28359985351562-2.58016967773437-3.39529418945312-2.45968627929687-3.50680541992187-2.33938598632812-3.617431640625-2.21343994140625-3.739013671875-2.08197021484375-3.860595703125-1.95086669921875-3.982177734375-1.82012939453125-4.103759765625-1.68975830078125-4.225341796875-1.55975341796875-4.346923828125-1.43011474609375-4.468505859375-1.30084228515625-4.61355590820313-1.15426635742188-4.78219604492188-1.00173950195313-4.95101928710938-0.849029541015625-5.12002563476563-0.696136474609375-10.747802734375-0.932861328125zM5631.859375-20016.234375l6.55221557617188 0.150848388671875 6.34402465820313 0.452423095703125 6.13565063476563 0.753814697265625 5.92709350585938 1.05502319335938 5.71835327148438 1.35604858398438 5.50942993164063 1.65689086914063 5.30032348632813 1.95755004882813 5.09103393554688 2.25802612304687 4.88595581054688 2.49240112304687 4.67337036132813 2.66067504882812 4.46060180664063 2.82876586914062 4.24765014648438 2.99667358398437 4.03451538085938 3.16439819335937 3.82119750976562 3.33193969726562 3.60769653320312 3.49929809570312 3.39401245117187 3.66647338867187 3.18377685546875 3.79318237304687 2.97686767578125 3.87942504882812 2.76959228515625 3.96548461914062 2.56195068359375 4.05136108398438 2.35394287109375 4.13705444335938 2.14556884765625 4.22256469726563 1.93682861328125 4.30789184570313 1.72772216796875 4.39303588867188 1.527099609375 4.41207885742188 1.323486328125 4.36502075195313 1.119873046875 4.31777954101563 0.916259765625 4.27035522460938 0.712646484375 4.22274780273438 0.509033203125 4.17495727539063 0.305419921875 4.12698364257813 0.101806640625 4.07882690429688v27.25h-60.984375l-10.0927734375-0.1640625-9.8408203125-0.4921875-9.5888671875-0.8203125-9.3369140625-1.1484375-4.53518676757813-0.736114501953125-4.39474487304688-0.895965576171875-4.25448608398438-1.05599975585938-4.11441040039063-1.21621704101563-3.97451782226562-1.37661743164063-3.83480834960937-1.53720092773438-3.69528198242187-1.69796752929688-3.55593872070312-1.85891723632813-3.39111328125-2.03097534179687-3.21240234375-2.22561645507812-3.03369140625-2.42007446289062-2.85498046875-2.61434936523437-2.67626953125-2.80844116210937-2.49755859375-3.00234985351562-2.31884765625-3.19607543945312-2.14013671875-3.38961791992187-1.922607421875-3.621826171875-1.666259765625-3.892822265625-1.409912109375-4.163818359375-1.153564453125-4.434814453125-0.897216796875-4.705810546875-0.640869140625-4.976806640625-0.384521484375-5.247802734375-0.128173828125-5.518798828125 0.229949951171875-6.62042236328125 0.689727783203125-6.23260498046875 1.14932250976563-5.84515380859375 1.60873413085938-5.45806884765625 0.976589202880859-2.58399200439453 1.09137344360352-2.48735809326172 1.20613479614258-2.39076995849609 1.32087326049805-2.29422760009766 1.43558883666992-2.19773101806641 1.5502815246582-2.10128021240234 1.66495132446289-2.00487518310547 1.77959823608398-1.90851593017578 1.885986328125-1.80212783813477 1.984130859375-1.68569564819336 2.082275390625-1.56928634643555 2.180419921875-1.45289993286133 2.278564453125-1.3365364074707 2.376708984375-1.22019577026367 2.474853515625-1.10387802124023 2.572998046875-0.987583160400391 5.4404296875-1.62637329101563 5.8330078125-1.16146850585938 6.2255859375-0.696746826171875z"/>
          <dr3d:extrude draw:style-name="gr4" draw:layer="layout" svg:viewBox="5860.640625 -20058 276.453125 346.078125" svg:d="M6137.09375-19959.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6177.640625 -20058 276.453125 346.078125" svg:d="M6454.09375-19959.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6669.546875 -20051.5 319.484375 436" svg:d="M6927.734375-19953v-98.5h-52.625v98.5h-205.5625v43.3125l199.671875 294.1875h58.515625v-293.5625h61.296875v-43.9375zM6875.109375-19678.359375l-0.430908203125-0.9580078125-0.660888671875-1.3271484375-2.017578125-3.76171875-5.5625-10.0625-6.34375-11.296875-3.060546875-5.23046875-1.384521484375-2.23583984375-1.289306640625-1.98681640625-111.75-164.75-0.861328125-1.329833984375-1.037109375-1.527587890625-2.6015625-3.642578125-6.03125-8.203125-6.1875-8.21875-4.953125-6.171875h154.171875z"/>
          <dr3d:extrude draw:style-name="gr4" draw:layer="layout" svg:viewBox="7038.890625 -20052 288.828125 442.796875" svg:d="M7038.890625-20052v39.296875l4.052490234375 8.92532348632813 4.270751953125 8.65890502929688 4.489013671875 8.39266967773438 4.707275390625 8.12661743164063 4.925537109375 7.86074829101563 5.143798828125 7.59506225585938 5.362060546875 7.32955932617188 5.580322265625 7.06423950195313 11.52490234375 13.532470703125 11.81494140625 12.871826171875 12.10205078125 12.212646484375 12.38623046875 11.554931640625 49.6875 41.65625 12.005615234375 9.59765625 11.406494140625 9.59765625 10.805908203125 9.59765625 10.203857421875 9.59765625 9.430419921875 9.71484375 4.36099243164063 4.9453125 4.12460327148438 5.00390625 3.88803100585937 5.0625 3.65127563476562 5.12109375 3.41433715820312 5.1796875 3.17721557617187 5.23828125 2.867431640625 5.35470581054688 2.485107421875 5.52883911132813 2.102783203125 5.70278930664063 1.720458984375 5.87655639648438 1.338134765625 6.05014038085938 0.955810546875 6.22354125976563 0.573486328125 6.39675903320313 0.191162109375 6.56979370117188-0.087158203125 4.57550048828125-0.261474609375 4.43377685546875-0.435791015625 4.29241943359375-0.610107421875 4.15142822265625-0.784423828125 4.01080322265625-0.958740234375 3.87054443359375-1.133056640625 3.73065185546875-1.307373046875 3.59112548828125-1.47213745117188 3.45184326171875-1.62722778320313 3.31231689453125-1.78213500976563 3.17242431640625-1.93685913085938 3.03216552734375-2.09140014648437 2.89154052734375-2.24575805664062 2.75054931640625-2.39993286132812 2.60919189453125-2.55392456054687 2.46746826171875-2.696044921875 2.32693481445312-2.826416015625 2.17623901367187-2.956787109375 2.02572631835937-3.087158203125 1.87539672851563-3.217529296875 1.72525024414063-3.347900390625 1.57528686523438-3.478271484375 1.42550659179688-3.608642578125 1.27590942382813-3.72506713867187 1.12643432617188-3.82742309570312 0.976837158203125-3.92959594726562 0.827056884765625-4.03158569335938 0.677093505859375-4.13339233398438 0.526947021484375-4.23501586914063 0.376617431640625-4.33645629882813 0.226104736328125-4.43771362304688 0.075408935546875-4.14691162109375-0.072540283203125-4.08502197265625-0.217742919921875-4.02276611328125-0.363128662109375-3.96014404296875-0.508697509765625-3.89715576171875-0.654449462890625-3.83380126953125-0.800384521484375-3.77008056640625-0.946502685546875-3.70599365234375-1.09280395507813-3.623291015625-1.23269653320313-3.522216796875-1.37789916992188-3.421142578125-1.52328491210938-3.320068359375-1.66885375976563-3.218994140625-1.81460571289063-3.117919921875-1.96054077148438-3.016845703125-2.10665893554687-2.915771484375-2.25296020507812-2.79937744140625-2.390625-2.66790771484375-2.53125-2.53680419921875-2.671875-2.40606689453125-2.8125-2.27569580078125-2.953125-2.14569091796875-3.09375-2.01605224609375-3.234375-1.88677978515625-3.375-1.74172973632813-3.51559448242187-1.58078002929688-3.65603637695312-1.42001342773438-3.79629516601562-1.25942993164063-3.93637084960937-1.09902954101563-4.07626342773438-0.938812255859375-4.21597290039063-0.778778076171875-4.35549926757813-0.618927001953125-4.49484252929688-56.96875 5.265625 0.81365966796875 5.84405517578125 1.04620361328125 5.75506591796875 1.27838134765625 5.66644287109375 1.51019287109375 5.57818603515625 1.74163818359375 5.49029541015625 1.97271728515625 5.40277099609375 2.20343017578125 5.31561279296875 2.43377685546875 5.22882080078125 2.675537109375 5.105712890625 2.917236328125 4.946044921875 3.158935546875 4.786376953125 3.400634765625 4.626708984375 3.642333984375 4.467041015625 3.884033203125 4.307373046875 4.125732421875 4.147705078125 4.367431640625 3.988037109375 4.60183715820313 3.80419921875 4.82907104492188 3.59619140625 5.05648803710938 3.38818359375 5.28408813476563 3.18017578125 5.51187133789063 2.97216796875 5.73983764648438 2.76416015625 5.96798706054688 2.55615234375 6.19631958007813 2.34814453125 6.43359375 2.10354614257812 6.6796875 1.82247924804688 6.92578125 1.54159545898438 7.171875 1.26089477539063 7.41796875 0.980377197265625 7.6640625 0.700042724609375 7.91015625 0.419891357421875 8.15625 0.139923095703125 8.01495361328125-0.120880126953125 7.79119873046875-0.362762451171875 7.56781005859375-0.604827880859375 7.34478759765625-0.847076416015625 7.12213134765625-1.08950805664063 6.89984130859375-1.33212280273438 6.67791748046875-1.57492065429688 6.45635986328125-1.81790161132813 6.22262573242188-2.05001831054687 5.97634887695313-2.28274536132812 5.72988891601563-2.51528930664062 5.48324584960938-2.74765014648437 5.23641967773438-2.97982788085937 4.98941040039063-3.21182250976562 4.74221801757813-3.44363403320312 4.49484252929688-3.67526245117187 4.24807739257813-3.90301513671875 3.99044799804687-4.12677001953125 3.73300170898437-4.35015869140625 3.47573852539062-4.57318115234375 3.21865844726562-4.79583740234375 2.96176147460937-5.01812744140625 2.70504760742187-5.24005126953125 2.44851684570312-5.46160888671875 2.18045043945312-5.67916870117188 1.88912963867188-5.89285278320313 1.59799194335938-6.10635375976563 1.30703735351563-6.31967163085938 1.01626586914063-6.53280639648438 0.725677490234375-6.74575805664063 0.435272216796875-6.95852661132813 0.145050048828125-7.17111206054688-0.123748779296875-5.46240234375-0.371124267578125-5.39501953125-0.618316650390625-5.32763671875-0.865325927734375-5.26025390625-1.11215209960938-5.19287109375-1.35879516601563-5.12548828125-1.60525512695313-5.05810546875-1.85153198242188-4.99072265625-2.056640625-4.922607421875-2.220703125-4.865478515625-2.384765625-4.808349609375-2.548828125-4.751220703125-5.58984375-9.3310546875-6.24609375-9.1025390625-6.837646484375-8.900390625-7.363525390625-8.748046875-7.887939453125-8.595703125-8.410888671875-8.443359375-36.21875-32.671875-38.0625-31.578125-36.0625-31.4375-8.21484375-7.927490234375-7.76953125-7.984619140625-7.32421875-8.040283203125-6.87890625-8.094482421875-3.23587036132812-4.08319091796875-3.05148315429687-4.12823486328125-2.86727905273437-4.17291259765625-2.68325805664062-4.21722412109375-2.49942016601562-4.26116943359375-2.31576538085937-4.30474853515625-2.13229370117187-4.34796142578125-1.94900512695313-4.39080810546875h227.53125v-47.34375z"/>
          <dr3d:extrude draw:style-name="gr4" draw:layer="layout" svg:viewBox="7415.890625 -20052 60.359375 335" svg:d="M7415.890625-19781.046875v64.046875h60.359375v-64.046875zM7415.890625-20052v64.046875h60.359375v-64.046875z"/>
          <dr3d:extrude draw:style-name="gr4" draw:layer="layout" svg:viewBox="7567.890625 -20052 288.828125 442.796875" svg:d="M7567.890625-20052v39.296875l4.052490234375 8.92532348632813 4.270751953125 8.65890502929688 4.489013671875 8.39266967773438 4.707275390625 8.12661743164063 4.925537109375 7.86074829101563 5.143798828125 7.59506225585938 5.362060546875 7.32955932617188 5.580322265625 7.06423950195313 11.52490234375 13.532470703125 11.81494140625 12.871826171875 12.10205078125 12.212646484375 12.38623046875 11.554931640625 49.6875 41.65625 12.005615234375 9.59765625 11.406494140625 9.59765625 10.805908203125 9.59765625 10.203857421875 9.59765625 9.430419921875 9.71484375 4.36099243164063 4.9453125 4.12460327148438 5.00390625 3.88803100585937 5.0625 3.65127563476562 5.12109375 3.41433715820312 5.1796875 3.17721557617187 5.23828125 2.867431640625 5.35470581054688 2.485107421875 5.52883911132813 2.102783203125 5.70278930664063 1.720458984375 5.87655639648438 1.338134765625 6.05014038085938 0.955810546875 6.22354125976563 0.573486328125 6.39675903320313 0.191162109375 6.56979370117188-0.087158203125 4.57550048828125-0.261474609375 4.43377685546875-0.435791015625 4.29241943359375-0.610107421875 4.15142822265625-0.784423828125 4.01080322265625-0.958740234375 3.87054443359375-1.133056640625 3.73065185546875-1.307373046875 3.59112548828125-1.47213745117188 3.45184326171875-1.62722778320313 3.31231689453125-1.78213500976563 3.17242431640625-1.93685913085938 3.03216552734375-2.09140014648437 2.89154052734375-2.24575805664062 2.75054931640625-2.39993286132812 2.60919189453125-2.55392456054687 2.46746826171875-2.696044921875 2.32693481445312-2.826416015625 2.17623901367187-2.956787109375 2.02572631835937-3.087158203125 1.87539672851563-3.217529296875 1.72525024414063-3.347900390625 1.57528686523438-3.478271484375 1.42550659179688-3.608642578125 1.27590942382813-3.72506713867187 1.12643432617188-3.82742309570312 0.976837158203125-3.92959594726562 0.827056884765625-4.03158569335938 0.677093505859375-4.13339233398438 0.526947021484375-4.23501586914063 0.376617431640625-4.33645629882813 0.226104736328125-4.43771362304688 0.075408935546875-4.14691162109375-0.072540283203125-4.08502197265625-0.217742919921875-4.02276611328125-0.363128662109375-3.96014404296875-0.508697509765625-3.89715576171875-0.654449462890625-3.83380126953125-0.800384521484375-3.77008056640625-0.946502685546875-3.70599365234375-1.09280395507813-3.623291015625-1.23269653320313-3.522216796875-1.37789916992188-3.421142578125-1.52328491210938-3.320068359375-1.66885375976563-3.218994140625-1.81460571289063-3.117919921875-1.96054077148438-3.016845703125-2.10665893554687-2.915771484375-2.25296020507812-2.79937744140625-2.390625-2.66790771484375-2.53125-2.53680419921875-2.671875-2.40606689453125-2.8125-2.27569580078125-2.953125-2.14569091796875-3.09375-2.01605224609375-3.234375-1.88677978515625-3.375-1.74172973632813-3.51559448242187-1.58078002929688-3.65603637695312-1.42001342773438-3.79629516601562-1.25942993164063-3.93637084960937-1.09902954101563-4.07626342773438-0.938812255859375-4.21597290039063-0.778778076171875-4.35549926757813-0.618927001953125-4.49484252929688-56.96875 5.265625 0.81365966796875 5.84405517578125 1.04620361328125 5.75506591796875 1.27838134765625 5.66644287109375 1.51019287109375 5.57818603515625 1.74163818359375 5.49029541015625 1.97271728515625 5.40277099609375 2.20343017578125 5.31561279296875 2.43377685546875 5.22882080078125 2.675537109375 5.105712890625 2.917236328125 4.946044921875 3.158935546875 4.786376953125 3.400634765625 4.626708984375 3.642333984375 4.467041015625 3.884033203125 4.307373046875 4.125732421875 4.147705078125 4.367431640625 3.988037109375 4.60183715820313 3.80419921875 4.82907104492188 3.59619140625 5.05648803710938 3.38818359375 5.28408813476563 3.18017578125 5.51187133789063 2.97216796875 5.73983764648438 2.76416015625 5.96798706054688 2.55615234375 6.19631958007813 2.34814453125 6.43359375 2.10354614257812 6.6796875 1.82247924804688 6.92578125 1.54159545898438 7.171875 1.26089477539063 7.41796875 0.980377197265625 7.6640625 0.700042724609375 7.91015625 0.419891357421875 8.15625 0.139923095703125 8.01495361328125-0.120880126953125 7.79119873046875-0.362762451171875 7.56781005859375-0.604827880859375 7.34478759765625-0.847076416015625 7.12213134765625-1.08950805664063 6.89984130859375-1.33212280273438 6.67791748046875-1.57492065429688 6.45635986328125-1.81790161132813 6.22262573242188-2.05001831054687 5.97634887695313-2.28274536132812 5.72988891601563-2.51528930664062 5.48324584960938-2.74765014648437 5.23641967773438-2.97982788085937 4.98941040039063-3.21182250976562 4.74221801757813-3.44363403320312 4.49484252929688-3.67526245117187 4.24807739257813-3.90301513671875 3.99044799804687-4.12677001953125 3.73300170898437-4.35015869140625 3.47573852539062-4.57318115234375 3.21865844726562-4.79583740234375 2.96176147460937-5.01812744140625 2.70504760742187-5.24005126953125 2.44851684570312-5.46160888671875 2.18045043945312-5.67916870117188 1.88912963867188-5.89285278320313 1.59799194335938-6.10635375976563 1.30703735351563-6.31967163085938 1.01626586914063-6.53280639648438 0.725677490234375-6.74575805664063 0.435272216796875-6.95852661132813 0.145050048828125-7.17111206054688-0.123748779296875-5.46240234375-0.371124267578125-5.39501953125-0.618316650390625-5.32763671875-0.865325927734375-5.26025390625-1.11215209960938-5.19287109375-1.35879516601563-5.12548828125-1.60525512695313-5.05810546875-1.85153198242188-4.99072265625-2.056640625-4.922607421875-2.220703125-4.865478515625-2.384765625-4.808349609375-2.548828125-4.751220703125-5.58984375-9.3310546875-6.24609375-9.1025390625-6.837646484375-8.900390625-7.363525390625-8.748046875-7.887939453125-8.595703125-8.410888671875-8.443359375-36.21875-32.671875-38.0625-31.578125-36.0625-31.4375-8.21484375-7.927490234375-7.76953125-7.984619140625-7.32421875-8.040283203125-6.87890625-8.094482421875-3.23587036132812-4.08319091796875-3.05148315429687-4.12823486328125-2.86727905273437-4.17291259765625-2.68325805664062-4.21722412109375-2.49942016601562-4.26116943359375-2.31576538085937-4.30474853515625-2.13229370117187-4.34796142578125-1.94900512695313-4.39080810546875h227.53125v-47.34375z"/>
        </dr3d:scene>
        <dr3d:scene draw:style-name="gr2" svg:width="3.556cm" svg:height="2.413cm" svg:x="7.732cm" svg:y="15.097cm" dr3d:transform="matrix (1 0 0 0 0.939692620785931 0.342020143325607 0 -0.342020143325607 0.939692620785931 -9.5105cm 15.4301102928955cm 5.27290352643391cm)" dr3d:vrp="(0 0 10807.8571428571)" dr3d:vpn="(0 0 10162.8571428571)" dr3d:projection="perspective" dr3d:distance="0.64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7732 -17510 3557 2414" svg:d="M9510-15096l186.0810546875-6.029296875 179.7236328125-17.736328125 172.5869140625-28.916015625 164.6708984375-39.568359375 155.9755859375-49.693359375 146.5009765625-59.291015625 136.2470703125-68.361328125 125.2138671875-76.904296875 113.4013671875-84.919921875 100.8095703125-92.408203125 87.4384765625-99.369140625 73.2880859375-105.802734375 58.3583984375-111.708984375 42.6494140625-117.087890625 26.1611328125-121.939453125 8.8935546875-126.263671875-8.8935546875-126.27490234375-26.1611328125-121.97119140625-42.6494140625-117.13720703125-58.3583984375-111.77294921875-73.2880859375-105.87841796875-87.4384765625-99.45361328125-100.8095703125-92.49853515625-113.4013671875-85.01318359375-125.2138671875-76.99755859375-136.2470703125-68.45166015625-146.5009765625-59.37548828125-155.9755859375-49.76904296875-164.6708984375-39.63232421875-172.5869140625-28.96533203125-179.7236328125-17.76806640625-186.0810546875-6.04052734375-186.0810546875 6.04052734375-179.7236328125 17.76806640625-172.5869140625 28.96533203125-164.6708984375 39.63232421875-155.9755859375 49.76904296875-146.5009765625 59.37548828125-136.2470703125 68.45166015625-125.2138671875 76.99755859375-113.4013671875 85.01318359375-100.8095703125 92.49853515625-87.4384765625 99.45361328125-73.2880859375 105.87841796875-58.3583984375 111.77294921875-42.6494140625 117.13720703125-26.1611328125 121.97119140625-8.8935546875 126.27490234375 8.8935546875 126.263671875 26.1611328125 121.939453125 42.6494140625 117.087890625 58.3583984375 111.708984375 73.2880859375 105.802734375 87.4384765625 99.369140625 100.8095703125 92.408203125 113.4013671875 84.919921875 125.2138671875 76.904296875 136.2470703125 68.361328125 146.5009765625 59.291015625 155.9755859375 49.693359375 164.6708984375 39.568359375 172.5869140625 28.916015625 179.7236328125 17.736328125zM7732-15096zM11289-17510z"/>
          <dr3d:extrude draw:style-name="gr4" draw:layer="layout" svg:viewBox="8109.9375 -16529 273.34375 347" svg:d="M8168.125-16353.953125l0.2607421875-14.09130859375 0.7822265625-13.51416015625 1.3037109375-12.93408203125 1.8251953125-12.35107421875 1.13751220703125-5.92529296875 1.31512451171875-5.71728515625 1.49310302734375-5.50927734375 1.67144775390625-5.30126953125 1.85015869140625-5.09326171875 2.02923583984375-4.88525390625 2.20867919921875-4.67724609375 2.38848876953125-4.46923828125 2.577392578125-4.24285888671875 2.775146484375-3.99786376953125 2.972900390625-3.75250244140625 3.170654296875-3.50677490234375 3.368408203125-3.26068115234375 3.566162109375-3.01422119140625 3.763916015625-2.76739501953125 3.961669921875-2.52020263671875 4.18435668945313-2.24636840820312 4.42037963867188-1.94625854492188 4.65658569335938-1.64633178710938 4.89297485351563-1.34658813476563 5.12954711914063-1.04702758789063 5.36630249023438-0.747650146484375 5.60324096679688-0.448455810546875 5.84036254882813-0.149444580078125 7.27734375 0.243927001953125 6.97265625 0.731903076171875 6.66796875 1.22006225585938 6.36328125 1.70840454101563 6.05859375 2.19692993164062 5.75390625 2.68563842773437 5.44921875 3.17453002929687 5.14453125 3.66360473632812 2.43621826171875 2.01966094970703 2.31646728515625 2.15081024169922 2.19671630859375 2.28200531005859 2.07696533203125 2.41324615478516 1.95721435546875 2.54453277587891 1.83746337890625 2.67586517333984 1.71771240234375 2.80724334716797 1.59796142578125 2.93866729736328 2.836669921875 6.27178955078125 2.357666015625 6.79803466796875 1.878662109375 7.32464599609375 1.399658203125 7.85162353515625h56.34375l-0.79840087890625-5.24856567382813-1.00091552734375-5.19894409179688-1.20379638671875-5.14950561523438-1.40704345703125-5.10025024414063-1.61065673828125-5.05117797851563-1.81463623046875-5.00228881835938-2.01898193359375-4.95358276367188-2.22369384765625-4.90505981445313-2.42434692382812-4.806884765625-2.63253784179687-4.658935546875-2.84091186523437-4.510986328125-3.04946899414062-4.363037109375-3.25820922851562-4.215087890625-3.46713256835937-4.067138671875-3.67623901367187-3.919189453125-3.88552856445312-3.771240234375-4.09347534179688-3.60577392578125-4.31155395507813-3.42303466796875-4.52944946289063-3.24066162109375-4.74716186523438-3.05865478515625-4.96469116210938-2.87701416015625-5.18203735351563-2.69573974609375-5.39920043945313-2.51483154296875-5.61618041992188-2.33428955078125-5.83660888671875-2.09841918945312-6.06036376953125-1.81881713867188-6.28375244140625-1.53939819335938-6.50677490234375-1.26016235351563-6.72943115234375-0.981109619140625-6.95172119140625-0.702239990234375-7.17364501953125-0.423553466796875-7.39520263671875-0.145050048828125-9.64300537109375 0.213104248046875-9.27642822265625 0.627471923828125-8.90948486328125 1.04165649414063-8.54217529296875 1.45565795898438-8.17449951171875 1.86947631835938-7.80645751953125 2.28311157226562-7.43804931640625 2.69656372070312-7.06927490234375 3.10983276367187-6.72357177734375 3.47970581054687-6.40093994140625 3.79446411132812-6.07794189453125 4.10903930664063-5.75457763671875 4.42343139648438-5.43084716796875 4.73764038085938-5.10675048828125 5.05166625976563-4.78228759765625 5.36550903320313-4.45745849609375 5.67916870117188-4.14767456054688 5.97146606445313-3.85305786132812 6.23092651367188-3.55825805664062 6.49057006835938-3.26327514648437 6.75039672851563-2.96810913085937 7.01040649414063-2.67276000976562 7.27059936523438-2.37722778320312 7.53097534179688-2.08151245117187 7.79153442382813-1.812744140625 8.01199340820313-1.571044921875 8.18063354492188-2.4169921875 16.867919921875-1.4501953125 17.544677734375-0.4833984375 18.222900390625 0.348388671875 16.3681640625 1.044189453125 15.3779296875 1.738525390625 14.3876953125 1.12918090820313 6.822509765625 1.30221557617188 6.574951171875 3.070068359375 12.507080078125 1.74551391601563 5.94857788085938 1.88558959960938 5.74551391601563 2.02548217773437 5.54263305664063 2.16519165039062 5.33993530273438 2.30471801757812 5.13742065429688 2.44406127929687 4.93508911132813 2.5693359375 4.73663330078125 2.6806640625 4.54217529296875 2.7919921875 4.34808349609375 2.9033203125 4.15435791015625 3.0146484375 3.96099853515625 3.1259765625 3.76800537109375 3.2373046875 3.57537841796875 3.3486328125 3.38311767578125 3.44088745117187 3.20504760742187 3.51394653320312 3.04080200195312 3.58682250976562 2.87637329101562 3.65951538085937 2.71176147460937 3.73202514648437 2.54696655273437 3.80435180664062 2.38198852539062 3.87649536132812 2.21682739257812 3.94845581054687 2.05148315429687 4.01593017578125 1.906494140625 4.06756591796875 1.770263671875 4.11956787109375 1.634033203125 4.17193603515625 1.497802734375 4.22467041015625 1.361572265625 4.27777099609375 1.225341796875 4.33123779296875 1.089111328125 4.38507080078125 0.952880859375 8.844482421875 1.55859375 8.884033203125 1.11328125 8.922119140625 0.66796875 8.958740234375 0.22265625 6.94625854492188-0.120849609375 6.75271606445313-0.362548828125 6.55899047851563-0.604248046875 6.36508178710938-0.845947265625 6.17098999023438-1.087646484375 5.97671508789063-1.329345703125 5.78225708007813-1.571044921875 5.58761596679688-1.812744140625 5.401611328125-2.02294921875 5.212646484375-2.20166015625 5.023681640625-2.38037109375 4.834716796875-2.55908203125 4.645751953125-2.73779296875 4.456787109375-2.91650390625 4.267822265625-3.09521484375 4.078857421875-3.27392578125 3.89508056640625-3.43801879882812 3.70501708984375-3.58761596679687 3.51531982421875-3.73739624023437 3.32598876953125-3.88735961914062 3.13702392578125-4.03750610351563 2.94842529296875-4.18783569335938 2.76019287109375-4.33834838867188 2.57232666015625-4.48904418945313 2.38623046875-4.607666015625 2.20166015625-4.694091796875 2.01708984375-4.780517578125 1.83251953125-4.866943359375 1.64794921875-4.953369140625 1.46337890625-5.039794921875 1.27880859375-5.126220703125 1.09423828125-5.212646484375-57.265625-4.328125-1.2919921875 6.78152465820313-1.7080078125 6.42282104492188-2.1240234375 6.06430053710938-2.5400390625 5.70596313476563-2.9560546875 5.34780883789063-3.3720703125 4.98983764648438-3.7880859375 4.63204956054688-4.2041015625 4.27444458007813-2.26392364501953 1.98394393920898-2.37969207763672 1.85611343383789-2.49550628662109 1.7282600402832-2.61136627197266 1.60038375854492-2.72727203369141 1.47248458862305-2.84322357177734 1.34456253051758-6.03448486328125 2.30526733398437-6.49884033203125 1.79330444335938-6.96356201171875 1.28115844726563-7.42864990234375 0.768829345703125-7.89410400390625 0.256317138671875-5.8359375-0.123077392578125-5.58984375-0.369354248046875-5.34375-0.615814208984375-5.09765625-0.862457275390625-4.8515625-1.10928344726563-4.60546875-1.35629272460938-4.359375-1.60348510742188-4.11328125-1.85086059570313-3.88992309570312-2.0947265625-3.70114135742187-2.3466796875-3.51254272460937-2.5986328125-3.32412719726562-2.8505859375-3.13589477539062-3.1025390625-2.94784545898437-3.3544921875-2.75997924804687-3.6064453125-2.57229614257812-3.8583984375-2.38848876953125-4.10736083984375-2.20867919921875-4.36480712890625-2.02923583984375-4.62188720703125-1.85015869140625-4.87860107421875-1.67144775390625-5.13494873046875-1.49310302734375-5.39093017578125-1.31512451171875-5.64654541015625-1.13751220703125-5.90179443359375-1.8251953125-12.580078125-1.3037109375-13.623046875-0.7822265625-14.666015625z"/>
          <dr3d:extrude draw:style-name="gr4" draw:layer="layout" svg:viewBox="8443.71875 -16523.21875 55.71875 459.21875" svg:d="M8443.71875-16523.21875v459.21875h55.71875v-459.21875z"/>
          <dr3d:extrude draw:style-name="gr4" draw:layer="layout" svg:viewBox="8566.9375 -16529 325.65625 347" svg:d="M8668.15625-16529l-12.223388671875 0.42120361328125-11.439697265625 1.25213623046875-10.656005859375 2.08343505859375-9.872314453125 2.91510009765625-4.64227294921875 1.76953887939453-4.44635009765625 1.97759246826172-4.25042724609375 2.18569183349609-4.05450439453125 2.39383697509766-3.85858154296875 2.60202789306641-3.66265869140625 2.81026458740234-3.46673583984375 3.01854705810547-3.27081298828125 3.22687530517578-3.07361221313477 3.41144180297852-2.87514877319336 3.56637191772461-2.67670822143555 3.7213249206543-2.47829055786133 3.87630081176758-2.2798957824707 4.03129959106445-2.08152389526367 4.18632125854492-1.88317489624023 4.34136581420898-1.68484878540039 4.49643325805664-2.77481079101562 9.45816040039063-1.98178100585938 10.0787048339844-1.18893432617188 10.6994323730469-0.396270751953125 11.3203430175781 0.195587158203125 8.110107421875 0.586883544921875 7.736572265625 0.978363037109375 7.363037109375 1.37002563476563 6.989501953125 1.76187133789063 6.615966796875 2.15390014648437 6.242431640625 2.54611206054687 5.868896484375 2.93850708007812 5.495361328125 3.255615234375 5.17092895507813 3.497314453125 4.88400268554688 3.739013671875 4.59725952148438 3.980712890625 4.31069946289063 4.222412109375 4.02432250976563 4.464111328125 3.73812866210937 4.705810546875 3.45211791992187 4.947509765625 3.16629028320312 5.15838623046875 2.906982421875 5.33819580078125 2.674072265625 5.51763916015625 2.441162109375 5.69671630859375 2.208251953125 5.87542724609375 1.975341796875 6.05377197265625 1.742431640625 6.23175048828125 1.509521484375 6.40936279296875 1.276611328125 13.05712890625 2.039306640625 13.17724609375 1.454833984375 13.29443359375 0.871826171875 13.40869140625 0.290283203125h75.234375v18.484375l-0.272216796875 10.11669921875-0.339996337890625 4.76263427734375-0.475677490234375 4.56597900390625-0.611175537109375 4.36968994140625-0.746490478515625 4.17376708984375-0.881622314453125 3.97821044921875-1.01657104492188 3.78302001953125-1.156494140625 3.596923828125-1.301513671875 3.419677734375-1.446533203125 3.242431640625-1.591552734375 3.065185546875-1.736572265625 2.887939453125-1.881591796875 2.710693359375-2.026611328125 2.533447265625-2.171630859375 2.356201171875-2.31378173828125 2.19729614257812-2.45330810546875 2.04513549804687-2.59320068359375 1.89315795898438-2.73345947265625 1.74136352539063-2.87408447265625 1.58975219726563-3.01507568359375 1.43832397460938-3.15643310546875 1.28707885742188-3.29815673828125 1.13601684570313-3.44384765625 0.993927001953125-3.59326171875 0.860809326171875-3.74267578125 0.727874755859375-3.89208984375 0.595123291015625-4.04150390625 0.462554931640625-4.19091796875 0.330169677734375-8.830078125 0.263916015625-7.85498046875-0.146240234375-7.46533203125-0.437744140625-7.07861328125-0.727783203125-6.69482421875-1.016357421875-3.19851684570312-0.638641357421875-3.09176635742187-0.755645751953125-2.98519897460937-0.872467041015625-2.87881469726562-0.989105224609375-2.77261352539062-1.10556030273438-2.66659545898437-1.22183227539063-2.56076049804687-1.33792114257813-2.45510864257812-1.45382690429688-2.33929443359375-1.579833984375-2.22467041015625-1.716064453125-2.10968017578125-1.852294921875-1.99432373046875-1.988525390625-1.87860107421875-2.124755859375-1.76251220703125-2.260986328125-1.64605712890625-2.397216796875-1.52923583984375-2.533447265625-1.40771484375-2.68649291992187-1.28173828125-2.85623168945312-1.15576171875-3.02578735351562-1.02978515625-3.19515991210937-0.90380859375-3.36434936523437-0.77783203125-3.53335571289062-0.65185546875-3.70217895507812-0.52587890625-3.87081909179687-58.1875 5.28125 0.860565185546875 4.90646362304688 1.03469848632813 4.80520629882813 1.20864868164063 4.70376586914063 1.38241577148438 4.60214233398438 1.55599975585938 4.50033569335938 1.72940063476563 4.39834594726563 1.90261840820313 4.29617309570313 2.07565307617187 4.19381713867188 2.281494140625 4.078125 2.508544921875 3.9375 2.735595703125 3.796875 2.962646484375 3.65625 3.189697265625 3.515625 3.416748046875 3.375 3.643798828125 3.234375 3.870849609375 3.09375 4.115478515625 2.9384765625 4.365966796875 2.7685546875 4.616455078125 2.5986328125 4.866943359375 2.4287109375 5.117431640625 2.2587890625 5.367919921875 2.0888671875 5.618408203125 1.9189453125 5.868896484375 1.7490234375 6.15676879882813 1.56005859375 6.47042846679688 1.35205078125 6.78427124023438 1.14404296875 7.09829711914063 0.93603515625 15.139404296875 1.248046875 16.397705078125 0.416015625 15.3017883300781-0.451904296875 14.3234558105469-1.355712890625 13.3453063964844-2.259521484375 12.3673400878906-3.163330078125 11.3895568847656-4.067138671875 5.32816696166992-2.37249755859375 5.08378982543945-2.59844970703125 4.83943557739258-2.82440185546875 4.5951042175293-3.05035400390625 4.35079574584961-3.27630615234375 4.10651016235352-3.50225830078125 3.86261367797852-3.71612548828125 3.61324691772461-3.91790771484375 3.3639030456543-4.11968994140625 3.11458206176758-4.32147216796875 2.86528396606445-4.52325439453125 2.61600875854492-4.72503662109375 2.36675643920898-4.92681884765625 2.11752700805664-5.12860107421875 1.86832046508789-5.33038330078125 1.61913681030273-5.53216552734375 2.49081420898437-11.669677734375 1.49435424804688-12.476806640625 0.498077392578125-13.283935546875v-144.15625l0.101776123046875-5.99636840820313 0.305206298828125-5.61422729492188 0.508453369140625-5.23226928710938 0.711517333984375-4.85049438476563 0.914398193359375-4.46890258789063 1.11709594726563-4.08749389648438 1.31961059570313-3.70626831054687 1.52194213867188-3.32522583007812 0.860408782958984-1.51831436157227 0.952304840087891-1.42019271850586 1.0441780090332-1.32209396362305 1.13602828979492-1.22401809692383 1.22785568237305-1.1259651184082 1.31966018676758-1.02793502807617 1.41144180297852-0.929927825927734 1.50320053100586-0.831943511962891 1.59493637084961-0.733982086181641 1.68664932250977-0.636043548583984 1.77833938598633-0.538127899169922 1.8700065612793-0.440235137939453 1.96165084838867-0.342365264892578 2.05327224731445-0.244518280029297 4.38131713867188-0.195587158203125 2.3203125 0.040771484375 2.3203125 0.121337890625 2.3203125 0.200439453125 2.3203125 0.278076171875 2.300048828125 0.33935546875 2.260498046875 0.38330078125 2.222412109375 0.42431640625 2.185791015625 0.46240234375v-34.734375l-5.25048828125-1.1611328125-5.22998046875-1.0029296875-5.21240234375-0.8505859375-5.19775390625-0.7041015625-5.2763671875-0.533447265625-5.4462890625-0.382568359375-5.6162109375-0.233154296875-5.7861328125-0.085205078125-3.87890625 0.0703125-3.73828125 0.19921875-3.59765625 0.328125-3.45703125 0.45703125-3.31640625 0.5859375-3.17578125 0.71484375-3.03515625 0.84375-2.89453125 0.97265625-2.759033203125 1.11553955078125-2.628662109375 1.24920654296875-2.498291015625 1.38323974609375-2.367919921875 1.51763916015625-2.237548828125 1.65240478515625-2.107177734375 1.78753662109375-1.976806640625 1.92303466796875-1.846435546875 2.05889892578125-1.72781372070313 2.18991088867187-1.62106323242188 2.31570434570312-1.51449584960938 2.44131469726562-1.40811157226563 2.56674194335937-1.30191040039063 2.69198608398437-1.19589233398438 2.81704711914062-1.09005737304688 2.94192504882812-0.984405517578125 3.06661987304687-0.882568359375 3.19927978515625-0.796142578125 3.32855224609375-1.3330078125 7.04638671875-0.9873046875 7.56787109375-0.6416015625 8.09228515625h-1.84375l-4.596435546875-7.834228515625-4.811767578125-7.448974609375-5.025634765625-7.065185546875-5.238037109375-6.682861328125-2.72238159179687-3.18533325195312-2.83499145507812-3.06393432617187-2.94741821289062-2.94271850585937-3.05966186523437-2.82168579101562-3.17172241210937-2.70083618164062-3.28359985351562-2.58016967773437-3.39529418945312-2.45968627929687-3.50680541992187-2.33938598632812-3.617431640625-2.21343994140625-3.739013671875-2.08197021484375-3.860595703125-1.95086669921875-3.982177734375-1.82012939453125-4.103759765625-1.68975830078125-4.225341796875-1.55975341796875-4.346923828125-1.43011474609375-4.468505859375-1.30084228515625-4.61355590820313-1.15426635742188-4.78219604492188-1.00173950195313-4.95101928710938-0.849029541015625-5.12002563476563-0.696136474609375-10.747802734375-0.932861328125zM8680.859375-16487.234375l6.55221557617188 0.150848388671875 6.34402465820313 0.452423095703125 6.13565063476563 0.753814697265625 5.92709350585938 1.05502319335938 5.71835327148438 1.35604858398438 5.50942993164063 1.65689086914063 5.30032348632813 1.95755004882813 5.09103393554688 2.25802612304687 4.88595581054688 2.49240112304687 4.67337036132813 2.66067504882812 4.46060180664063 2.82876586914062 4.24765014648438 2.99667358398437 4.03451538085938 3.16439819335937 3.82119750976562 3.33193969726562 3.60769653320312 3.49929809570312 3.39401245117187 3.66647338867187 3.18377685546875 3.79318237304687 2.97686767578125 3.87942504882812 2.76959228515625 3.96548461914062 2.56195068359375 4.05136108398438 2.35394287109375 4.13705444335938 2.14556884765625 4.22256469726563 1.93682861328125 4.30789184570313 1.72772216796875 4.39303588867188 1.527099609375 4.41207885742188 1.323486328125 4.36502075195313 1.119873046875 4.31777954101563 0.916259765625 4.27035522460938 0.712646484375 4.22274780273438 0.509033203125 4.17495727539063 0.305419921875 4.12698364257813 0.101806640625 4.07882690429688v27.25h-60.984375l-10.0927734375-0.1640625-9.8408203125-0.4921875-9.5888671875-0.8203125-9.3369140625-1.1484375-4.53518676757813-0.736114501953125-4.39474487304688-0.895965576171875-4.25448608398438-1.05599975585938-4.11441040039063-1.21621704101563-3.97451782226562-1.37661743164063-3.83480834960937-1.53720092773438-3.69528198242187-1.69796752929688-3.55593872070312-1.85891723632813-3.39111328125-2.03097534179687-3.21240234375-2.22561645507812-3.03369140625-2.42007446289062-2.85498046875-2.61434936523437-2.67626953125-2.80844116210937-2.49755859375-3.00234985351562-2.31884765625-3.19607543945312-2.14013671875-3.38961791992187-1.922607421875-3.621826171875-1.666259765625-3.892822265625-1.409912109375-4.163818359375-1.153564453125-4.434814453125-0.897216796875-4.705810546875-0.640869140625-4.976806640625-0.384521484375-5.247802734375-0.128173828125-5.518798828125 0.229949951171875-6.62042236328125 0.689727783203125-6.23260498046875 1.14932250976563-5.84515380859375 1.60873413085938-5.45806884765625 0.976589202880859-2.58399200439453 1.09137344360352-2.48735809326172 1.20613479614258-2.39076995849609 1.32087326049805-2.29422760009766 1.43558883666992-2.19773101806641 1.5502815246582-2.10128021240234 1.66495132446289-2.00487518310547 1.77959823608398-1.90851593017578 1.885986328125-1.80212783813477 1.984130859375-1.68569564819336 2.082275390625-1.56928634643555 2.180419921875-1.45289993286133 2.278564453125-1.3365364074707 2.376708984375-1.22019577026367 2.474853515625-1.10387802124023 2.572998046875-0.987583160400391 5.4404296875-1.62637329101563 5.8330078125-1.16146850585938 6.2255859375-0.696746826171875z"/>
          <dr3d:extrude draw:style-name="gr4" draw:layer="layout" svg:viewBox="8909.640625 -16529 276.453125 346.078125" svg:d="M9186.09375-16430.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9226.640625 -16529 276.453125 346.078125" svg:d="M9503.09375-16430.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9718.546875 -16522.5 319.484375 436" svg:d="M9976.734375-16424v-98.5h-52.625v98.5h-205.5625v43.3125l199.671875 294.1875h58.515625v-293.5625h61.296875v-43.9375zM9924.109375-16149.359375l-0.430908203125-0.9580078125-0.660888671875-1.3271484375-2.017578125-3.76171875-5.5625-10.0625-6.34375-11.296875-3.060546875-5.23046875-1.384521484375-2.23583984375-1.289306640625-1.98681640625-111.75-164.75-0.861328125-1.329833984375-1.037109375-1.527587890625-2.6015625-3.642578125-6.03125-8.203125-6.1875-8.21875-4.953125-6.171875h154.171875z"/>
          <dr3d:extrude draw:style-name="gr4" draw:layer="layout" svg:viewBox="10087.890625 -16523 288.828125 442.796875" svg:d="M10087.890625-16523v39.296875l4.052490234375 8.92532348632813 4.270751953125 8.65890502929688 4.489013671875 8.39266967773438 4.707275390625 8.12661743164063 4.925537109375 7.86074829101563 5.143798828125 7.59506225585938 5.362060546875 7.32955932617188 5.580322265625 7.06423950195313 11.52490234375 13.532470703125 11.81494140625 12.871826171875 12.10205078125 12.212646484375 12.38623046875 11.554931640625 49.6875 41.65625 12.005615234375 9.59765625 11.406494140625 9.59765625 10.805908203125 9.59765625 10.203857421875 9.59765625 9.430419921875 9.71484375 4.36099243164063 4.9453125 4.12460327148438 5.00390625 3.88803100585937 5.0625 3.65127563476562 5.12109375 3.41433715820312 5.1796875 3.17721557617187 5.23828125 2.867431640625 5.35470581054688 2.485107421875 5.52883911132813 2.102783203125 5.70278930664063 1.720458984375 5.87655639648438 1.338134765625 6.05014038085938 0.955810546875 6.22354125976563 0.573486328125 6.39675903320313 0.191162109375 6.56979370117188-0.087158203125 4.57550048828125-0.261474609375 4.43377685546875-0.435791015625 4.29241943359375-0.610107421875 4.15142822265625-0.784423828125 4.01080322265625-0.958740234375 3.87054443359375-1.133056640625 3.73065185546875-1.307373046875 3.59112548828125-1.47213745117188 3.45184326171875-1.62722778320313 3.31231689453125-1.78213500976563 3.17242431640625-1.93685913085938 3.03216552734375-2.09140014648437 2.89154052734375-2.24575805664062 2.75054931640625-2.39993286132812 2.60919189453125-2.55392456054687 2.46746826171875-2.696044921875 2.32693481445312-2.826416015625 2.17623901367187-2.956787109375 2.02572631835937-3.087158203125 1.87539672851563-3.217529296875 1.72525024414063-3.347900390625 1.57528686523438-3.478271484375 1.42550659179688-3.608642578125 1.27590942382813-3.72506713867187 1.12643432617188-3.82742309570312 0.976837158203125-3.92959594726562 0.827056884765625-4.03158569335938 0.677093505859375-4.13339233398438 0.526947021484375-4.23501586914063 0.376617431640625-4.33645629882813 0.226104736328125-4.43771362304688 0.075408935546875-4.14691162109375-0.072540283203125-4.08502197265625-0.217742919921875-4.02276611328125-0.363128662109375-3.96014404296875-0.508697509765625-3.89715576171875-0.654449462890625-3.83380126953125-0.800384521484375-3.77008056640625-0.946502685546875-3.70599365234375-1.09280395507813-3.623291015625-1.23269653320313-3.522216796875-1.37789916992188-3.421142578125-1.52328491210938-3.320068359375-1.66885375976563-3.218994140625-1.81460571289063-3.117919921875-1.96054077148438-3.016845703125-2.10665893554687-2.915771484375-2.25296020507812-2.79937744140625-2.390625-2.66790771484375-2.53125-2.53680419921875-2.671875-2.40606689453125-2.8125-2.27569580078125-2.953125-2.14569091796875-3.09375-2.01605224609375-3.234375-1.88677978515625-3.375-1.74172973632813-3.51559448242187-1.58078002929688-3.65603637695312-1.42001342773438-3.79629516601562-1.25942993164063-3.93637084960937-1.09902954101563-4.07626342773438-0.938812255859375-4.21597290039063-0.778778076171875-4.35549926757813-0.618927001953125-4.49484252929688-56.96875 5.265625 0.81365966796875 5.84405517578125 1.04620361328125 5.75506591796875 1.27838134765625 5.66644287109375 1.51019287109375 5.57818603515625 1.74163818359375 5.49029541015625 1.97271728515625 5.40277099609375 2.20343017578125 5.31561279296875 2.43377685546875 5.22882080078125 2.675537109375 5.105712890625 2.917236328125 4.946044921875 3.158935546875 4.786376953125 3.400634765625 4.626708984375 3.642333984375 4.467041015625 3.884033203125 4.307373046875 4.125732421875 4.147705078125 4.367431640625 3.988037109375 4.60183715820313 3.80419921875 4.82907104492188 3.59619140625 5.05648803710938 3.38818359375 5.28408813476563 3.18017578125 5.51187133789063 2.97216796875 5.73983764648438 2.76416015625 5.96798706054688 2.55615234375 6.19631958007813 2.34814453125 6.43359375 2.10354614257812 6.6796875 1.82247924804688 6.92578125 1.54159545898438 7.171875 1.26089477539063 7.41796875 0.980377197265625 7.6640625 0.700042724609375 7.91015625 0.419891357421875 8.15625 0.139923095703125 8.01495361328125-0.120880126953125 7.79119873046875-0.362762451171875 7.56781005859375-0.604827880859375 7.34478759765625-0.847076416015625 7.12213134765625-1.08950805664063 6.89984130859375-1.33212280273438 6.67791748046875-1.57492065429688 6.45635986328125-1.81790161132813 6.22262573242188-2.05001831054687 5.97634887695313-2.28274536132812 5.72988891601563-2.51528930664062 5.48324584960938-2.74765014648437 5.23641967773438-2.97982788085937 4.98941040039063-3.21182250976562 4.74221801757813-3.44363403320312 4.49484252929688-3.67526245117187 4.24807739257813-3.90301513671875 3.99044799804687-4.12677001953125 3.73300170898437-4.35015869140625 3.47573852539062-4.57318115234375 3.21865844726562-4.79583740234375 2.96176147460937-5.01812744140625 2.70504760742187-5.24005126953125 2.44851684570312-5.46160888671875 2.18045043945312-5.67916870117188 1.88912963867188-5.89285278320313 1.59799194335938-6.10635375976563 1.30703735351563-6.31967163085938 1.01626586914063-6.53280639648438 0.725677490234375-6.74575805664063 0.435272216796875-6.95852661132813 0.145050048828125-7.17111206054688-0.123748779296875-5.46240234375-0.371124267578125-5.39501953125-0.618316650390625-5.32763671875-0.865325927734375-5.26025390625-1.11215209960938-5.19287109375-1.35879516601563-5.12548828125-1.60525512695313-5.05810546875-1.85153198242188-4.99072265625-2.056640625-4.922607421875-2.220703125-4.865478515625-2.384765625-4.808349609375-2.548828125-4.751220703125-5.58984375-9.3310546875-6.24609375-9.1025390625-6.837646484375-8.900390625-7.363525390625-8.748046875-7.887939453125-8.595703125-8.410888671875-8.443359375-36.21875-32.671875-38.0625-31.578125-36.0625-31.4375-8.21484375-7.927490234375-7.76953125-7.984619140625-7.32421875-8.040283203125-6.87890625-8.094482421875-3.23587036132812-4.08319091796875-3.05148315429687-4.12823486328125-2.86727905273437-4.17291259765625-2.68325805664062-4.21722412109375-2.49942016601562-4.26116943359375-2.31576538085937-4.30474853515625-2.13229370117187-4.34796142578125-1.94900512695313-4.39080810546875h227.53125v-47.34375z"/>
          <dr3d:extrude draw:style-name="gr4" draw:layer="layout" svg:viewBox="10464.890625 -16523 60.359375 335" svg:d="M10464.890625-16252.046875v64.046875h60.359375v-64.046875zM10464.890625-16523v64.046875h60.359375v-64.046875z"/>
          <dr3d:extrude draw:style-name="gr4" draw:layer="layout" svg:viewBox="10633.296875 -16523 273.34375 436" svg:d="M10633.296875-16523v47.34375h111.125v335.4375l-98.4375-70.25v52.609375l103.09375 70.859375h51.390625v-388.65625h106.171875v-47.34375z"/>
        </dr3d:scene>
        <dr3d:scene draw:style-name="gr2" svg:width="3.556cm" svg:height="2.413cm" svg:x="7.731cm" svg:y="11.922cm" dr3d:transform="matrix (1 0 0 0 0.939692620785931 0.342020143325607 0 -0.342020143325607 0.939692620785931 -9.5095cm 12.4465862219002cm 4.1869895713751cm)" dr3d:vrp="(0 0 10807.8571428571)" dr3d:vpn="(0 0 10162.8571428571)" dr3d:projection="perspective" dr3d:distance="0.64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7731 -14335 3557 2414" svg:d="M9509-11921l186.0810546875-6.029296875 179.7236328125-17.736328125 172.5869140625-28.916015625 164.6708984375-39.568359375 155.9755859375-49.693359375 146.5009765625-59.291015625 136.2470703125-68.361328125 125.2138671875-76.904296875 113.4013671875-84.919921875 100.8095703125-92.408203125 87.4384765625-99.369140625 73.2880859375-105.802734375 58.3583984375-111.708984375 42.6494140625-117.087890625 26.1611328125-121.939453125 8.8935546875-126.263671875-8.8935546875-126.27490234375-26.1611328125-121.97119140625-42.6494140625-117.13720703125-58.3583984375-111.77294921875-73.2880859375-105.87841796875-87.4384765625-99.45361328125-100.8095703125-92.49853515625-113.4013671875-85.01318359375-125.2138671875-76.99755859375-136.2470703125-68.45166015625-146.5009765625-59.37548828125-155.9755859375-49.76904296875-164.6708984375-39.63232421875-172.5869140625-28.96533203125-179.7236328125-17.76806640625-186.0810546875-6.04052734375-186.0810546875 6.04052734375-179.7236328125 17.76806640625-172.5869140625 28.96533203125-164.6708984375 39.63232421875-155.9755859375 49.76904296875-146.5009765625 59.37548828125-136.2470703125 68.45166015625-125.2138671875 76.99755859375-113.4013671875 85.01318359375-100.8095703125 92.49853515625-87.4384765625 99.45361328125-73.2880859375 105.87841796875-58.3583984375 111.77294921875-42.6494140625 117.13720703125-26.1611328125 121.97119140625-8.8935546875 126.27490234375 8.8935546875 126.263671875 26.1611328125 121.939453125 42.6494140625 117.087890625 58.3583984375 111.708984375 73.2880859375 105.802734375 87.4384765625 99.369140625 100.8095703125 92.408203125 113.4013671875 84.919921875 125.2138671875 76.904296875 136.2470703125 68.361328125 146.5009765625 59.291015625 155.9755859375 49.693359375 164.6708984375 39.568359375 172.5869140625 28.916015625 179.7236328125 17.736328125zM7731-11921zM11288-14335z"/>
          <dr3d:extrude draw:style-name="gr4" draw:layer="layout" svg:viewBox="8091.625 -13480 285.421875 472.15625" svg:d="M8214.828125-13355l-15.4109191894531 0.67681884765625-7.3061637878418 0.841697692871094-7.03999710083008 1.17728424072266-6.77385330200195 1.51291656494141-6.50773239135742 1.84859466552734-6.24163436889648 2.18431854248047-5.97555923461914 2.52008819580078-5.70950698852539 2.85590362548828-5.44347763061523 3.19176483154297-5.17747116088867 3.52767181396484-4.9114875793457 3.86362457275391-4.64552688598633 4.19962310791016-4.37958908081055 4.53566741943359-4.11367416381836 4.87175750732422-3.84778213500977 5.20789337158203-3.5987548828125 5.54405975341797-3.3665771484375 5.88019561767578-6.03662109375 12.7686157226563-5.10791015625 14.1126098632812-4.17919921875 15.4562377929688-3.25048828125 16.7994995117188-2.32177734375 18.1423950195313-1.39306640625 19.4849243164062-0.46435546875 20.8270874023437 0.476104736328125 21.1376647949219 1.42843627929688 19.7839660644531 2.38095092773437 18.4300842285156 3.33364868164062 17.0760192871094 4.28652954101563 15.7217712402344 5.23959350585938 14.3673400878906 6.19284057617188 13.0127258300781 3.45394515991211 5.99832534790039 3.69232559204102 5.65960311889648 3.93548583984375 5.32141494750977 4.18341064453125 4.97793197631836 4.43133544921875 4.63447189331055 4.67926025390625 4.29103469848633 4.92718505859375 3.9476203918457 5.17510986328125 3.60422897338867 5.42303466796875 3.26086044311523 5.67095947265625 2.91751480102539 5.91888427734375 2.57419204711914 6.16680908203125 2.23089218139648 6.41473388671875 1.88761520385742 6.66265869140625 1.54436111450195 6.91058349609375 1.20112991333008 7.15850830078125 0.857921600341797 15.060791015625 0.686309814453125 10.072021484375-0.231689453125 9.472900390625-0.696044921875 8.872314453125-1.161865234375 4.21047973632813-0.756072998046875 4.05978393554688-0.873077392578125 3.93093872070312-0.981475830078125 3.82418823242187-1.09298706054688 3.71762084960937-1.20468139648438 3.61123657226562-1.31655883789063 3.50503540039062-1.42861938476563 3.39901733398437-1.54086303710938 3.29318237304687-1.65328979492188 3.18753051757812-1.76589965820313 3.08642578125-1.8720703125 2.98974609375-1.9833984375 2.89306640625-2.0947265625 2.79638671875-2.2060546875 2.69970703125-2.3173828125 2.60302734375-2.4287109375 2.50634765625-2.5400390625 2.40966796875-2.6513671875 4.616943359375-5.645751953125 4.404541015625-6.110107421875 4.190673828125-6.575927734375 3.975341796875-7.043212890625h0.625l0.453125 17.28125 0.9375 17.90625 1.078125 14.484375 0.313720703125 2.715576171875 0.309326171875 2.075439453125 0.153472900390625 0.797210693359375 0.152923583984375 0.636627197265625 0.152557373046875 0.475860595703125 0.0761985778808594 0.177585601806641 0.0761756896972656 0.137325286865234h53.5625l-0.3251953125-3.69775390625-0.3427734375-5.82177734375-0.73828125-18.02734375-0.765625-63.75v-379.375h-55.71875v135.609375l0.15625 16.671875 0.46875 16.375 0.609375 17.609375h-0.609375l-4.1279296875-7.62841796875-4.3447265625-7.10986328125-4.5615234375-6.58837890625-2.362060546875-3.09771728515625-2.416259765625-2.96624755859375-2.48361206054687-2.83743286132812-2.57571411132812-2.71163940429687-2.66763305664062-2.58602905273437-2.75936889648437-2.46060180664062-2.85092163085937-2.33535766601562-2.94229125976562-2.21029663085937-3.03347778320312-2.08541870117187-3.12448120117187-1.96072387695313-3.22119140625-1.82962036132813-3.32373046875-1.70382690429688-3.42626953125-1.57821655273438-3.52880859375-1.45278930664063-3.63134765625-1.32754516601563-3.73388671875-1.20248413085938-3.83642578125-1.07760620117188-3.93896484375-0.952911376953125-4.04959106445313-0.829833984375-4.18014526367188-0.719970703125-8.752685546875-1.1103515625-9.277099609375-0.6708984375zM8319.15625-13177.390625l-0.395751953125 17.522216796875-1.188232421875 16.050048828125-0.891754150390625 7.47250366210938-1.09042358398438 7.10391235351563-1.28927612304688 6.73513793945313-1.48831176757813 6.36618041992188-1.669921875 6.03292846679688-1.833984375 5.72366333007813-1.998046875 5.41421508789063-2.162109375 5.10458374023438-2.326171875 4.79476928710938-2.490234375 4.48477172851563-2.654296875 4.17459106445313-2.818359375 3.86422729492187-2.97802734375 3.58157348632812-3.13330078125 3.31515502929687-3.28857421875 3.04891967773437-3.44384765625 2.78286743164062-3.59912109375 2.51699829101562-3.75439453125 2.25131225585937-3.90966796875 1.98580932617188-4.06494140625 1.72048950195313-4.20266723632813 1.48831176757813-4.32296752929688 1.28927612304688-4.44345092773438 1.09042358398438-4.56411743164063 0.891754150390625-4.68496704101563 0.693267822265625-4.80599975585938 0.494964599609375-4.92721557617188 0.296844482421875-5.04861450195313 0.098907470703125-5.24188232421875-0.123077392578125-5.04962158203125-0.369354248046875-4.85699462890625-0.615814208984375-4.66400146484375-0.862457275390625-4.47064208984375-1.10928344726563-4.27691650390625-1.35629272460938-4.08282470703125-1.60348510742188-3.88836669921875-1.85086059570313-3.70166015625-2.10498046875-3.52294921875-2.36572265625-3.34423828125-2.62646484375-3.16552734375-2.88720703125-2.98681640625-3.14794921875-2.80810546875-3.40869140625-2.62939453125-3.66943359375-2.45068359375-3.93017578125-2.28372192382812-4.19537353515625-2.12863159179687-4.46527099609375-1.97372436523438-4.73553466796875-1.81900024414063-5.00616455078125-1.66445922851563-5.27716064453125-1.51010131835938-5.54852294921875-1.35592651367188-5.82025146484375-1.20193481445313-6.09234619140625-1.959716796875-13.025634765625-1.401611328125-14.163818359375-0.842041015625-15.303466796875-0.281005859375-16.444580078125 0.2607421875-16.1689453125 0.7822265625-15.0849609375 1.3037109375-14.0009765625 1.8251953125-12.9169921875 1.13018798828125-6.05203247070313 1.29315185546875-5.78121948242188 1.45648193359375-5.51058959960938 1.62017822265625-5.24014282226563 1.78424072265625-4.96987915039063 1.94866943359375-4.69979858398438 2.11346435546875-4.42990112304688 2.27862548828125-4.16018676757813 2.448486328125-3.89138793945312 2.622802734375-3.63522338867187 2.797119140625-3.37924194335937 2.971435546875-3.12344360351562 3.145751953125-2.86782836914062 3.320068359375-2.61239624023437 3.494384765625-2.35714721679687 3.668701171875-2.10208129882812 3.85919189453125-1.85086059570313 4.06610107421875-1.60348510742188 4.27337646484375-1.35629272460938 4.48101806640625-1.10928344726563 4.68902587890625-0.862457275390625 4.89739990234375-0.615814208984375 5.10614013671875-0.369354248046875 5.31524658203125-0.123077392578125 4.60693359375 0.08935546875 4.53955078125 0.26806640625 4.47216796875 0.44677734375 4.40478515625 0.62548828125 4.33740234375 0.80419921875 4.27001953125 0.98291015625 4.20263671875 1.16162109375 4.13525390625 1.34033203125 4.04150390625 1.57470703125 3.90966796875 1.86474609375 3.77783203125 2.15478515625 3.64599609375 2.44482421875 3.51416015625 2.73486328125 3.38232421875 3.02490234375 3.25048828125 3.31494140625 3.11865234375 3.60498046875 2.97872924804687 3.929443359375 2.81887817382812 4.276611328125 2.65884399414062 4.623779296875 2.49862670898437 4.970947265625 2.33822631835937 5.318115234375 2.17764282226562 5.665283203125 2.01687622070312 6.012451171875 1.85592651367188 6.359619140625 1.669921875 6.76385498046875 1.447265625 7.22491455078125 1.224609375 7.68560791015625 1.001953125 8.14593505859375 1.3359375 17.67138671875z"/>
          <dr3d:extrude draw:style-name="gr4" draw:layer="layout" svg:viewBox="8442.625 -13354.015625 285.109375 465.015625" svg:d="M8670.15625-13294l-4.02981567382813-7.75930786132813-4.34347534179688-7.18820190429688-4.65731811523438-6.61727905273438-4.97134399414063-6.04653930664063-5.28555297851563-5.47598266601563-5.59994506835938-4.90560913085938-5.91452026367188-4.33541870117188-6.22927856445313-3.76541137695312-6.57269287109375-3.2578125-6.95611572265625-2.82421875-7.33917236328125-2.390625-7.72186279296875-1.95703125-8.10418701171875-1.5234375-8.48614501953125-1.08984375-8.86773681640625-0.65625-9.24896240234375-0.22265625-15.3369140625 0.6710205078125-7.275146484375 0.834518432617188-7.012939453125 1.16731262207031-6.750732421875 1.50019836425781-6.488525390625 1.83317565917969-6.226318359375 2.16624450683594-5.964111328125 2.49940490722656-5.701904296875 2.83265686035156-5.439697265625 3.16600036621094-5.177490234375 3.49943542480469-4.915283203125 3.83296203613281-4.653076171875 4.16658020019531-4.390869140625 4.50028991699219-4.128662109375 4.83409118652344-3.866455078125 5.16798400878906-3.61853408813477 5.50670623779297-3.38491439819336 5.85016632080078-3.15131759643555 6.19358062744141-2.91774368286133 6.53694915771484-5.13485717773438 14.1038208007813-4.20083618164063 15.4767456054687-3.26699829101562 16.8493041992188-2.33334350585937 18.2214965820312-1.39987182617188 19.5933227539063-0.466583251953125 20.9647827148437 1.92483520507813 41.0281066894531 2.40607833862305 18.4624137878418 3.36854934692383 17.0946846008301 4.3310432434082 15.726978302002 5.29356002807617 14.3592948913574 6.25609970092773 12.9916343688965 7.21866226196289 11.6239967346191 8.18124771118164 10.2563819885254 9.14385604858398 8.88879013061523 10.1064872741699 7.52122116088867 11.0691413879395 6.1536750793457 12.0318183898926 4.78615188598633 12.9945182800293 3.41865158081055 13.9572410583496 2.05117416381836 14.9199867248535 0.683719635009766 9.32232666015625-0.217529296875 8.92425537109375-0.652587890625 8.52655029296875-1.087646484375 8.12921142578125-1.522705078125 7.73223876953125-1.957763671875 7.33563232421875-2.392822265625 6.93939208984375-2.827880859375 6.54351806640625-3.262939453125 6.191162109375-3.73678588867187 5.882080078125-4.24929809570313 5.572998046875-4.76162719726563 5.263916015625-5.27377319335938 4.954833984375-5.78573608398438 4.645751953125-6.29751586914063 4.336669921875-6.80911254882813 4.027587890625-7.32052612304688h0.625l-0.15625 9.734375-0.3125 13.90625-0.15625 13.75v9.28125 129.484375h55.71875v-390.21875l0.15625-23.203125 0.46875-20.421875 0.609375-15.9375 0.3125-5.685546875 0.15771484375-2.116943359375 0.15478515625-1.635009765625h-53.25l-0.2958984375 1.722900390625-0.2783203125 2.052490234375-0.2607421875 2.383544921875-0.2431640625 2.716064453125-0.9375 13.234375-0.765625 15.734375-0.3125 16.375zM8501.125-13180.1875l0.269775390625-16.7021484375 0.810302734375-15.4658203125 1.352294921875-14.2294921875 1.895751953125-12.9931640625 1.16668701171875-6.04464721679688 1.33184814453125-5.77053833007813 1.49664306640625-5.49624633789063 1.66107177734375-5.22177124023438 1.82513427734375-4.94711303710938 1.98883056640625-4.67227172851563 2.15216064453125-4.39724731445313 2.31512451171875-4.12203979492188 2.484375-3.845947265625 2.6484375-3.580810546875 2.8125-3.315673828125 2.9765625-3.050537109375 3.140625-2.785400390625 3.3046875-2.520263671875 3.46875-2.255126953125 3.6328125-1.989990234375 3.81661987304687-1.73583984375 4.02005004882813-1.50439453125 4.22329711914063-1.27294921875 4.42636108398438-1.04150390625 4.62924194335938-0.81005859375 4.83193969726563-0.57861328125 5.03445434570313-0.34716796875 5.23678588867188-0.11572265625 5.41110229492188 0.111297607421875 5.25271606445313 0.333770751953125 5.09414672851563 0.556060791015625 4.93539428710938 0.778167724609375 4.77645874023438 1.00009155273438 4.61734008789063 1.22183227539063 4.45803833007813 1.44338989257813 4.29855346679688 1.66476440429688 4.131591796875 1.91375732421875 3.957275390625 2.19024658203125 3.782958984375 2.46636962890625 3.608642578125 2.74212646484375 3.434326171875 3.01751708984375 3.260009765625 3.29254150390625 3.085693359375 3.56719970703125 2.911376953125 3.84149169921875 2.73928833007812 4.13601684570313 2.56954956054687 4.43942260742188 2.39999389648437 4.74301147460938 2.23062133789062 5.04678344726563 2.06143188476562 5.35073852539063 1.89242553710938 5.65487670898438 1.72360229492188 5.95919799804688 1.55496215820313 6.26370239257813 1.37911987304688 6.59539794921875 1.19583129882813 6.95391845703125 1.841064453125 14.98193359375 1.105712890625 16.41162109375 0.368896484375 17.83837890625-0.368896484375 17.091796875-1.105712890625 15.720703125-1.841064453125 14.349609375-1.19583129882813 6.66064453125-1.37911987304688 6.31787109375-1.55718994140625 5.999267578125-1.73040771484375 5.704833984375-1.90399169921875 5.410400390625-2.07794189453125 5.115966796875-2.25225830078125 4.821533203125-2.42694091796875 4.527099609375-2.60198974609375 4.232666015625-2.77740478515625 3.938232421875-2.94439697265625 3.65771484375-3.10296630859375 3.39111328125-3.26190185546875 3.12451171875-3.42120361328125 2.85791015625-3.58087158203125 2.59130859375-3.74090576171875 2.32470703125-3.90130615234375 2.05810546875-4.06207275390625 1.79150390625-4.22174072265625 1.55490112304688-4.38031005859375 1.34817504882813-4.53924560546875 1.14126586914063-4.69854736328125 0.934173583984375-4.85821533203125 0.726898193359375-5.01824951171875 0.519439697265625-5.17864990234375 0.311798095703125-5.33941650390625 0.103973388671875-5.01705932617188-0.111297607421875-4.84402465820313-0.333770751953125-4.67080688476563-0.556060791015625-4.49740600585938-0.778167724609375-4.32382202148438-1.00009155273438-4.15005493164063-1.22183227539063-3.97610473632812-1.44338989257813-3.80197143554687-1.66476440429688-3.63723754882812-1.91156005859375-3.48214721679687-2.18365478515625-3.32723999023437-2.45538330078125-3.17251586914062-2.72674560546875-3.01797485351562-2.99774169921875-2.86361694335937-3.26837158203125-2.70944213867187-3.53863525390625-2.55545043945312-3.80853271484375-2.398681640625-4.090576171875-2.239013671875-4.385009765625-2.079345703125-4.679443359375-1.919677734375-4.973876953125-1.760009765625-5.268310546875-1.600341796875-5.562744140625-1.440673828125-5.857177734375-1.281005859375-6.151611328125-2.100830078125-13.265380859375-1.498779296875-14.599853515625-0.898193359375-15.932861328125z"/>
          <dr3d:extrude draw:style-name="gr4" draw:layer="layout" svg:viewBox="8810.40625 -13348 55.734375 459" svg:d="M8810.40625-12942.234375v53.234375h55.734375v-53.234375zM8810.40625-13348v334.8125h55.734375v-334.8125z"/>
          <dr3d:extrude draw:style-name="gr4" draw:layer="layout" svg:viewBox="8924.640625 -13354 276.453125 346.078125" svg:d="M9201.09375-13255.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9251.9375 -13354 273.34375 347" svg:d="M9310.125-13178.953125l0.2607421875-14.09130859375 0.7822265625-13.51416015625 1.3037109375-12.93408203125 1.8251953125-12.35107421875 1.13751220703125-5.92529296875 1.31512451171875-5.71728515625 1.49310302734375-5.50927734375 1.67144775390625-5.30126953125 1.85015869140625-5.09326171875 2.02923583984375-4.88525390625 2.20867919921875-4.67724609375 2.38848876953125-4.46923828125 2.577392578125-4.24285888671875 2.775146484375-3.99786376953125 2.972900390625-3.75250244140625 3.170654296875-3.50677490234375 3.368408203125-3.26068115234375 3.566162109375-3.01422119140625 3.763916015625-2.76739501953125 3.961669921875-2.52020263671875 4.18435668945313-2.24636840820312 4.42037963867188-1.94625854492188 4.65658569335938-1.64633178710938 4.89297485351563-1.34658813476563 5.12954711914063-1.04702758789063 5.36630249023438-0.747650146484375 5.60324096679688-0.448455810546875 5.84036254882813-0.149444580078125 7.27734375 0.243927001953125 6.97265625 0.731903076171875 6.66796875 1.22006225585938 6.36328125 1.70840454101563 6.05859375 2.19692993164062 5.75390625 2.68563842773437 5.44921875 3.17453002929687 5.14453125 3.66360473632812 2.43621826171875 2.01966094970703 2.31646728515625 2.15081024169922 2.19671630859375 2.28200531005859 2.07696533203125 2.41324615478516 1.95721435546875 2.54453277587891 1.83746337890625 2.67586517333984 1.71771240234375 2.80724334716797 1.59796142578125 2.93866729736328 2.836669921875 6.27178955078125 2.357666015625 6.79803466796875 1.878662109375 7.32464599609375 1.399658203125 7.85162353515625h56.34375l-0.79840087890625-5.24856567382813-1.00091552734375-5.19894409179688-1.20379638671875-5.14950561523438-1.40704345703125-5.10025024414063-1.61065673828125-5.05117797851563-1.81463623046875-5.00228881835938-2.01898193359375-4.95358276367188-2.22369384765625-4.90505981445313-2.42434692382812-4.806884765625-2.63253784179687-4.658935546875-2.84091186523437-4.510986328125-3.04946899414062-4.363037109375-3.25820922851562-4.215087890625-3.46713256835937-4.067138671875-3.67623901367187-3.919189453125-3.88552856445312-3.771240234375-4.09347534179688-3.60577392578125-4.31155395507813-3.42303466796875-4.52944946289063-3.24066162109375-4.74716186523438-3.05865478515625-4.96469116210938-2.87701416015625-5.18203735351563-2.69573974609375-5.39920043945313-2.51483154296875-5.61618041992188-2.33428955078125-5.83660888671875-2.09841918945312-6.06036376953125-1.81881713867188-6.28375244140625-1.53939819335938-6.50677490234375-1.26016235351563-6.72943115234375-0.981109619140625-6.95172119140625-0.702239990234375-7.17364501953125-0.423553466796875-7.39520263671875-0.145050048828125-9.64300537109375 0.213104248046875-9.27642822265625 0.627471923828125-8.90948486328125 1.04165649414063-8.54217529296875 1.45565795898438-8.17449951171875 1.86947631835938-7.80645751953125 2.28311157226562-7.43804931640625 2.69656372070312-7.06927490234375 3.10983276367187-6.72357177734375 3.47970581054687-6.40093994140625 3.79446411132812-6.07794189453125 4.10903930664063-5.75457763671875 4.42343139648438-5.43084716796875 4.73764038085938-5.10675048828125 5.05166625976563-4.78228759765625 5.36550903320313-4.45745849609375 5.67916870117188-4.14767456054688 5.97146606445313-3.85305786132812 6.23092651367188-3.55825805664062 6.49057006835938-3.26327514648437 6.75039672851563-2.96810913085937 7.01040649414063-2.67276000976562 7.27059936523438-2.37722778320312 7.53097534179688-2.08151245117187 7.79153442382813-1.812744140625 8.01199340820313-1.571044921875 8.18063354492188-2.4169921875 16.867919921875-1.4501953125 17.544677734375-0.4833984375 18.222900390625 0.348388671875 16.3681640625 1.044189453125 15.3779296875 1.738525390625 14.3876953125 1.12918090820313 6.822509765625 1.30221557617188 6.574951171875 3.070068359375 12.507080078125 1.74551391601563 5.94857788085938 1.88558959960938 5.74551391601563 2.02548217773437 5.54263305664063 2.16519165039062 5.33993530273438 2.30471801757812 5.13742065429688 2.44406127929687 4.93508911132813 2.5693359375 4.73663330078125 2.6806640625 4.54217529296875 2.7919921875 4.34808349609375 2.9033203125 4.15435791015625 3.0146484375 3.96099853515625 3.1259765625 3.76800537109375 3.2373046875 3.57537841796875 3.3486328125 3.38311767578125 3.44088745117187 3.20504760742187 3.51394653320312 3.04080200195312 3.58682250976562 2.87637329101562 3.65951538085937 2.71176147460937 3.73202514648437 2.54696655273437 3.80435180664062 2.38198852539062 3.87649536132812 2.21682739257812 3.94845581054687 2.05148315429687 4.01593017578125 1.906494140625 4.06756591796875 1.770263671875 4.11956787109375 1.634033203125 4.17193603515625 1.497802734375 4.22467041015625 1.361572265625 4.27777099609375 1.225341796875 4.33123779296875 1.089111328125 4.38507080078125 0.952880859375 8.844482421875 1.55859375 8.884033203125 1.11328125 8.922119140625 0.66796875 8.958740234375 0.22265625 6.94625854492188-0.120849609375 6.75271606445313-0.362548828125 6.55899047851563-0.604248046875 6.36508178710938-0.845947265625 6.17098999023438-1.087646484375 5.97671508789063-1.329345703125 5.78225708007813-1.571044921875 5.58761596679688-1.812744140625 5.401611328125-2.02294921875 5.212646484375-2.20166015625 5.023681640625-2.38037109375 4.834716796875-2.55908203125 4.645751953125-2.73779296875 4.456787109375-2.91650390625 4.267822265625-3.09521484375 4.078857421875-3.27392578125 3.89508056640625-3.43801879882812 3.70501708984375-3.58761596679687 3.51531982421875-3.73739624023437 3.32598876953125-3.88735961914062 3.13702392578125-4.03750610351563 2.94842529296875-4.18783569335938 2.76019287109375-4.33834838867188 2.57232666015625-4.48904418945313 2.38623046875-4.607666015625 2.20166015625-4.694091796875 2.01708984375-4.780517578125 1.83251953125-4.866943359375 1.64794921875-4.953369140625 1.46337890625-5.039794921875 1.27880859375-5.126220703125 1.09423828125-5.212646484375-57.265625-4.328125-1.2919921875 6.78152465820313-1.7080078125 6.42282104492188-2.1240234375 6.06430053710938-2.5400390625 5.70596313476563-2.9560546875 5.34780883789063-3.3720703125 4.98983764648438-3.7880859375 4.63204956054688-4.2041015625 4.27444458007813-2.26392364501953 1.98394393920898-2.37969207763672 1.85611343383789-2.49550628662109 1.7282600402832-2.61136627197266 1.60038375854492-2.72727203369141 1.47248458862305-2.84322357177734 1.34456253051758-6.03448486328125 2.30526733398437-6.49884033203125 1.79330444335938-6.96356201171875 1.28115844726563-7.42864990234375 0.768829345703125-7.89410400390625 0.256317138671875-5.8359375-0.123077392578125-5.58984375-0.369354248046875-5.34375-0.615814208984375-5.09765625-0.862457275390625-4.8515625-1.10928344726563-4.60546875-1.35629272460938-4.359375-1.60348510742188-4.11328125-1.85086059570313-3.88992309570312-2.0947265625-3.70114135742187-2.3466796875-3.51254272460937-2.5986328125-3.32412719726562-2.8505859375-3.13589477539062-3.1025390625-2.94784545898437-3.3544921875-2.75997924804687-3.6064453125-2.57229614257812-3.8583984375-2.38848876953125-4.10736083984375-2.20867919921875-4.36480712890625-2.02923583984375-4.62188720703125-1.85015869140625-4.87860107421875-1.67144775390625-5.13494873046875-1.49310302734375-5.39093017578125-1.31512451171875-5.64654541015625-1.13751220703125-5.90179443359375-1.8251953125-12.580078125-1.3037109375-13.623046875-0.7822265625-14.666015625z"/>
          <dr3d:extrude draw:style-name="gr4" draw:layer="layout" svg:viewBox="9734.546875 -13347.5 319.484375 436" svg:d="M9992.734375-13249v-98.5h-52.625v98.5h-205.5625v43.3125l199.671875 294.1875h58.515625v-293.5625h61.296875v-43.9375zM9940.109375-12974.359375l-0.430908203125-0.9580078125-0.660888671875-1.3271484375-2.017578125-3.76171875-5.5625-10.0625-6.34375-11.296875-3.060546875-5.23046875-1.384521484375-2.23583984375-1.289306640625-1.98681640625-111.75-164.75-0.861328125-1.329833984375-1.037109375-1.527587890625-2.6015625-3.642578125-6.03125-8.203125-6.1875-8.21875-4.953125-6.171875h154.171875z"/>
          <dr3d:extrude draw:style-name="gr4" draw:layer="layout" svg:viewBox="10103.890625 -13348 288.828125 442.796875" svg:d="M10103.890625-13348v39.296875l4.052490234375 8.92532348632813 4.270751953125 8.65890502929688 4.489013671875 8.39266967773438 4.707275390625 8.12661743164063 4.925537109375 7.86074829101563 5.143798828125 7.59506225585938 5.362060546875 7.32955932617188 5.580322265625 7.06423950195313 11.52490234375 13.532470703125 11.81494140625 12.871826171875 12.10205078125 12.212646484375 12.38623046875 11.554931640625 49.6875 41.65625 12.005615234375 9.59765625 11.406494140625 9.59765625 10.805908203125 9.59765625 10.203857421875 9.59765625 9.430419921875 9.71484375 4.36099243164063 4.9453125 4.12460327148438 5.00390625 3.88803100585937 5.0625 3.65127563476562 5.12109375 3.41433715820312 5.1796875 3.17721557617187 5.23828125 2.867431640625 5.35470581054688 2.485107421875 5.52883911132813 2.102783203125 5.70278930664063 1.720458984375 5.87655639648438 1.338134765625 6.05014038085938 0.955810546875 6.22354125976563 0.573486328125 6.39675903320313 0.191162109375 6.56979370117188-0.087158203125 4.57550048828125-0.261474609375 4.43377685546875-0.435791015625 4.29241943359375-0.610107421875 4.15142822265625-0.784423828125 4.01080322265625-0.958740234375 3.87054443359375-1.133056640625 3.73065185546875-1.307373046875 3.59112548828125-1.47213745117188 3.45184326171875-1.62722778320313 3.31231689453125-1.78213500976563 3.17242431640625-1.93685913085938 3.03216552734375-2.09140014648437 2.89154052734375-2.24575805664062 2.75054931640625-2.39993286132812 2.60919189453125-2.55392456054687 2.46746826171875-2.696044921875 2.32693481445312-2.826416015625 2.17623901367187-2.956787109375 2.02572631835937-3.087158203125 1.87539672851563-3.217529296875 1.72525024414063-3.347900390625 1.57528686523438-3.478271484375 1.42550659179688-3.608642578125 1.27590942382813-3.72506713867187 1.12643432617188-3.82742309570312 0.976837158203125-3.92959594726562 0.827056884765625-4.03158569335938 0.677093505859375-4.13339233398438 0.526947021484375-4.23501586914063 0.376617431640625-4.33645629882813 0.226104736328125-4.43771362304688 0.075408935546875-4.14691162109375-0.072540283203125-4.08502197265625-0.217742919921875-4.02276611328125-0.363128662109375-3.96014404296875-0.508697509765625-3.89715576171875-0.654449462890625-3.83380126953125-0.800384521484375-3.77008056640625-0.946502685546875-3.70599365234375-1.09280395507813-3.623291015625-1.23269653320313-3.522216796875-1.37789916992188-3.421142578125-1.52328491210938-3.320068359375-1.66885375976563-3.218994140625-1.81460571289063-3.117919921875-1.96054077148438-3.016845703125-2.10665893554687-2.915771484375-2.25296020507812-2.79937744140625-2.390625-2.66790771484375-2.53125-2.53680419921875-2.671875-2.40606689453125-2.8125-2.27569580078125-2.953125-2.14569091796875-3.09375-2.01605224609375-3.234375-1.88677978515625-3.375-1.74172973632813-3.51559448242187-1.58078002929688-3.65603637695312-1.42001342773438-3.79629516601562-1.25942993164063-3.93637084960937-1.09902954101563-4.07626342773438-0.938812255859375-4.21597290039063-0.778778076171875-4.35549926757813-0.618927001953125-4.49484252929688-56.96875 5.265625 0.81365966796875 5.84405517578125 1.04620361328125 5.75506591796875 1.27838134765625 5.66644287109375 1.51019287109375 5.57818603515625 1.74163818359375 5.49029541015625 1.97271728515625 5.40277099609375 2.20343017578125 5.31561279296875 2.43377685546875 5.22882080078125 2.675537109375 5.105712890625 2.917236328125 4.946044921875 3.158935546875 4.786376953125 3.400634765625 4.626708984375 3.642333984375 4.467041015625 3.884033203125 4.307373046875 4.125732421875 4.147705078125 4.367431640625 3.988037109375 4.60183715820313 3.80419921875 4.82907104492188 3.59619140625 5.05648803710938 3.38818359375 5.28408813476563 3.18017578125 5.51187133789063 2.97216796875 5.73983764648438 2.76416015625 5.96798706054688 2.55615234375 6.19631958007813 2.34814453125 6.43359375 2.10354614257812 6.6796875 1.82247924804688 6.92578125 1.54159545898438 7.171875 1.26089477539063 7.41796875 0.980377197265625 7.6640625 0.700042724609375 7.91015625 0.419891357421875 8.15625 0.139923095703125 8.01495361328125-0.120880126953125 7.79119873046875-0.362762451171875 7.56781005859375-0.604827880859375 7.34478759765625-0.847076416015625 7.12213134765625-1.08950805664063 6.89984130859375-1.33212280273438 6.67791748046875-1.57492065429688 6.45635986328125-1.81790161132813 6.22262573242188-2.05001831054687 5.97634887695313-2.28274536132812 5.72988891601563-2.51528930664062 5.48324584960938-2.74765014648437 5.23641967773438-2.97982788085937 4.98941040039063-3.21182250976562 4.74221801757813-3.44363403320312 4.49484252929688-3.67526245117187 4.24807739257813-3.90301513671875 3.99044799804687-4.12677001953125 3.73300170898437-4.35015869140625 3.47573852539062-4.57318115234375 3.21865844726562-4.79583740234375 2.96176147460937-5.01812744140625 2.70504760742187-5.24005126953125 2.44851684570312-5.46160888671875 2.18045043945312-5.67916870117188 1.88912963867188-5.89285278320313 1.59799194335938-6.10635375976563 1.30703735351563-6.31967163085938 1.01626586914063-6.53280639648438 0.725677490234375-6.74575805664063 0.435272216796875-6.95852661132813 0.145050048828125-7.17111206054688-0.123748779296875-5.46240234375-0.371124267578125-5.39501953125-0.618316650390625-5.32763671875-0.865325927734375-5.26025390625-1.11215209960938-5.19287109375-1.35879516601563-5.12548828125-1.60525512695313-5.05810546875-1.85153198242188-4.99072265625-2.056640625-4.922607421875-2.220703125-4.865478515625-2.384765625-4.808349609375-2.548828125-4.751220703125-5.58984375-9.3310546875-6.24609375-9.1025390625-6.837646484375-8.900390625-7.363525390625-8.748046875-7.887939453125-8.595703125-8.410888671875-8.443359375-36.21875-32.671875-38.0625-31.578125-36.0625-31.4375-8.21484375-7.927490234375-7.76953125-7.984619140625-7.32421875-8.040283203125-6.87890625-8.094482421875-3.23587036132812-4.08319091796875-3.05148315429687-4.12823486328125-2.86727905273437-4.17291259765625-2.68325805664062-4.21722412109375-2.49942016601562-4.26116943359375-2.31576538085937-4.30474853515625-2.13229370117187-4.34796142578125-1.94900512695313-4.39080810546875h227.53125v-47.34375z"/>
          <dr3d:extrude draw:style-name="gr4" draw:layer="layout" svg:viewBox="10480.890625 -13348 60.359375 335" svg:d="M10480.890625-13077.046875v64.046875h60.359375v-64.046875zM10480.890625-13348v64.046875h60.359375v-64.046875z"/>
          <dr3d:extrude draw:style-name="gr4" draw:layer="layout" svg:viewBox="10625.765625 -13354 303.0625 449" svg:d="M10928.828125-13129.5l-0.744384765625-30.181640625-2.234130859375-27.685546875-1.67617797851563-12.90673828125-2.04916381835937-12.28271484375-2.42233276367187-11.65869140625-2.79568481445312-11.03466796875-3.11209106445312-10.46630859375-3.38327026367187-9.95361328125-3.65463256835937-9.44091796875-3.92617797851562-8.92822265625-4.19790649414063-8.41552734375-4.46981811523438-7.90283203125-4.74191284179688-7.39013671875-5.01419067382813-6.87744140625-5.25808715820313-6.380859375-5.48532104492188-5.912109375-5.71273803710938-5.443359375-5.94033813476563-4.974609375-6.16812133789063-4.505859375-6.39608764648438-4.037109375-6.62423706054688-3.568359375-6.85256958007813-3.099609375-7.024658203125-2.68069458007812-7.140380859375-2.32345581054687-7.256103515625-1.96640014648438-7.371826171875-1.60952758789063-7.487548828125-1.25283813476563-7.603271484375-0.896331787109375-7.718994140625-0.540008544921875-7.834716796875-0.183868408203125-7.90652465820313 0.183868408203125-7.77047729492188 0.540008544921875-7.63461303710938 0.896331787109375-7.49893188476563 1.25283813476563-7.36343383789063 1.60952758789063-7.22811889648438 1.96640014648438-7.09298706054688 2.32345581054687-6.95803833007813 2.68069458007812-6.77191162109375 3.09674072265625-6.54595947265625 3.55999755859375-6.31964111328125 4.02362060546875-6.09295654296875 4.48760986328125-5.86590576171875 4.95196533203125-5.63848876953125 5.41668701171875-5.41070556640625 5.88177490234375-5.18255615234375 6.34722900390625-4.932861328125 6.83932495117188-4.661865234375 7.35769653320313-4.390869140625 7.87588500976563-4.119873046875 8.39389038085938-3.848876953125 8.91171264648438-3.577880859375 9.42935180664063-3.306884765625 9.94680786132813-3.035888671875 10.4640808105469-2.71945190429687 11.0397644042969-2.35745239257812 11.6738586425781-1.99526977539063 12.3077697753906-1.63290405273438 12.9414978027344-2.177978515625 27.783447265625-0.726318359375 30.316162109375 0.726318359375 31.555419921875 2.177978515625 28.712158203125 1.63290405273438 13.2893981933594 1.99526977539063 12.5780334472656 2.35745239257812 11.8664855957031 2.71945190429687 11.1547546386719 3.03875732421875 10.5256042480469 3.31524658203125 9.97903442382813 3.59136962890625 9.43228149414063 3.86712646484375 8.88534545898438 4.14251708984375 8.33822631835938 4.41754150390625 7.79092407226563 4.69219970703125 7.24343872070313 4.96649169921875 6.69577026367188 5.22512817382813 6.18756103515625 5.45675659179688 5.70745849609375 5.68856811523438 5.22772216796875 5.92056274414063 4.74835205078125 6.15274047851563 4.26934814453125 6.38510131835938 3.79071044921875 6.61764526367188 3.31243896484375 6.85037231445313 2.83453369140625 7.04376220703125 2.43313598632812 7.19793701171875 2.10812377929687 7.35247802734375 1.78329467773438 7.50738525390625 1.45864868164063 7.66265869140625 1.13418579101563 7.81829833984375 0.809906005859375 7.97430419921875 0.485809326171875 8.13067626953125 0.161895751953125 7.75564575195313-0.161895751953125 7.63424682617188-0.485809326171875 7.51303100585938-0.809906005859375 7.39199829101563-1.13418579101563 7.27114868164063-1.45864868164063 7.15048217773438-1.78329467773438 7.02999877929688-2.10812377929687 6.90969848632813-2.43313598632812 6.74050903320313-2.83453369140625 6.52243041992188-3.31243896484375 6.30453491210938-3.79071044921875 6.08682250976563-4.26934814453125 5.86929321289063-4.74835205078125 5.65194702148438-5.22772216796875 5.43478393554688-5.70745849609375 5.21780395507813-6.18756103515625 4.97384643554688-6.69577026367188 4.70266723632813-7.24343872070313 4.43130493164063-7.79092407226563 4.15975952148438-8.33822631835938 3.88803100585937-8.88534545898438 3.61611938476562-9.43228149414063 3.34402465820312-9.97903442382813 3.07174682617187-10.5256042480469 2.757568359375-11.1547546386719 2.389892578125-11.8664855957031 2.022216796875-12.5780334472656 1.654541015625-13.2893981933594 2.2060546875-28.712158203125zM10872.1875-13129.5l-0.386962890625 24.922607421875-1.161865234375 22.735595703125-1.938232421875 20.547119140625-2.716064453125 18.357177734375-1.63912963867188 8.41848754882813-1.82351684570313 7.98214721679688-2.00772094726562 7.54598999023438-2.19174194335937 7.11001586914063-2.37557983398437 6.67422485351563-2.55923461914062 6.23861694335938-2.74270629882812 5.80319213867188-2.92599487304687 5.36795043945313-3.10186767578125 4.96142578125-3.27069091796875 4.58349609375-3.43988037109375 4.20556640625-3.60943603515625 3.82763671875-3.77935791015625 3.44970703125-3.94964599609375 3.07177734375-4.12030029296875 2.69384765625-4.29132080078125 2.31591796875-4.44583129882813 1.99435424804688-4.59542846679688 1.72903442382813-4.74520874023438 1.46353149414063-4.89517211914063 1.19784545898438-5.04531860351563 0.931976318359375-5.19564819335938 0.665924072265625-5.34616088867188 0.399688720703125-5.49685668945313 0.133270263671875-5.795654296875-0.135498046875-5.621337890625-0.406494140625-5.447021484375-0.677490234375-5.272705078125-0.948486328125-5.098388671875-1.219482421875-4.924072265625-1.490478515625-4.749755859375-1.761474609375-4.575439453125-2.032470703125-4.39892578125-2.35403442382812-4.22021484375-2.72628784179687-4.04150390625-3.09872436523437-3.86279296875-3.47134399414062-3.68408203125-3.84414672851562-3.50537109375-4.21713256835938-3.32666015625-4.59030151367188-3.14794921875-4.96365356445313-2.964111328125-5.36795043945313-2.775146484375-5.80319213867188-2.586181640625-6.23861694335938-2.397216796875-6.67422485351563-2.208251953125-7.11001586914063-2.019287109375-7.54598999023438-1.830322265625-7.98214721679688-1.641357421875-8.41848754882813-2.70703125-18.3369140625-1.93359375-20.4873046875-1.16015625-22.6376953125-0.38671875-24.7880859375 0.395751953125-24.1025390625 1.188232421875-22.1279296875 1.982177734375-20.1533203125 2.777587890625-18.1787109375 1.679443359375-8.38479614257813 1.862548828125-7.96310424804688 2.045654296875-7.54159545898438 2.228759765625-7.12026977539063 2.411865234375-6.69912719726563 2.594970703125-6.27816772460938 2.778076171875-5.85739135742188 2.961181640625-5.43679809570313 3.14285278320312-5.03756713867188 3.31149291992187-4.67117309570313 3.48031616210937-4.30459594726563 3.64932250976562-3.93783569335937 3.81851196289062-3.57089233398437 3.98788452148437-3.20376586914062 4.15744018554688-2.83645629882812 4.32717895507813-2.46896362304687 4.48971557617188-2.142333984375 4.64480590820313-1.856689453125 4.79971313476563-1.571044921875 4.95443725585938-1.285400390625 5.10897827148438-0.999755859375 5.26333618164063-0.714111328125 5.41751098632813-0.428466796875 5.57150268554688-0.142822265625 5.42800903320313 0.142822265625 5.29196166992188 0.428466796875 5.15609741210938 0.714111328125 5.02041625976563 0.999755859375 4.88491821289063 1.285400390625 4.74960327148438 1.571044921875 4.61447143554688 1.856689453125 4.47952270507813 2.142333984375 4.32781982421875 2.46896362304687 4.15899658203125 2.83645629882812 3.98980712890625 3.20376586914062 3.82025146484375 3.57089233398437 3.65032958984375 3.93783569335937 3.48004150390625 4.30459594726563 3.30938720703125 4.67117309570313 3.13836669921875 5.03756713867188 2.971435546875 5.43679809570313 2.797119140625 5.85739135742188 2.622802734375 6.27816772460938 2.448486328125 6.69912719726563 2.274169921875 7.12026977539063 2.099853515625 7.54159545898438 3.6767578125 16.347900390625 2.912109375 18.1787109375 2.080078125 20.1533203125 1.248046875 22.1279296875z"/>
        </dr3d:scene>
        <dr3d:scene draw:style-name="gr2" svg:width="3.556cm" svg:height="2.413cm" svg:x="10.779cm" svg:y="18.018cm" dr3d:transform="matrix (1 0 0 0 0.939692620785931 0.342020143325607 0 -0.342020143325607 0.939692620785931 -13.1935cm 18.7716572524103cm 6.48912715609976cm)" dr3d:vrp="(0 0 10807.8571428571)" dr3d:vpn="(0 0 10162.8571428571)" dr3d:projection="perspective" dr3d:distance="0.64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11415 -21066 3557 2414" svg:d="M13193-18652l186.0810546875-6.029296875 179.7236328125-17.736328125 172.5869140625-28.916015625 164.6708984375-39.568359375 155.9755859375-49.693359375 146.5009765625-59.291015625 136.2470703125-68.361328125 125.2138671875-76.904296875 113.4013671875-84.919921875 100.8095703125-92.408203125 87.4384765625-99.369140625 73.2880859375-105.802734375 58.3583984375-111.708984375 42.6494140625-117.087890625 26.1611328125-121.939453125 8.8935546875-126.263671875-8.8935546875-126.27490234375-26.1611328125-121.97119140625-42.6494140625-117.13720703125-58.3583984375-111.77294921875-73.2880859375-105.87841796875-87.4384765625-99.45361328125-100.8095703125-92.49853515625-113.4013671875-85.01318359375-125.2138671875-76.99755859375-136.2470703125-68.45166015625-146.5009765625-59.37548828125-155.9755859375-49.76904296875-164.6708984375-39.63232421875-172.5869140625-28.96533203125-179.7236328125-17.76806640625-186.0810546875-6.04052734375-186.0810546875 6.04052734375-179.7236328125 17.76806640625-172.5869140625 28.96533203125-164.6708984375 39.63232421875-155.9755859375 49.76904296875-146.5009765625 59.37548828125-136.2470703125 68.45166015625-125.2138671875 76.99755859375-113.4013671875 85.01318359375-100.8095703125 92.49853515625-87.4384765625 99.45361328125-73.2880859375 105.87841796875-58.3583984375 111.77294921875-42.6494140625 117.13720703125-26.1611328125 121.97119140625-8.8935546875 126.27490234375 8.8935546875 126.263671875 26.1611328125 121.939453125 42.6494140625 117.087890625 58.3583984375 111.708984375 73.2880859375 105.802734375 87.4384765625 99.369140625 100.8095703125 92.408203125 113.4013671875 84.919921875 125.2138671875 76.904296875 136.2470703125 68.361328125 146.5009765625 59.291015625 155.9755859375 49.693359375 164.6708984375 39.568359375 172.5869140625 28.916015625 179.7236328125 17.736328125zM11415-18652zM14972-21066z"/>
          <dr3d:extrude draw:style-name="gr4" draw:layer="layout" svg:viewBox="11792.9375 -20085 273.34375 347" svg:d="M11851.125-19909.953125l0.2607421875-14.09130859375 0.7822265625-13.51416015625 1.3037109375-12.93408203125 1.8251953125-12.35107421875 1.13751220703125-5.92529296875 1.31512451171875-5.71728515625 1.49310302734375-5.50927734375 1.67144775390625-5.30126953125 1.85015869140625-5.09326171875 2.02923583984375-4.88525390625 2.20867919921875-4.67724609375 2.38848876953125-4.46923828125 2.577392578125-4.24285888671875 2.775146484375-3.99786376953125 2.972900390625-3.75250244140625 3.170654296875-3.50677490234375 3.368408203125-3.26068115234375 3.566162109375-3.01422119140625 3.763916015625-2.76739501953125 3.961669921875-2.52020263671875 4.18435668945313-2.24636840820312 4.42037963867188-1.94625854492188 4.65658569335938-1.64633178710938 4.89297485351563-1.34658813476563 5.12954711914063-1.04702758789063 5.36630249023438-0.747650146484375 5.60324096679688-0.448455810546875 5.84036254882813-0.149444580078125 7.27734375 0.243927001953125 6.97265625 0.731903076171875 6.66796875 1.22006225585938 6.36328125 1.70840454101563 6.05859375 2.19692993164062 5.75390625 2.68563842773437 5.44921875 3.17453002929687 5.14453125 3.66360473632812 2.43621826171875 2.01966094970703 2.31646728515625 2.15081024169922 2.19671630859375 2.28200531005859 2.07696533203125 2.41324615478516 1.95721435546875 2.54453277587891 1.83746337890625 2.67586517333984 1.71771240234375 2.80724334716797 1.59796142578125 2.93866729736328 2.836669921875 6.27178955078125 2.357666015625 6.79803466796875 1.878662109375 7.32464599609375 1.399658203125 7.85162353515625h56.34375l-0.79840087890625-5.24856567382813-1.00091552734375-5.19894409179688-1.20379638671875-5.14950561523438-1.40704345703125-5.10025024414063-1.61065673828125-5.05117797851563-1.81463623046875-5.00228881835938-2.01898193359375-4.95358276367188-2.22369384765625-4.90505981445313-2.42434692382812-4.806884765625-2.63253784179687-4.658935546875-2.84091186523437-4.510986328125-3.04946899414062-4.363037109375-3.25820922851562-4.215087890625-3.46713256835937-4.067138671875-3.67623901367187-3.919189453125-3.88552856445312-3.771240234375-4.09347534179688-3.60577392578125-4.31155395507813-3.42303466796875-4.52944946289063-3.24066162109375-4.74716186523438-3.05865478515625-4.96469116210938-2.87701416015625-5.18203735351563-2.69573974609375-5.39920043945313-2.51483154296875-5.61618041992188-2.33428955078125-5.83660888671875-2.09841918945312-6.06036376953125-1.81881713867188-6.28375244140625-1.53939819335938-6.50677490234375-1.26016235351563-6.72943115234375-0.981109619140625-6.95172119140625-0.702239990234375-7.17364501953125-0.423553466796875-7.39520263671875-0.145050048828125-9.64300537109375 0.213104248046875-9.27642822265625 0.627471923828125-8.90948486328125 1.04165649414063-8.54217529296875 1.45565795898438-8.17449951171875 1.86947631835938-7.80645751953125 2.28311157226562-7.43804931640625 2.69656372070312-7.06927490234375 3.10983276367187-6.72357177734375 3.47970581054687-6.40093994140625 3.79446411132812-6.07794189453125 4.10903930664063-5.75457763671875 4.42343139648438-5.43084716796875 4.73764038085938-5.10675048828125 5.05166625976563-4.78228759765625 5.36550903320313-4.45745849609375 5.67916870117188-4.14767456054688 5.97146606445313-3.85305786132812 6.23092651367188-3.55825805664062 6.49057006835938-3.26327514648437 6.75039672851563-2.96810913085937 7.01040649414063-2.67276000976562 7.27059936523438-2.37722778320312 7.53097534179688-2.08151245117187 7.79153442382813-1.812744140625 8.01199340820313-1.571044921875 8.18063354492188-2.4169921875 16.867919921875-1.4501953125 17.544677734375-0.4833984375 18.222900390625 0.348388671875 16.3681640625 1.044189453125 15.3779296875 1.738525390625 14.3876953125 1.12918090820313 6.822509765625 1.30221557617188 6.574951171875 3.070068359375 12.507080078125 1.74551391601563 5.94857788085938 1.88558959960938 5.74551391601563 2.02548217773437 5.54263305664063 2.16519165039062 5.33993530273438 2.30471801757812 5.13742065429688 2.44406127929687 4.93508911132813 2.5693359375 4.73663330078125 2.6806640625 4.54217529296875 2.7919921875 4.34808349609375 2.9033203125 4.15435791015625 3.0146484375 3.96099853515625 3.1259765625 3.76800537109375 3.2373046875 3.57537841796875 3.3486328125 3.38311767578125 3.44088745117187 3.20504760742187 3.51394653320312 3.04080200195312 3.58682250976562 2.87637329101562 3.65951538085937 2.71176147460937 3.73202514648437 2.54696655273437 3.80435180664062 2.38198852539062 3.87649536132812 2.21682739257812 3.94845581054687 2.05148315429687 4.01593017578125 1.906494140625 4.06756591796875 1.770263671875 4.11956787109375 1.634033203125 4.17193603515625 1.497802734375 4.22467041015625 1.361572265625 4.27777099609375 1.225341796875 4.33123779296875 1.089111328125 4.38507080078125 0.952880859375 8.844482421875 1.55859375 8.884033203125 1.11328125 8.922119140625 0.66796875 8.958740234375 0.22265625 6.94625854492188-0.120849609375 6.75271606445313-0.362548828125 6.55899047851563-0.604248046875 6.36508178710938-0.845947265625 6.17098999023438-1.087646484375 5.97671508789063-1.329345703125 5.78225708007813-1.571044921875 5.58761596679688-1.812744140625 5.401611328125-2.02294921875 5.212646484375-2.20166015625 5.023681640625-2.38037109375 4.834716796875-2.55908203125 4.645751953125-2.73779296875 4.456787109375-2.91650390625 4.267822265625-3.09521484375 4.078857421875-3.27392578125 3.89508056640625-3.43801879882812 3.70501708984375-3.58761596679687 3.51531982421875-3.73739624023437 3.32598876953125-3.88735961914062 3.13702392578125-4.03750610351563 2.94842529296875-4.18783569335938 2.76019287109375-4.33834838867188 2.57232666015625-4.48904418945313 2.38623046875-4.607666015625 2.20166015625-4.694091796875 2.01708984375-4.780517578125 1.83251953125-4.866943359375 1.64794921875-4.953369140625 1.46337890625-5.039794921875 1.27880859375-5.126220703125 1.09423828125-5.212646484375-57.265625-4.328125-1.2919921875 6.78152465820313-1.7080078125 6.42282104492188-2.1240234375 6.06430053710938-2.5400390625 5.70596313476563-2.9560546875 5.34780883789063-3.3720703125 4.98983764648438-3.7880859375 4.63204956054688-4.2041015625 4.27444458007813-2.26392364501953 1.98394393920898-2.37969207763672 1.85611343383789-2.49550628662109 1.7282600402832-2.61136627197266 1.60038375854492-2.72727203369141 1.47248458862305-2.84322357177734 1.34456253051758-6.03448486328125 2.30526733398437-6.49884033203125 1.79330444335938-6.96356201171875 1.28115844726563-7.42864990234375 0.768829345703125-7.89410400390625 0.256317138671875-5.8359375-0.123077392578125-5.58984375-0.369354248046875-5.34375-0.615814208984375-5.09765625-0.862457275390625-4.8515625-1.10928344726563-4.60546875-1.35629272460938-4.359375-1.60348510742188-4.11328125-1.85086059570313-3.88992309570312-2.0947265625-3.70114135742187-2.3466796875-3.51254272460937-2.5986328125-3.32412719726562-2.8505859375-3.13589477539062-3.1025390625-2.94784545898437-3.3544921875-2.75997924804687-3.6064453125-2.57229614257812-3.8583984375-2.38848876953125-4.10736083984375-2.20867919921875-4.36480712890625-2.02923583984375-4.62188720703125-1.85015869140625-4.87860107421875-1.67144775390625-5.13494873046875-1.49310302734375-5.39093017578125-1.31512451171875-5.64654541015625-1.13751220703125-5.90179443359375-1.8251953125-12.580078125-1.3037109375-13.623046875-0.7822265625-14.666015625z"/>
          <dr3d:extrude draw:style-name="gr4" draw:layer="layout" svg:viewBox="12126.71875 -20079.21875 55.71875 459.21875" svg:d="M12126.71875-20079.21875v459.21875h55.71875v-459.21875z"/>
          <dr3d:extrude draw:style-name="gr4" draw:layer="layout" svg:viewBox="12249.9375 -20085 325.65625 347" svg:d="M12351.15625-20085l-12.223388671875 0.42120361328125-11.439697265625 1.25213623046875-10.656005859375 2.08343505859375-9.872314453125 2.91510009765625-4.64227294921875 1.76953887939453-4.44635009765625 1.97759246826172-4.25042724609375 2.18569183349609-4.05450439453125 2.39383697509766-3.85858154296875 2.60202789306641-3.66265869140625 2.81026458740234-3.46673583984375 3.01854705810547-3.27081298828125 3.22687530517578-3.07361221313477 3.41144180297852-2.87514877319336 3.56637191772461-2.67670822143555 3.7213249206543-2.47829055786133 3.87630081176758-2.2798957824707 4.03129959106445-2.08152389526367 4.18632125854492-1.88317489624023 4.34136581420898-1.68484878540039 4.49643325805664-2.77481079101562 9.45816040039063-1.98178100585938 10.0787048339844-1.18893432617188 10.6994323730469-0.396270751953125 11.3203430175781 0.195587158203125 8.110107421875 0.586883544921875 7.736572265625 0.978363037109375 7.363037109375 1.37002563476563 6.989501953125 1.76187133789063 6.615966796875 2.15390014648437 6.242431640625 2.54611206054687 5.868896484375 2.93850708007812 5.495361328125 3.255615234375 5.17092895507813 3.497314453125 4.88400268554688 3.739013671875 4.59725952148438 3.980712890625 4.31069946289063 4.222412109375 4.02432250976563 4.464111328125 3.73812866210937 4.705810546875 3.45211791992187 4.947509765625 3.16629028320312 5.15838623046875 2.906982421875 5.33819580078125 2.674072265625 5.51763916015625 2.441162109375 5.69671630859375 2.208251953125 5.87542724609375 1.975341796875 6.05377197265625 1.742431640625 6.23175048828125 1.509521484375 6.40936279296875 1.276611328125 13.05712890625 2.039306640625 13.17724609375 1.454833984375 13.29443359375 0.871826171875 13.40869140625 0.290283203125h75.234375v18.484375l-0.272216796875 10.11669921875-0.339996337890625 4.76263427734375-0.475677490234375 4.56597900390625-0.611175537109375 4.36968994140625-0.746490478515625 4.17376708984375-0.881622314453125 3.97821044921875-1.01657104492188 3.78302001953125-1.156494140625 3.596923828125-1.301513671875 3.419677734375-1.446533203125 3.242431640625-1.591552734375 3.065185546875-1.736572265625 2.887939453125-1.881591796875 2.710693359375-2.026611328125 2.533447265625-2.171630859375 2.356201171875-2.31378173828125 2.19729614257812-2.45330810546875 2.04513549804687-2.59320068359375 1.89315795898438-2.73345947265625 1.74136352539063-2.87408447265625 1.58975219726563-3.01507568359375 1.43832397460938-3.15643310546875 1.28707885742188-3.29815673828125 1.13601684570313-3.44384765625 0.993927001953125-3.59326171875 0.860809326171875-3.74267578125 0.727874755859375-3.89208984375 0.595123291015625-4.04150390625 0.462554931640625-4.19091796875 0.330169677734375-8.830078125 0.263916015625-7.85498046875-0.146240234375-7.46533203125-0.437744140625-7.07861328125-0.727783203125-6.69482421875-1.016357421875-3.19851684570312-0.638641357421875-3.09176635742187-0.755645751953125-2.98519897460937-0.872467041015625-2.87881469726562-0.989105224609375-2.77261352539062-1.10556030273438-2.66659545898437-1.22183227539063-2.56076049804687-1.33792114257813-2.45510864257812-1.45382690429688-2.33929443359375-1.579833984375-2.22467041015625-1.716064453125-2.10968017578125-1.852294921875-1.99432373046875-1.988525390625-1.87860107421875-2.124755859375-1.76251220703125-2.260986328125-1.64605712890625-2.397216796875-1.52923583984375-2.533447265625-1.40771484375-2.68649291992187-1.28173828125-2.85623168945312-1.15576171875-3.02578735351562-1.02978515625-3.19515991210937-0.90380859375-3.36434936523437-0.77783203125-3.53335571289062-0.65185546875-3.70217895507812-0.52587890625-3.87081909179687-58.1875 5.28125 0.860565185546875 4.90646362304688 1.03469848632813 4.80520629882813 1.20864868164063 4.70376586914063 1.38241577148438 4.60214233398438 1.55599975585938 4.50033569335938 1.72940063476563 4.39834594726563 1.90261840820313 4.29617309570313 2.07565307617187 4.19381713867188 2.281494140625 4.078125 2.508544921875 3.9375 2.735595703125 3.796875 2.962646484375 3.65625 3.189697265625 3.515625 3.416748046875 3.375 3.643798828125 3.234375 3.870849609375 3.09375 4.115478515625 2.9384765625 4.365966796875 2.7685546875 4.616455078125 2.5986328125 4.866943359375 2.4287109375 5.117431640625 2.2587890625 5.367919921875 2.0888671875 5.618408203125 1.9189453125 5.868896484375 1.7490234375 6.15676879882813 1.56005859375 6.47042846679688 1.35205078125 6.78427124023438 1.14404296875 7.09829711914063 0.93603515625 15.139404296875 1.248046875 16.397705078125 0.416015625 15.3017883300781-0.451904296875 14.3234558105469-1.355712890625 13.3453063964844-2.259521484375 12.3673400878906-3.163330078125 11.3895568847656-4.067138671875 5.32816696166992-2.37249755859375 5.08378982543945-2.59844970703125 4.83943557739258-2.82440185546875 4.5951042175293-3.05035400390625 4.35079574584961-3.27630615234375 4.10651016235352-3.50225830078125 3.86261367797852-3.71612548828125 3.61324691772461-3.91790771484375 3.3639030456543-4.11968994140625 3.11458206176758-4.32147216796875 2.86528396606445-4.52325439453125 2.61600875854492-4.72503662109375 2.36675643920898-4.92681884765625 2.11752700805664-5.12860107421875 1.86832046508789-5.33038330078125 1.61913681030273-5.53216552734375 2.49081420898437-11.669677734375 1.49435424804688-12.476806640625 0.498077392578125-13.283935546875v-144.15625l0.101776123046875-5.99636840820313 0.305206298828125-5.61422729492188 0.508453369140625-5.23226928710938 0.711517333984375-4.85049438476563 0.914398193359375-4.46890258789063 1.11709594726563-4.08749389648438 1.31961059570313-3.70626831054687 1.52194213867188-3.32522583007812 0.860408782958984-1.51831436157227 0.952304840087891-1.42019271850586 1.0441780090332-1.32209396362305 1.13602828979492-1.22401809692383 1.22785568237305-1.1259651184082 1.31966018676758-1.02793502807617 1.41144180297852-0.929927825927734 1.50320053100586-0.831943511962891 1.59493637084961-0.733982086181641 1.68664932250977-0.636043548583984 1.77833938598633-0.538127899169922 1.8700065612793-0.440235137939453 1.96165084838867-0.342365264892578 2.05327224731445-0.244518280029297 4.38131713867188-0.195587158203125 2.3203125 0.040771484375 2.3203125 0.121337890625 2.3203125 0.200439453125 2.3203125 0.278076171875 2.300048828125 0.33935546875 2.260498046875 0.38330078125 2.222412109375 0.42431640625 2.185791015625 0.46240234375v-34.734375l-5.25048828125-1.1611328125-5.22998046875-1.0029296875-5.21240234375-0.8505859375-5.19775390625-0.7041015625-5.2763671875-0.533447265625-5.4462890625-0.382568359375-5.6162109375-0.233154296875-5.7861328125-0.085205078125-3.87890625 0.0703125-3.73828125 0.19921875-3.59765625 0.328125-3.45703125 0.45703125-3.31640625 0.5859375-3.17578125 0.71484375-3.03515625 0.84375-2.89453125 0.97265625-2.759033203125 1.11553955078125-2.628662109375 1.24920654296875-2.498291015625 1.38323974609375-2.367919921875 1.51763916015625-2.237548828125 1.65240478515625-2.107177734375 1.78753662109375-1.976806640625 1.92303466796875-1.846435546875 2.05889892578125-1.72781372070313 2.18991088867187-1.62106323242188 2.31570434570312-1.51449584960938 2.44131469726562-1.40811157226563 2.56674194335937-1.30191040039063 2.69198608398437-1.19589233398438 2.81704711914062-1.09005737304688 2.94192504882812-0.984405517578125 3.06661987304687-0.882568359375 3.19927978515625-0.796142578125 3.32855224609375-1.3330078125 7.04638671875-0.9873046875 7.56787109375-0.6416015625 8.09228515625h-1.84375l-4.596435546875-7.834228515625-4.811767578125-7.448974609375-5.025634765625-7.065185546875-5.238037109375-6.682861328125-2.72238159179687-3.18533325195312-2.83499145507812-3.06393432617187-2.94741821289062-2.94271850585937-3.05966186523437-2.82168579101562-3.17172241210937-2.70083618164062-3.28359985351562-2.58016967773437-3.39529418945312-2.45968627929687-3.50680541992187-2.33938598632812-3.617431640625-2.21343994140625-3.739013671875-2.08197021484375-3.860595703125-1.95086669921875-3.982177734375-1.82012939453125-4.103759765625-1.68975830078125-4.225341796875-1.55975341796875-4.346923828125-1.43011474609375-4.468505859375-1.30084228515625-4.61355590820313-1.15426635742188-4.78219604492188-1.00173950195313-4.95101928710938-0.849029541015625-5.12002563476563-0.696136474609375-10.747802734375-0.932861328125zM12363.859375-20043.234375l6.55221557617188 0.150848388671875 6.34402465820313 0.452423095703125 6.13565063476563 0.753814697265625 5.92709350585938 1.05502319335938 5.71835327148438 1.35604858398438 5.50942993164063 1.65689086914063 5.30032348632813 1.95755004882813 5.09103393554688 2.25802612304687 4.88595581054688 2.49240112304687 4.67337036132813 2.66067504882812 4.46060180664063 2.82876586914062 4.24765014648438 2.99667358398437 4.03451538085938 3.16439819335937 3.82119750976562 3.33193969726562 3.60769653320312 3.49929809570312 3.39401245117187 3.66647338867187 3.18377685546875 3.79318237304687 2.97686767578125 3.87942504882812 2.76959228515625 3.96548461914062 2.56195068359375 4.05136108398438 2.35394287109375 4.13705444335938 2.14556884765625 4.22256469726563 1.93682861328125 4.30789184570313 1.72772216796875 4.39303588867188 1.527099609375 4.41207885742188 1.323486328125 4.36502075195313 1.119873046875 4.31777954101563 0.916259765625 4.27035522460938 0.712646484375 4.22274780273438 0.509033203125 4.17495727539063 0.305419921875 4.12698364257813 0.101806640625 4.07882690429688v27.25h-60.984375l-10.0927734375-0.1640625-9.8408203125-0.4921875-9.5888671875-0.8203125-9.3369140625-1.1484375-4.53518676757813-0.736114501953125-4.39474487304688-0.895965576171875-4.25448608398438-1.05599975585938-4.11441040039063-1.21621704101563-3.97451782226562-1.37661743164063-3.83480834960937-1.53720092773438-3.69528198242187-1.69796752929688-3.55593872070312-1.85891723632813-3.39111328125-2.03097534179687-3.21240234375-2.22561645507812-3.03369140625-2.42007446289062-2.85498046875-2.61434936523437-2.67626953125-2.80844116210937-2.49755859375-3.00234985351562-2.31884765625-3.19607543945312-2.14013671875-3.38961791992187-1.922607421875-3.621826171875-1.666259765625-3.892822265625-1.409912109375-4.163818359375-1.153564453125-4.434814453125-0.897216796875-4.705810546875-0.640869140625-4.976806640625-0.384521484375-5.247802734375-0.128173828125-5.518798828125 0.229949951171875-6.62042236328125 0.689727783203125-6.23260498046875 1.14932250976563-5.84515380859375 1.60873413085938-5.45806884765625 0.976589202880859-2.58399200439453 1.09137344360352-2.48735809326172 1.20613479614258-2.39076995849609 1.32087326049805-2.29422760009766 1.43558883666992-2.19773101806641 1.5502815246582-2.10128021240234 1.66495132446289-2.00487518310547 1.77959823608398-1.90851593017578 1.885986328125-1.80212783813477 1.984130859375-1.68569564819336 2.082275390625-1.56928634643555 2.180419921875-1.45289993286133 2.278564453125-1.3365364074707 2.376708984375-1.22019577026367 2.474853515625-1.10387802124023 2.572998046875-0.987583160400391 5.4404296875-1.62637329101563 5.8330078125-1.16146850585938 6.2255859375-0.696746826171875z"/>
          <dr3d:extrude draw:style-name="gr4" draw:layer="layout" svg:viewBox="12592.640625 -20085 276.453125 346.078125" svg:d="M12869.09375-19986.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12909.640625 -20085 276.453125 346.078125" svg:d="M13186.09375-19986.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13401.546875 -20078.5 319.484375 436" svg:d="M13659.734375-19980v-98.5h-52.625v98.5h-205.5625v43.3125l199.671875 294.1875h58.515625v-293.5625h61.296875v-43.9375zM13607.109375-19705.359375l-0.430908203125-0.9580078125-0.660888671875-1.3271484375-2.017578125-3.76171875-5.5625-10.0625-6.34375-11.296875-3.060546875-5.23046875-1.384521484375-2.23583984375-1.289306640625-1.98681640625-111.75-164.75-0.861328125-1.329833984375-1.037109375-1.527587890625-2.6015625-3.642578125-6.03125-8.203125-6.1875-8.21875-4.953125-6.171875h154.171875z"/>
          <dr3d:extrude draw:style-name="gr4" draw:layer="layout" svg:viewBox="13770.890625 -20079 288.828125 442.796875" svg:d="M13770.890625-20079v39.296875l4.052490234375 8.92532348632813 4.270751953125 8.65890502929688 4.489013671875 8.39266967773438 4.707275390625 8.12661743164063 4.925537109375 7.86074829101563 5.143798828125 7.59506225585938 5.362060546875 7.32955932617188 5.580322265625 7.06423950195313 11.52490234375 13.532470703125 11.81494140625 12.871826171875 12.10205078125 12.212646484375 12.38623046875 11.554931640625 49.6875 41.65625 12.005615234375 9.59765625 11.406494140625 9.59765625 10.805908203125 9.59765625 10.203857421875 9.59765625 9.430419921875 9.71484375 4.36099243164063 4.9453125 4.12460327148438 5.00390625 3.88803100585937 5.0625 3.65127563476562 5.12109375 3.41433715820312 5.1796875 3.17721557617187 5.23828125 2.867431640625 5.35470581054688 2.485107421875 5.52883911132813 2.102783203125 5.70278930664063 1.720458984375 5.87655639648438 1.338134765625 6.05014038085938 0.955810546875 6.22354125976563 0.573486328125 6.39675903320313 0.191162109375 6.56979370117188-0.087158203125 4.57550048828125-0.261474609375 4.43377685546875-0.435791015625 4.29241943359375-0.610107421875 4.15142822265625-0.784423828125 4.01080322265625-0.958740234375 3.87054443359375-1.133056640625 3.73065185546875-1.307373046875 3.59112548828125-1.47213745117188 3.45184326171875-1.62722778320313 3.31231689453125-1.78213500976563 3.17242431640625-1.93685913085938 3.03216552734375-2.09140014648437 2.89154052734375-2.24575805664062 2.75054931640625-2.39993286132812 2.60919189453125-2.55392456054687 2.46746826171875-2.696044921875 2.32693481445312-2.826416015625 2.17623901367187-2.956787109375 2.02572631835937-3.087158203125 1.87539672851563-3.217529296875 1.72525024414063-3.347900390625 1.57528686523438-3.478271484375 1.42550659179688-3.608642578125 1.27590942382813-3.72506713867187 1.12643432617188-3.82742309570312 0.976837158203125-3.92959594726562 0.827056884765625-4.03158569335938 0.677093505859375-4.13339233398438 0.526947021484375-4.23501586914063 0.376617431640625-4.33645629882813 0.226104736328125-4.43771362304688 0.075408935546875-4.14691162109375-0.072540283203125-4.08502197265625-0.217742919921875-4.02276611328125-0.363128662109375-3.96014404296875-0.508697509765625-3.89715576171875-0.654449462890625-3.83380126953125-0.800384521484375-3.77008056640625-0.946502685546875-3.70599365234375-1.09280395507813-3.623291015625-1.23269653320313-3.522216796875-1.37789916992188-3.421142578125-1.52328491210938-3.320068359375-1.66885375976563-3.218994140625-1.81460571289063-3.117919921875-1.96054077148438-3.016845703125-2.10665893554687-2.915771484375-2.25296020507812-2.79937744140625-2.390625-2.66790771484375-2.53125-2.53680419921875-2.671875-2.40606689453125-2.8125-2.27569580078125-2.953125-2.14569091796875-3.09375-2.01605224609375-3.234375-1.88677978515625-3.375-1.74172973632813-3.51559448242187-1.58078002929688-3.65603637695312-1.42001342773438-3.79629516601562-1.25942993164063-3.93637084960937-1.09902954101563-4.07626342773438-0.938812255859375-4.21597290039063-0.778778076171875-4.35549926757813-0.618927001953125-4.49484252929688-56.96875 5.265625 0.81365966796875 5.84405517578125 1.04620361328125 5.75506591796875 1.27838134765625 5.66644287109375 1.51019287109375 5.57818603515625 1.74163818359375 5.49029541015625 1.97271728515625 5.40277099609375 2.20343017578125 5.31561279296875 2.43377685546875 5.22882080078125 2.675537109375 5.105712890625 2.917236328125 4.946044921875 3.158935546875 4.786376953125 3.400634765625 4.626708984375 3.642333984375 4.467041015625 3.884033203125 4.307373046875 4.125732421875 4.147705078125 4.367431640625 3.988037109375 4.60183715820313 3.80419921875 4.82907104492188 3.59619140625 5.05648803710938 3.38818359375 5.28408813476563 3.18017578125 5.51187133789063 2.97216796875 5.73983764648438 2.76416015625 5.96798706054688 2.55615234375 6.19631958007813 2.34814453125 6.43359375 2.10354614257812 6.6796875 1.82247924804688 6.92578125 1.54159545898438 7.171875 1.26089477539063 7.41796875 0.980377197265625 7.6640625 0.700042724609375 7.91015625 0.419891357421875 8.15625 0.139923095703125 8.01495361328125-0.120880126953125 7.79119873046875-0.362762451171875 7.56781005859375-0.604827880859375 7.34478759765625-0.847076416015625 7.12213134765625-1.08950805664063 6.89984130859375-1.33212280273438 6.67791748046875-1.57492065429688 6.45635986328125-1.81790161132813 6.22262573242188-2.05001831054687 5.97634887695313-2.28274536132812 5.72988891601563-2.51528930664062 5.48324584960938-2.74765014648437 5.23641967773438-2.97982788085937 4.98941040039063-3.21182250976562 4.74221801757813-3.44363403320312 4.49484252929688-3.67526245117187 4.24807739257813-3.90301513671875 3.99044799804687-4.12677001953125 3.73300170898437-4.35015869140625 3.47573852539062-4.57318115234375 3.21865844726562-4.79583740234375 2.96176147460937-5.01812744140625 2.70504760742187-5.24005126953125 2.44851684570312-5.46160888671875 2.18045043945312-5.67916870117188 1.88912963867188-5.89285278320313 1.59799194335938-6.10635375976563 1.30703735351563-6.31967163085938 1.01626586914063-6.53280639648438 0.725677490234375-6.74575805664063 0.435272216796875-6.95852661132813 0.145050048828125-7.17111206054688-0.123748779296875-5.46240234375-0.371124267578125-5.39501953125-0.618316650390625-5.32763671875-0.865325927734375-5.26025390625-1.11215209960938-5.19287109375-1.35879516601563-5.12548828125-1.60525512695313-5.05810546875-1.85153198242188-4.99072265625-2.056640625-4.922607421875-2.220703125-4.865478515625-2.384765625-4.808349609375-2.548828125-4.751220703125-5.58984375-9.3310546875-6.24609375-9.1025390625-6.837646484375-8.900390625-7.363525390625-8.748046875-7.887939453125-8.595703125-8.410888671875-8.443359375-36.21875-32.671875-38.0625-31.578125-36.0625-31.4375-8.21484375-7.927490234375-7.76953125-7.984619140625-7.32421875-8.040283203125-6.87890625-8.094482421875-3.23587036132812-4.08319091796875-3.05148315429687-4.12823486328125-2.86727905273437-4.17291259765625-2.68325805664062-4.21722412109375-2.49942016601562-4.26116943359375-2.31576538085937-4.30474853515625-2.13229370117187-4.34796142578125-1.94900512695313-4.39080810546875h227.53125v-47.34375z"/>
          <dr3d:extrude draw:style-name="gr4" draw:layer="layout" svg:viewBox="14147.890625 -20079 60.359375 335" svg:d="M14147.890625-19808.046875v64.046875h60.359375v-64.046875zM14147.890625-20079v64.046875h60.359375v-64.046875z"/>
          <dr3d:extrude draw:style-name="gr4" draw:layer="layout" svg:viewBox="14292.140625 -20085 300.59375 448.796875" svg:d="M14592.734375-19958.390625l-0.15234375-7.40475463867188-0.45703125-7.20242309570313-0.76171875-6.99990844726563-1.06640625-6.79721069335938-1.37109375-6.59432983398438-1.67578125-6.39126586914063-1.98046875-6.18801879882813-2.28515625-5.98458862304688-2.57809448242187-5.76412963867188-2.85916137695312-5.53836059570313-3.14004516601562-5.31240844726563-3.42074584960937-5.08627319335938-3.70126342773437-4.85995483398438-3.98159790039062-4.63345336914063-4.26174926757813-4.40676879882813-4.54171752929688-4.17990112304688-4.82159423828125-3.94036865234375-5.10174560546875-3.69976806640625-5.38226318359375-3.45880126953125-5.66314697265625-3.21746826171875-5.94439697265625-2.97576904296875-6.22601318359375-2.73370361328125-6.50799560546875-2.49127197265625-6.79034423828125-2.24847412109375-7.04885864257813-1.98855590820313-7.29513549804688-1.72360229492188-7.54159545898438-1.45883178710938-7.78823852539063-1.19424438476563-8.03506469726563-0.929840087890625-8.28207397460938-0.665618896484375-17.305908203125-0.539306640625-9.93606567382813 0.162567138671875-9.53488159179688 0.475860595703125-9.13388061523438 0.788970947265625-8.73306274414063 1.10189819335938-8.33242797851563 1.41464233398438-7.93197631835938 1.72720336914063-7.53170776367188 2.03958129882812-7.13162231445313 2.35177612304687-6.7734375 2.61544799804687-6.46875 2.81887817382812-6.1640625 3.02212524414062-5.859375 3.22518920898437-5.5546875 3.42807006835937-5.25 3.63076782226562-4.9453125 3.83328247070312-4.640625 4.03561401367188-4.34835815429688 4.21441650390625-4.06838989257813 4.35833740234375-3.78823852539062 4.50262451171875-3.50790405273437 4.64727783203125-3.22738647460937 4.79229736328125-2.94668579101562 4.93768310546875-2.66580200195312 5.08343505859375-2.38473510742187 5.22955322265625-2.1474609375 5.32403564453125-1.9541015625 5.36688232421875-1.7607421875 5.41009521484375-1.5673828125 5.45367431640625-1.3740234375 5.49761962890625-1.1806640625 5.54193115234375-0.9873046875 5.58660888671875-0.7939453125 5.63165283203125 57.59375 5.25 0.681121826171875-4.28244018554688 0.812774658203125-4.18704223632813 0.944244384765625-4.09146118164063 1.07553100585938-3.99569702148437 1.20663452148438-3.89974975585937 1.33755493164063-3.80361938476562 1.46829223632813-3.70730590820312 1.59884643554688-3.61080932617187 1.73880004882813-3.49435424804687 1.88839721679688-3.36965942382812 2.03817749023437-3.24478149414062 2.18814086914062-3.11972045898437 2.33828735351562-2.99447631835937 2.48861694335937-2.86904907226562 2.63912963867187-2.74343872070312 2.78982543945312-2.61764526367187 2.947265625-2.482177734375 3.111328125-2.337158203125 3.275390625-2.192138671875 3.439453125-2.047119140625 3.603515625-1.902099609375 3.767578125-1.757080078125 3.931640625-1.612060546875 4.095703125-1.467041015625 4.27508544921875-1.30221557617188 4.46954345703125-1.12918090820313 4.66363525390625-0.955963134765625 4.85736083984375-0.782562255859375 5.05072021484375-0.608978271484375 5.24371337890625-0.435211181640625 5.43634033203125-0.261260986328125 5.62860107421875-0.087127685546875 10.2406921386719 0.323760986328125 9.67507934570313 0.971405029296875 9.10928344726563 1.61923217773438 8.54330444335938 2.26724243164062 7.97714233398438 2.91543579101562 3.77620315551758 1.70084762573242 3.63459396362305 1.86296463012695 3.49296188354492 2.02510452270508 3.3513069152832 2.1872673034668 3.20962905883789 2.34945297241211 3.06792831420898 2.51166152954102 2.90625 2.67150497436523 2.71875 2.82895278930664 2.53125 2.98637771606445 2.34375 3.14377975463867 2.15625 3.3011589050293 1.96875 3.45851516723633 1.78125 3.61584854125977 1.59375 3.77315902709961 1.40625 3.93044662475586 1.21875 4.08771133422852 1.875 8.64712524414063 1.125 9.27590942382813 0.375 9.90451049804688-0.1669921875 5.88275146484375-0.5009765625 5.58941650390625-0.8349609375 5.29571533203125-1.1689453125 5.00164794921875-1.5029296875 4.70721435546875-1.8369140625 4.41241455078125-2.1708984375 4.11724853515625-2.5048828125 3.82171630859375-2.74874877929687 3.577880859375-2.91409301757812 3.374267578125-3.07925415039062 3.170654296875-3.24423217773437 2.967041015625-3.40902709960937 2.763427734375-3.57363891601562 2.559814453125-3.73806762695312 2.356201171875-3.90231323242187 2.152587890625-4.02828979492188 1.96585083007813-4.11599731445313 1.79611206054688-4.20352172851563 1.62655639648438-4.29086303710938 1.45718383789063-4.37802124023438 1.28799438476563-4.46499633789063 1.11898803710938-4.55178833007813 0.950164794921875-4.63839721679688 0.781524658203125-9.18115234375 1.221435546875-8.81494140625 0.874267578125-8.44580078125 0.525634765625-8.07373046875 0.175537109375h-31.578125v48.265625h30.34375l7.965576171875 0.202392578125 8.122314453125 0.608154296875 8.277587890625 1.015380859375 8.431396484375 1.424072265625 4.21295166015625 0.896484375 4.11956787109375 1.060546875 4.02655029296875 1.224609375 3.93389892578125 1.388671875 3.84161376953125 1.552734375 3.74969482421875 1.716796875 3.65814208984375 1.880859375 3.56695556640625 2.044921875 3.44451904296875 2.221435546875 3.29034423828125 2.410400390625 3.13580322265625 2.599365234375 2.98089599609375 2.788330078125 2.82562255859375 2.977294921875 2.66998291015625 3.166259765625 2.51397705078125 3.355224609375 2.35760498046875 3.544189453125 2.142333984375 3.76394653320312 1.856689453125 4.01461791992188 1.571044921875 4.26547241210938 1.285400390625 4.51651000976563 0.999755859375 4.76773071289063 0.714111328125 5.01913452148438 0.428466796875 5.27072143554688 0.142822265625 5.52249145507813-0.321563720703125 8.51223754882813-0.964813232421875 8.05245971679688-1.60824584960938 7.59286499023438-2.25186157226562 7.13345336914063-1.36734390258789 3.39450454711914-1.52831649780273 3.27972030639648-1.68931198120117 3.16495895385742-1.8503303527832 3.05022048950195-2.01137161254883 2.93550491333008-2.17243576049805 2.8208122253418-2.33352279663086 2.70614242553711-2.49463272094727 2.59149551391602-2.6502685546875 2.45507431030273-2.8062744140625 2.29684829711914-2.9622802734375 2.13859939575195-3.1182861328125 1.98032760620117-3.2742919921875 1.8220329284668-3.4302978515625 1.66371536254883-3.5863037109375 1.50537490844727-3.7423095703125 1.34701156616211-7.95263671875 2.21884155273437-8.57666015625 1.58511352539063-9.20068359375 0.951202392578125-9.82470703125 0.317108154296875-8.99050903320313-0.295166015625-8.54977416992188-0.885498046875-8.10922241210938-1.475830078125-7.66885375976563-2.066162109375-7.22866821289063-2.656494140625-6.78866577148438-3.246826171875-6.34884643554688-3.837158203125-5.90921020507813-4.427490234375-2.77021026611328-2.41900253295898-2.62120819091797-2.54019546508789-2.47225189208984-2.6613655090332-2.32334136962891-2.78251266479492-2.17447662353516-2.90363693237305-2.02565765380859-3.02473831176758-1.87688446044922-3.14581680297852-1.72815704345703-3.26687240600586-3.01031494140625-6.89682006835938-2.41595458984375-7.38076782226563-1.82196044921875-7.86453247070313-1.22833251953125-8.34811401367188-56.03125 4.34375 0.990203857421875 7.07955932617188 1.27127075195313 6.84793090820313 1.55215454101563 6.61611938476563 1.83285522460938 6.38412475585938 2.11337280273437 6.15194702148438 2.39370727539062 5.91958618164063 2.67385864257812 5.68704223632813 2.95382690429687 5.45431518554688 3.20291137695312 5.224365234375 3.40963745117187 4.997314453125 3.61654663085937 4.770263671875 3.82363891601562 4.543212890625 4.03091430664063 4.316162109375 4.23837280273438 4.089111328125 4.44601440429688 3.862060546875 4.65383911132813 3.635009765625 4.847900390625 3.40948486328125 5.016357421875 3.18572998046875 5.184814453125 2.96234130859375 5.353271484375 2.73931884765625 5.521728515625 2.51666259765625 5.690185546875 2.29437255859375 5.858642578125 2.07244873046875 6.027099609375 1.85089111328125 6.16033935546875 1.63180541992188 6.25811767578125 1.41482543945313 6.35552978515625 1.19766235351563 6.45257568359375 0.980316162109375 6.54925537109375 0.762786865234375 6.64556884765625 0.545074462890625 6.74151611328125 0.327178955078125 6.83709716796875 0.109100341796875 8.97442626953125-0.142791748046875 8.65399169921875-0.428253173828125 8.33392333984375-0.713531494140625 8.01422119140625-0.998626708984375 7.69488525390625-1.28353881835938 7.37591552734375-1.56826782226563 7.05731201171875-1.85281372070313 6.73907470703125-2.13717651367187 6.429931640625-2.38177490234375 6.129638671875-2.58648681640625 5.829345703125-2.79083251953125 5.529052734375-2.99481201171875 5.228759765625-3.19842529296875 4.928466796875-3.40167236328125 4.628173828125-3.60455322265625 4.327880859375-3.80706787109375 4.0400390625-3.99246215820312 3.7646484375-4.16110229492188 3.4892578125-4.32992553710938 3.2138671875-4.49893188476563 2.9384765625-4.66812133789063 2.6630859375-4.83749389648438 2.3876953125-5.00704956054688 2.1123046875-5.17678833007813 1.85153198242188-5.30563354492188 1.60525512695313-5.39334106445313 1.35879516601563-5.48086547851563 1.11215209960938-5.56820678710938 0.865325927734375-5.65536499023438 0.618316650390625-5.74234008789063 0.371124267578125-5.82913208007813 0.123748779296875-5.91574096679688-0.082061767578125-4.760009765625-0.246307373046875-4.682373046875-0.410736083984375-4.604736328125-0.575347900390625-4.527099609375-0.740142822265625-4.449462890625-0.905120849609375-4.371826171875-1.07028198242188-4.294189453125-1.23562622070313-4.216552734375-1.409912109375-4.12429809570313-1.593017578125-4.01754760742188-1.776123046875-3.91098022460937-1.959228515625-3.80459594726562-2.142333984375-3.69839477539062-2.325439453125-3.59237670898437-2.508544921875-3.48654174804687-2.691650390625-3.38088989257812-2.87835693359375-3.27023315429687-3.06842041015625-3.15432739257812-3.25811767578125-3.03823852539062-3.44744873046875-2.92196655273437-3.63641357421875-2.80551147460937-3.82501220703125-2.68887329101562-4.01324462890625-2.57205200195312-4.20111083984375-2.45504760742187-4.40402221679688-2.323974609375-4.62210083007813-2.178955078125-4.83999633789063-2.033935546875-5.05770874023438-1.888916015625-5.27523803710938-1.743896484375-5.49258422851563-1.598876953125-5.70974731445313-1.453857421875-5.92672729492188-1.308837890625v-1.234375l6.47317504882813-0.796142578125 6.25949096679688-0.993896484375 6.04598999023438-1.191650390625 5.83267211914063-1.389404296875 5.61953735351563-1.587158203125 5.40658569335938-1.784912109375 5.19381713867188-1.982666015625 4.98123168945313-2.180419921875 4.76876831054688-2.35028076171875 4.55618286132813-2.49200439453125 4.34341430664063-2.63336181640625 4.13046264648438-2.77435302734375 3.91732788085937-2.91497802734375 3.70401000976562-3.05523681640625 3.49050903320312-3.19512939453125 3.27682495117187-3.33465576171875 3.07620239257812-3.46286010742187 2.87716674804687-3.57986450195312 2.67831420898437-3.69668579101562 2.47964477539062-3.81332397460937 2.28115844726562-3.92977905273437 2.08285522460937-4.04605102539063 1.88473510742188-4.16213989257813 1.68679809570313-4.27804565429688 1.48831176757813-4.359375 1.28927612304688-4.41796875 1.09042358398438-4.4765625 0.891754150390625-4.53515625 0.693267822265625-4.59375 0.494964599609375-4.65234375 0.296844482421875-4.7109375z"/>
        </dr3d:scene>
        <dr3d:scene draw:style-name="gr2" svg:width="3.556cm" svg:height="2.413cm" svg:x="7.985cm" svg:y="21.193cm" dr3d:transform="matrix (1 0 0 0 0.939692620785931 0.342020143325607 0 -0.342020143325607 0.939692620785931 -10.9065cm 22.5905680632843cm 7.87909701857503cm)" dr3d:vrp="(0 0 10807.8571428571)" dr3d:vpn="(0 0 10162.8571428571)" dr3d:projection="perspective" dr3d:distance="0.64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9128 -25130 3557 2414" svg:d="M10906-22716l186.0810546875-6.029296875 179.7236328125-17.736328125 172.5869140625-28.916015625 164.6708984375-39.568359375 155.9755859375-49.693359375 146.5009765625-59.291015625 136.2470703125-68.361328125 125.2138671875-76.904296875 113.4013671875-84.919921875 100.8095703125-92.408203125 87.4384765625-99.369140625 73.2880859375-105.802734375 58.3583984375-111.708984375 42.6494140625-117.087890625 26.1611328125-121.939453125 8.8935546875-126.263671875-8.8935546875-126.27490234375-26.1611328125-121.97119140625-42.6494140625-117.13720703125-58.3583984375-111.77294921875-73.2880859375-105.87841796875-87.4384765625-99.45361328125-100.8095703125-92.49853515625-113.4013671875-85.01318359375-125.2138671875-76.99755859375-136.2470703125-68.45166015625-146.5009765625-59.37548828125-155.9755859375-49.76904296875-164.6708984375-39.63232421875-172.5869140625-28.96533203125-179.7236328125-17.76806640625-186.0810546875-6.04052734375-186.0810546875 6.04052734375-179.7236328125 17.76806640625-172.5869140625 28.96533203125-164.6708984375 39.63232421875-155.9755859375 49.76904296875-146.5009765625 59.37548828125-136.2470703125 68.45166015625-125.2138671875 76.99755859375-113.4013671875 85.01318359375-100.8095703125 92.49853515625-87.4384765625 99.45361328125-73.2880859375 105.87841796875-58.3583984375 111.77294921875-42.6494140625 117.13720703125-26.1611328125 121.97119140625-8.8935546875 126.27490234375 8.8935546875 126.263671875 26.1611328125 121.939453125 42.6494140625 117.087890625 58.3583984375 111.708984375 73.2880859375 105.802734375 87.4384765625 99.369140625 100.8095703125 92.408203125 113.4013671875 84.919921875 125.2138671875 76.904296875 136.2470703125 68.361328125 146.5009765625 59.291015625 155.9755859375 49.693359375 164.6708984375 39.568359375 172.5869140625 28.916015625 179.7236328125 17.736328125zM9128-22716zM12685-25130z"/>
          <dr3d:extrude draw:style-name="gr4" draw:layer="layout" svg:viewBox="9505.9375 -24149 273.34375 347" svg:d="M9564.125-23973.953125l0.2607421875-14.09130859375 0.7822265625-13.51416015625 1.3037109375-12.93408203125 1.8251953125-12.35107421875 1.13751220703125-5.92529296875 1.31512451171875-5.71728515625 1.49310302734375-5.50927734375 1.67144775390625-5.30126953125 1.85015869140625-5.09326171875 2.02923583984375-4.88525390625 2.20867919921875-4.67724609375 2.38848876953125-4.46923828125 2.577392578125-4.24285888671875 2.775146484375-3.99786376953125 2.972900390625-3.75250244140625 3.170654296875-3.50677490234375 3.368408203125-3.26068115234375 3.566162109375-3.01422119140625 3.763916015625-2.76739501953125 3.961669921875-2.52020263671875 4.18435668945313-2.24636840820312 4.42037963867188-1.94625854492188 4.65658569335938-1.64633178710938 4.89297485351563-1.34658813476563 5.12954711914063-1.04702758789063 5.36630249023438-0.747650146484375 5.60324096679688-0.448455810546875 5.84036254882813-0.149444580078125 7.27734375 0.243927001953125 6.97265625 0.731903076171875 6.66796875 1.22006225585938 6.36328125 1.70840454101563 6.05859375 2.19692993164062 5.75390625 2.68563842773437 5.44921875 3.17453002929687 5.14453125 3.66360473632812 2.43621826171875 2.01966094970703 2.31646728515625 2.15081024169922 2.19671630859375 2.28200531005859 2.07696533203125 2.41324615478516 1.95721435546875 2.54453277587891 1.83746337890625 2.67586517333984 1.71771240234375 2.80724334716797 1.59796142578125 2.93866729736328 2.836669921875 6.27178955078125 2.357666015625 6.79803466796875 1.878662109375 7.32464599609375 1.399658203125 7.85162353515625h56.34375l-0.79840087890625-5.24856567382813-1.00091552734375-5.19894409179688-1.20379638671875-5.14950561523438-1.40704345703125-5.10025024414063-1.61065673828125-5.05117797851563-1.81463623046875-5.00228881835938-2.01898193359375-4.95358276367188-2.22369384765625-4.90505981445313-2.42434692382812-4.806884765625-2.63253784179687-4.658935546875-2.84091186523437-4.510986328125-3.04946899414062-4.363037109375-3.25820922851562-4.215087890625-3.46713256835937-4.067138671875-3.67623901367187-3.919189453125-3.88552856445312-3.771240234375-4.09347534179688-3.60577392578125-4.31155395507813-3.42303466796875-4.52944946289063-3.24066162109375-4.74716186523438-3.05865478515625-4.96469116210938-2.87701416015625-5.18203735351563-2.69573974609375-5.39920043945313-2.51483154296875-5.61618041992188-2.33428955078125-5.83660888671875-2.09841918945312-6.06036376953125-1.81881713867188-6.28375244140625-1.53939819335938-6.50677490234375-1.26016235351563-6.72943115234375-0.981109619140625-6.95172119140625-0.702239990234375-7.17364501953125-0.423553466796875-7.39520263671875-0.145050048828125-9.64300537109375 0.213104248046875-9.27642822265625 0.627471923828125-8.90948486328125 1.04165649414063-8.54217529296875 1.45565795898438-8.17449951171875 1.86947631835938-7.80645751953125 2.28311157226562-7.43804931640625 2.69656372070312-7.06927490234375 3.10983276367187-6.72357177734375 3.47970581054687-6.40093994140625 3.79446411132812-6.07794189453125 4.10903930664063-5.75457763671875 4.42343139648438-5.43084716796875 4.73764038085938-5.10675048828125 5.05166625976563-4.78228759765625 5.36550903320313-4.45745849609375 5.67916870117188-4.14767456054688 5.97146606445313-3.85305786132812 6.23092651367188-3.55825805664062 6.49057006835938-3.26327514648437 6.75039672851563-2.96810913085937 7.01040649414063-2.67276000976562 7.27059936523438-2.37722778320312 7.53097534179688-2.08151245117187 7.79153442382813-1.812744140625 8.01199340820313-1.571044921875 8.18063354492188-2.4169921875 16.867919921875-1.4501953125 17.544677734375-0.4833984375 18.222900390625 0.348388671875 16.3681640625 1.044189453125 15.3779296875 1.738525390625 14.3876953125 1.12918090820313 6.822509765625 1.30221557617188 6.574951171875 3.070068359375 12.507080078125 1.74551391601563 5.94857788085938 1.88558959960938 5.74551391601563 2.02548217773437 5.54263305664063 2.16519165039062 5.33993530273438 2.30471801757812 5.13742065429688 2.44406127929687 4.93508911132813 2.5693359375 4.73663330078125 2.6806640625 4.54217529296875 2.7919921875 4.34808349609375 2.9033203125 4.15435791015625 3.0146484375 3.96099853515625 3.1259765625 3.76800537109375 3.2373046875 3.57537841796875 3.3486328125 3.38311767578125 3.44088745117187 3.20504760742187 3.51394653320312 3.04080200195312 3.58682250976562 2.87637329101562 3.65951538085937 2.71176147460937 3.73202514648437 2.54696655273437 3.80435180664062 2.38198852539062 3.87649536132812 2.21682739257812 3.94845581054687 2.05148315429687 4.01593017578125 1.906494140625 4.06756591796875 1.770263671875 4.11956787109375 1.634033203125 4.17193603515625 1.497802734375 4.22467041015625 1.361572265625 4.27777099609375 1.225341796875 4.33123779296875 1.089111328125 4.38507080078125 0.952880859375 8.844482421875 1.55859375 8.884033203125 1.11328125 8.922119140625 0.66796875 8.958740234375 0.22265625 6.94625854492188-0.120849609375 6.75271606445313-0.362548828125 6.55899047851563-0.604248046875 6.36508178710938-0.845947265625 6.17098999023438-1.087646484375 5.97671508789063-1.329345703125 5.78225708007813-1.571044921875 5.58761596679688-1.812744140625 5.401611328125-2.02294921875 5.212646484375-2.20166015625 5.023681640625-2.38037109375 4.834716796875-2.55908203125 4.645751953125-2.73779296875 4.456787109375-2.91650390625 4.267822265625-3.09521484375 4.078857421875-3.27392578125 3.89508056640625-3.43801879882812 3.70501708984375-3.58761596679687 3.51531982421875-3.73739624023437 3.32598876953125-3.88735961914062 3.13702392578125-4.03750610351563 2.94842529296875-4.18783569335938 2.76019287109375-4.33834838867188 2.57232666015625-4.48904418945313 2.38623046875-4.607666015625 2.20166015625-4.694091796875 2.01708984375-4.780517578125 1.83251953125-4.866943359375 1.64794921875-4.953369140625 1.46337890625-5.039794921875 1.27880859375-5.126220703125 1.09423828125-5.212646484375-57.265625-4.328125-1.2919921875 6.78152465820313-1.7080078125 6.42282104492188-2.1240234375 6.06430053710938-2.5400390625 5.70596313476563-2.9560546875 5.34780883789063-3.3720703125 4.98983764648438-3.7880859375 4.63204956054688-4.2041015625 4.27444458007813-2.26392364501953 1.98394393920898-2.37969207763672 1.85611343383789-2.49550628662109 1.7282600402832-2.61136627197266 1.60038375854492-2.72727203369141 1.47248458862305-2.84322357177734 1.34456253051758-6.03448486328125 2.30526733398437-6.49884033203125 1.79330444335938-6.96356201171875 1.28115844726563-7.42864990234375 0.768829345703125-7.89410400390625 0.256317138671875-5.8359375-0.123077392578125-5.58984375-0.369354248046875-5.34375-0.615814208984375-5.09765625-0.862457275390625-4.8515625-1.10928344726563-4.60546875-1.35629272460938-4.359375-1.60348510742188-4.11328125-1.85086059570313-3.88992309570312-2.0947265625-3.70114135742187-2.3466796875-3.51254272460937-2.5986328125-3.32412719726562-2.8505859375-3.13589477539062-3.1025390625-2.94784545898437-3.3544921875-2.75997924804687-3.6064453125-2.57229614257812-3.8583984375-2.38848876953125-4.10736083984375-2.20867919921875-4.36480712890625-2.02923583984375-4.62188720703125-1.85015869140625-4.87860107421875-1.67144775390625-5.13494873046875-1.49310302734375-5.39093017578125-1.31512451171875-5.64654541015625-1.13751220703125-5.90179443359375-1.8251953125-12.580078125-1.3037109375-13.623046875-0.7822265625-14.666015625z"/>
          <dr3d:extrude draw:style-name="gr4" draw:layer="layout" svg:viewBox="9839.71875 -24143.21875 55.71875 459.21875" svg:d="M9839.71875-24143.21875v459.21875h55.71875v-459.21875z"/>
          <dr3d:extrude draw:style-name="gr4" draw:layer="layout" svg:viewBox="9962.9375 -24149 325.65625 347" svg:d="M10064.15625-24149l-12.223388671875 0.42120361328125-11.439697265625 1.25213623046875-10.656005859375 2.08343505859375-9.872314453125 2.91510009765625-4.64227294921875 1.76953887939453-4.44635009765625 1.97759246826172-4.25042724609375 2.18569183349609-4.05450439453125 2.39383697509766-3.85858154296875 2.60202789306641-3.66265869140625 2.81026458740234-3.46673583984375 3.01854705810547-3.27081298828125 3.22687530517578-3.07361221313477 3.41144180297852-2.87514877319336 3.56637191772461-2.67670822143555 3.7213249206543-2.47829055786133 3.87630081176758-2.2798957824707 4.03129959106445-2.08152389526367 4.18632125854492-1.88317489624023 4.34136581420898-1.68484878540039 4.49643325805664-2.77481079101562 9.45816040039063-1.98178100585938 10.0787048339844-1.18893432617188 10.6994323730469-0.396270751953125 11.3203430175781 0.195587158203125 8.110107421875 0.586883544921875 7.736572265625 0.978363037109375 7.363037109375 1.37002563476563 6.989501953125 1.76187133789063 6.615966796875 2.15390014648437 6.242431640625 2.54611206054687 5.868896484375 2.93850708007812 5.495361328125 3.255615234375 5.17092895507813 3.497314453125 4.88400268554688 3.739013671875 4.59725952148438 3.980712890625 4.31069946289063 4.222412109375 4.02432250976563 4.464111328125 3.73812866210937 4.705810546875 3.45211791992187 4.947509765625 3.16629028320312 5.15838623046875 2.906982421875 5.33819580078125 2.674072265625 5.51763916015625 2.441162109375 5.69671630859375 2.208251953125 5.87542724609375 1.975341796875 6.05377197265625 1.742431640625 6.23175048828125 1.509521484375 6.40936279296875 1.276611328125 13.05712890625 2.039306640625 13.17724609375 1.454833984375 13.29443359375 0.871826171875 13.40869140625 0.290283203125h75.234375v18.484375l-0.272216796875 10.11669921875-0.339996337890625 4.76263427734375-0.475677490234375 4.56597900390625-0.611175537109375 4.36968994140625-0.746490478515625 4.17376708984375-0.881622314453125 3.97821044921875-1.01657104492188 3.78302001953125-1.156494140625 3.596923828125-1.301513671875 3.419677734375-1.446533203125 3.242431640625-1.591552734375 3.065185546875-1.736572265625 2.887939453125-1.881591796875 2.710693359375-2.026611328125 2.533447265625-2.171630859375 2.356201171875-2.31378173828125 2.19729614257812-2.45330810546875 2.04513549804687-2.59320068359375 1.89315795898438-2.73345947265625 1.74136352539063-2.87408447265625 1.58975219726563-3.01507568359375 1.43832397460938-3.15643310546875 1.28707885742188-3.29815673828125 1.13601684570313-3.44384765625 0.993927001953125-3.59326171875 0.860809326171875-3.74267578125 0.727874755859375-3.89208984375 0.595123291015625-4.04150390625 0.462554931640625-4.19091796875 0.330169677734375-8.830078125 0.263916015625-7.85498046875-0.146240234375-7.46533203125-0.437744140625-7.07861328125-0.727783203125-6.69482421875-1.016357421875-3.19851684570312-0.638641357421875-3.09176635742187-0.755645751953125-2.98519897460937-0.872467041015625-2.87881469726562-0.989105224609375-2.77261352539062-1.10556030273438-2.66659545898437-1.22183227539063-2.56076049804687-1.33792114257813-2.45510864257812-1.45382690429688-2.33929443359375-1.579833984375-2.22467041015625-1.716064453125-2.10968017578125-1.852294921875-1.99432373046875-1.988525390625-1.87860107421875-2.124755859375-1.76251220703125-2.260986328125-1.64605712890625-2.397216796875-1.52923583984375-2.533447265625-1.40771484375-2.68649291992187-1.28173828125-2.85623168945312-1.15576171875-3.02578735351562-1.02978515625-3.19515991210937-0.90380859375-3.36434936523437-0.77783203125-3.53335571289062-0.65185546875-3.70217895507812-0.52587890625-3.87081909179687-58.1875 5.28125 0.860565185546875 4.90646362304688 1.03469848632813 4.80520629882813 1.20864868164063 4.70376586914063 1.38241577148438 4.60214233398438 1.55599975585938 4.50033569335938 1.72940063476563 4.39834594726563 1.90261840820313 4.29617309570313 2.07565307617187 4.19381713867188 2.281494140625 4.078125 2.508544921875 3.9375 2.735595703125 3.796875 2.962646484375 3.65625 3.189697265625 3.515625 3.416748046875 3.375 3.643798828125 3.234375 3.870849609375 3.09375 4.115478515625 2.9384765625 4.365966796875 2.7685546875 4.616455078125 2.5986328125 4.866943359375 2.4287109375 5.117431640625 2.2587890625 5.367919921875 2.0888671875 5.618408203125 1.9189453125 5.868896484375 1.7490234375 6.15676879882813 1.56005859375 6.47042846679688 1.35205078125 6.78427124023438 1.14404296875 7.09829711914063 0.93603515625 15.139404296875 1.248046875 16.397705078125 0.416015625 15.3017883300781-0.451904296875 14.3234558105469-1.355712890625 13.3453063964844-2.259521484375 12.3673400878906-3.163330078125 11.3895568847656-4.067138671875 5.32816696166992-2.37249755859375 5.08378982543945-2.59844970703125 4.83943557739258-2.82440185546875 4.5951042175293-3.05035400390625 4.35079574584961-3.27630615234375 4.10651016235352-3.50225830078125 3.86261367797852-3.71612548828125 3.61324691772461-3.91790771484375 3.3639030456543-4.11968994140625 3.11458206176758-4.32147216796875 2.86528396606445-4.52325439453125 2.61600875854492-4.72503662109375 2.36675643920898-4.92681884765625 2.11752700805664-5.12860107421875 1.86832046508789-5.33038330078125 1.61913681030273-5.53216552734375 2.49081420898437-11.669677734375 1.49435424804688-12.476806640625 0.498077392578125-13.283935546875v-144.15625l0.101776123046875-5.99636840820313 0.305206298828125-5.61422729492188 0.508453369140625-5.23226928710938 0.711517333984375-4.85049438476563 0.914398193359375-4.46890258789063 1.11709594726563-4.08749389648438 1.31961059570313-3.70626831054687 1.52194213867188-3.32522583007812 0.860408782958984-1.51831436157227 0.952304840087891-1.42019271850586 1.0441780090332-1.32209396362305 1.13602828979492-1.22401809692383 1.22785568237305-1.1259651184082 1.31966018676758-1.02793502807617 1.41144180297852-0.929927825927734 1.50320053100586-0.831943511962891 1.59493637084961-0.733982086181641 1.68664932250977-0.636043548583984 1.77833938598633-0.538127899169922 1.8700065612793-0.440235137939453 1.96165084838867-0.342365264892578 2.05327224731445-0.244518280029297 4.38131713867188-0.195587158203125 2.3203125 0.040771484375 2.3203125 0.121337890625 2.3203125 0.200439453125 2.3203125 0.278076171875 2.300048828125 0.33935546875 2.260498046875 0.38330078125 2.222412109375 0.42431640625 2.185791015625 0.46240234375v-34.734375l-5.25048828125-1.1611328125-5.22998046875-1.0029296875-5.21240234375-0.8505859375-5.19775390625-0.7041015625-5.2763671875-0.533447265625-5.4462890625-0.382568359375-5.6162109375-0.233154296875-5.7861328125-0.085205078125-3.87890625 0.0703125-3.73828125 0.19921875-3.59765625 0.328125-3.45703125 0.45703125-3.31640625 0.5859375-3.17578125 0.71484375-3.03515625 0.84375-2.89453125 0.97265625-2.759033203125 1.11553955078125-2.628662109375 1.24920654296875-2.498291015625 1.38323974609375-2.367919921875 1.51763916015625-2.237548828125 1.65240478515625-2.107177734375 1.78753662109375-1.976806640625 1.92303466796875-1.846435546875 2.05889892578125-1.72781372070313 2.18991088867187-1.62106323242188 2.31570434570312-1.51449584960938 2.44131469726562-1.40811157226563 2.56674194335937-1.30191040039063 2.69198608398437-1.19589233398438 2.81704711914062-1.09005737304688 2.94192504882812-0.984405517578125 3.06661987304687-0.882568359375 3.19927978515625-0.796142578125 3.32855224609375-1.3330078125 7.04638671875-0.9873046875 7.56787109375-0.6416015625 8.09228515625h-1.84375l-4.596435546875-7.834228515625-4.811767578125-7.448974609375-5.025634765625-7.065185546875-5.238037109375-6.682861328125-2.72238159179687-3.18533325195312-2.83499145507812-3.06393432617187-2.94741821289062-2.94271850585937-3.05966186523437-2.82168579101562-3.17172241210937-2.70083618164062-3.28359985351562-2.58016967773437-3.39529418945312-2.45968627929687-3.50680541992187-2.33938598632812-3.617431640625-2.21343994140625-3.739013671875-2.08197021484375-3.860595703125-1.95086669921875-3.982177734375-1.82012939453125-4.103759765625-1.68975830078125-4.225341796875-1.55975341796875-4.346923828125-1.43011474609375-4.468505859375-1.30084228515625-4.61355590820313-1.15426635742188-4.78219604492188-1.00173950195313-4.95101928710938-0.849029541015625-5.12002563476563-0.696136474609375-10.747802734375-0.932861328125zM10076.859375-24107.234375l6.55221557617188 0.150848388671875 6.34402465820313 0.452423095703125 6.13565063476563 0.753814697265625 5.92709350585938 1.05502319335938 5.71835327148438 1.35604858398438 5.50942993164063 1.65689086914063 5.30032348632813 1.95755004882813 5.09103393554688 2.25802612304687 4.88595581054688 2.49240112304687 4.67337036132813 2.66067504882812 4.46060180664063 2.82876586914062 4.24765014648438 2.99667358398437 4.03451538085938 3.16439819335937 3.82119750976562 3.33193969726562 3.60769653320312 3.49929809570312 3.39401245117187 3.66647338867187 3.18377685546875 3.79318237304687 2.97686767578125 3.87942504882812 2.76959228515625 3.96548461914062 2.56195068359375 4.05136108398438 2.35394287109375 4.13705444335938 2.14556884765625 4.22256469726563 1.93682861328125 4.30789184570313 1.72772216796875 4.39303588867188 1.527099609375 4.41207885742188 1.323486328125 4.36502075195313 1.119873046875 4.31777954101563 0.916259765625 4.27035522460938 0.712646484375 4.22274780273438 0.509033203125 4.17495727539063 0.305419921875 4.12698364257813 0.101806640625 4.07882690429688v27.25h-60.984375l-10.0927734375-0.1640625-9.8408203125-0.4921875-9.5888671875-0.8203125-9.3369140625-1.1484375-4.53518676757813-0.736114501953125-4.39474487304688-0.895965576171875-4.25448608398438-1.05599975585938-4.11441040039063-1.21621704101563-3.97451782226562-1.37661743164063-3.83480834960937-1.53720092773438-3.69528198242187-1.69796752929688-3.55593872070312-1.85891723632813-3.39111328125-2.03097534179687-3.21240234375-2.22561645507812-3.03369140625-2.42007446289062-2.85498046875-2.61434936523437-2.67626953125-2.80844116210937-2.49755859375-3.00234985351562-2.31884765625-3.19607543945312-2.14013671875-3.38961791992187-1.922607421875-3.621826171875-1.666259765625-3.892822265625-1.409912109375-4.163818359375-1.153564453125-4.434814453125-0.897216796875-4.705810546875-0.640869140625-4.976806640625-0.384521484375-5.247802734375-0.128173828125-5.518798828125 0.229949951171875-6.62042236328125 0.689727783203125-6.23260498046875 1.14932250976563-5.84515380859375 1.60873413085938-5.45806884765625 0.976589202880859-2.58399200439453 1.09137344360352-2.48735809326172 1.20613479614258-2.39076995849609 1.32087326049805-2.29422760009766 1.43558883666992-2.19773101806641 1.5502815246582-2.10128021240234 1.66495132446289-2.00487518310547 1.77959823608398-1.90851593017578 1.885986328125-1.80212783813477 1.984130859375-1.68569564819336 2.082275390625-1.56928634643555 2.180419921875-1.45289993286133 2.278564453125-1.3365364074707 2.376708984375-1.22019577026367 2.474853515625-1.10387802124023 2.572998046875-0.987583160400391 5.4404296875-1.62637329101563 5.8330078125-1.16146850585938 6.2255859375-0.696746826171875z"/>
          <dr3d:extrude draw:style-name="gr4" draw:layer="layout" svg:viewBox="10305.640625 -24149 276.453125 346.078125" svg:d="M10582.09375-24050.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10622.640625 -24149 276.453125 346.078125" svg:d="M10899.09375-24050.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11114.546875 -24142.5 319.484375 436" svg:d="M11372.734375-24044v-98.5h-52.625v98.5h-205.5625v43.3125l199.671875 294.1875h58.515625v-293.5625h61.296875v-43.9375zM11320.109375-23769.359375l-0.430908203125-0.9580078125-0.660888671875-1.3271484375-2.017578125-3.76171875-5.5625-10.0625-6.34375-11.296875-3.060546875-5.23046875-1.384521484375-2.23583984375-1.289306640625-1.98681640625-111.75-164.75-0.861328125-1.329833984375-1.037109375-1.527587890625-2.6015625-3.642578125-6.03125-8.203125-6.1875-8.21875-4.953125-6.171875h154.171875z"/>
          <dr3d:extrude draw:style-name="gr4" draw:layer="layout" svg:viewBox="11483.890625 -24143 288.828125 442.796875" svg:d="M11483.890625-24143v39.296875l4.052490234375 8.92532348632813 4.270751953125 8.65890502929688 4.489013671875 8.39266967773438 4.707275390625 8.12661743164063 4.925537109375 7.86074829101563 5.143798828125 7.59506225585938 5.362060546875 7.32955932617188 5.580322265625 7.06423950195313 11.52490234375 13.532470703125 11.81494140625 12.871826171875 12.10205078125 12.212646484375 12.38623046875 11.554931640625 49.6875 41.65625 12.005615234375 9.59765625 11.406494140625 9.59765625 10.805908203125 9.59765625 10.203857421875 9.59765625 9.430419921875 9.71484375 4.36099243164063 4.9453125 4.12460327148438 5.00390625 3.88803100585937 5.0625 3.65127563476562 5.12109375 3.41433715820312 5.1796875 3.17721557617187 5.23828125 2.867431640625 5.35470581054688 2.485107421875 5.52883911132813 2.102783203125 5.70278930664063 1.720458984375 5.87655639648438 1.338134765625 6.05014038085938 0.955810546875 6.22354125976563 0.573486328125 6.39675903320313 0.191162109375 6.56979370117188-0.087158203125 4.57550048828125-0.261474609375 4.43377685546875-0.435791015625 4.29241943359375-0.610107421875 4.15142822265625-0.784423828125 4.01080322265625-0.958740234375 3.87054443359375-1.133056640625 3.73065185546875-1.307373046875 3.59112548828125-1.47213745117188 3.45184326171875-1.62722778320313 3.31231689453125-1.78213500976563 3.17242431640625-1.93685913085938 3.03216552734375-2.09140014648437 2.89154052734375-2.24575805664062 2.75054931640625-2.39993286132812 2.60919189453125-2.55392456054687 2.46746826171875-2.696044921875 2.32693481445312-2.826416015625 2.17623901367187-2.956787109375 2.02572631835937-3.087158203125 1.87539672851563-3.217529296875 1.72525024414063-3.347900390625 1.57528686523438-3.478271484375 1.42550659179688-3.608642578125 1.27590942382813-3.72506713867187 1.12643432617188-3.82742309570312 0.976837158203125-3.92959594726562 0.827056884765625-4.03158569335938 0.677093505859375-4.13339233398438 0.526947021484375-4.23501586914063 0.376617431640625-4.33645629882813 0.226104736328125-4.43771362304688 0.075408935546875-4.14691162109375-0.072540283203125-4.08502197265625-0.217742919921875-4.02276611328125-0.363128662109375-3.96014404296875-0.508697509765625-3.89715576171875-0.654449462890625-3.83380126953125-0.800384521484375-3.77008056640625-0.946502685546875-3.70599365234375-1.09280395507813-3.623291015625-1.23269653320313-3.522216796875-1.37789916992188-3.421142578125-1.52328491210938-3.320068359375-1.66885375976563-3.218994140625-1.81460571289063-3.117919921875-1.96054077148438-3.016845703125-2.10665893554687-2.915771484375-2.25296020507812-2.79937744140625-2.390625-2.66790771484375-2.53125-2.53680419921875-2.671875-2.40606689453125-2.8125-2.27569580078125-2.953125-2.14569091796875-3.09375-2.01605224609375-3.234375-1.88677978515625-3.375-1.74172973632813-3.51559448242187-1.58078002929688-3.65603637695312-1.42001342773438-3.79629516601562-1.25942993164063-3.93637084960937-1.09902954101563-4.07626342773438-0.938812255859375-4.21597290039063-0.778778076171875-4.35549926757813-0.618927001953125-4.49484252929688-56.96875 5.265625 0.81365966796875 5.84405517578125 1.04620361328125 5.75506591796875 1.27838134765625 5.66644287109375 1.51019287109375 5.57818603515625 1.74163818359375 5.49029541015625 1.97271728515625 5.40277099609375 2.20343017578125 5.31561279296875 2.43377685546875 5.22882080078125 2.675537109375 5.105712890625 2.917236328125 4.946044921875 3.158935546875 4.786376953125 3.400634765625 4.626708984375 3.642333984375 4.467041015625 3.884033203125 4.307373046875 4.125732421875 4.147705078125 4.367431640625 3.988037109375 4.60183715820313 3.80419921875 4.82907104492188 3.59619140625 5.05648803710938 3.38818359375 5.28408813476563 3.18017578125 5.51187133789063 2.97216796875 5.73983764648438 2.76416015625 5.96798706054688 2.55615234375 6.19631958007813 2.34814453125 6.43359375 2.10354614257812 6.6796875 1.82247924804688 6.92578125 1.54159545898438 7.171875 1.26089477539063 7.41796875 0.980377197265625 7.6640625 0.700042724609375 7.91015625 0.419891357421875 8.15625 0.139923095703125 8.01495361328125-0.120880126953125 7.79119873046875-0.362762451171875 7.56781005859375-0.604827880859375 7.34478759765625-0.847076416015625 7.12213134765625-1.08950805664063 6.89984130859375-1.33212280273438 6.67791748046875-1.57492065429688 6.45635986328125-1.81790161132813 6.22262573242188-2.05001831054687 5.97634887695313-2.28274536132812 5.72988891601563-2.51528930664062 5.48324584960938-2.74765014648437 5.23641967773438-2.97982788085937 4.98941040039063-3.21182250976562 4.74221801757813-3.44363403320312 4.49484252929688-3.67526245117187 4.24807739257813-3.90301513671875 3.99044799804687-4.12677001953125 3.73300170898437-4.35015869140625 3.47573852539062-4.57318115234375 3.21865844726562-4.79583740234375 2.96176147460937-5.01812744140625 2.70504760742187-5.24005126953125 2.44851684570312-5.46160888671875 2.18045043945312-5.67916870117188 1.88912963867188-5.89285278320313 1.59799194335938-6.10635375976563 1.30703735351563-6.31967163085938 1.01626586914063-6.53280639648438 0.725677490234375-6.74575805664063 0.435272216796875-6.95852661132813 0.145050048828125-7.17111206054688-0.123748779296875-5.46240234375-0.371124267578125-5.39501953125-0.618316650390625-5.32763671875-0.865325927734375-5.26025390625-1.11215209960938-5.19287109375-1.35879516601563-5.12548828125-1.60525512695313-5.05810546875-1.85153198242188-4.99072265625-2.056640625-4.922607421875-2.220703125-4.865478515625-2.384765625-4.808349609375-2.548828125-4.751220703125-5.58984375-9.3310546875-6.24609375-9.1025390625-6.837646484375-8.900390625-7.363525390625-8.748046875-7.887939453125-8.595703125-8.410888671875-8.443359375-36.21875-32.671875-38.0625-31.578125-36.0625-31.4375-8.21484375-7.927490234375-7.76953125-7.984619140625-7.32421875-8.040283203125-6.87890625-8.094482421875-3.23587036132812-4.08319091796875-3.05148315429687-4.12823486328125-2.86727905273437-4.17291259765625-2.68325805664062-4.21722412109375-2.49942016601562-4.26116943359375-2.31576538085937-4.30474853515625-2.13229370117187-4.34796142578125-1.94900512695313-4.39080810546875h227.53125v-47.34375z"/>
          <dr3d:extrude draw:style-name="gr4" draw:layer="layout" svg:viewBox="11860.890625 -24143 60.359375 335" svg:d="M11860.890625-23872.046875v64.046875h60.359375v-64.046875zM11860.890625-24143v64.046875h60.359375v-64.046875z"/>
          <dr3d:extrude draw:style-name="gr4" draw:layer="layout" svg:viewBox="11995.546875 -24142.5 319.484375 436" svg:d="M12253.734375-24044v-98.5h-52.625v98.5h-205.5625v43.3125l199.671875 294.1875h58.515625v-293.5625h61.296875v-43.9375zM12201.109375-23769.359375l-0.430908203125-0.9580078125-0.660888671875-1.3271484375-2.017578125-3.76171875-5.5625-10.0625-6.34375-11.296875-3.060546875-5.23046875-1.384521484375-2.23583984375-1.289306640625-1.98681640625-111.75-164.75-0.861328125-1.329833984375-1.037109375-1.527587890625-2.6015625-3.642578125-6.03125-8.203125-6.1875-8.21875-4.953125-6.171875h154.171875z"/>
        </dr3d:scene>
        <dr3d:scene draw:style-name="gr2" svg:width="3.556cm" svg:height="2.413cm" svg:x="13.7cm" svg:y="21.193cm" dr3d:transform="matrix (1 0 0 0 0.939692620785931 0.342020143325607 0 -0.342020143325607 0.939692620785931 -16.4945cm 22.3518861376047cm 7.79222390217033cm)" dr3d:vrp="(0 0 10807.8571428571)" dr3d:vpn="(0 0 10162.8571428571)" dr3d:projection="perspective" dr3d:distance="0.64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14716 -24876 3557 2414" svg:d="M16494-22462l186.0810546875-6.029296875 179.7236328125-17.736328125 172.5869140625-28.916015625 164.6708984375-39.568359375 155.9755859375-49.693359375 146.5009765625-59.291015625 136.2470703125-68.361328125 125.2138671875-76.904296875 113.4013671875-84.919921875 100.8095703125-92.408203125 87.4384765625-99.369140625 73.2880859375-105.802734375 58.3583984375-111.708984375 42.6494140625-117.087890625 26.1611328125-121.939453125 8.8935546875-126.263671875-8.8935546875-126.27490234375-26.1611328125-121.97119140625-42.6494140625-117.13720703125-58.3583984375-111.77294921875-73.2880859375-105.87841796875-87.4384765625-99.45361328125-100.8095703125-92.49853515625-113.4013671875-85.01318359375-125.2138671875-76.99755859375-136.2470703125-68.45166015625-146.5009765625-59.37548828125-155.9755859375-49.76904296875-164.6708984375-39.63232421875-172.5869140625-28.96533203125-179.7236328125-17.76806640625-186.0810546875-6.04052734375-186.0810546875 6.04052734375-179.7236328125 17.76806640625-172.5869140625 28.96533203125-164.6708984375 39.63232421875-155.9755859375 49.76904296875-146.5009765625 59.37548828125-136.2470703125 68.45166015625-125.2138671875 76.99755859375-113.4013671875 85.01318359375-100.8095703125 92.49853515625-87.4384765625 99.45361328125-73.2880859375 105.87841796875-58.3583984375 111.77294921875-42.6494140625 117.13720703125-26.1611328125 121.97119140625-8.8935546875 126.27490234375 8.8935546875 126.263671875 26.1611328125 121.939453125 42.6494140625 117.087890625 58.3583984375 111.708984375 73.2880859375 105.802734375 87.4384765625 99.369140625 100.8095703125 92.408203125 113.4013671875 84.919921875 125.2138671875 76.904296875 136.2470703125 68.361328125 146.5009765625 59.291015625 155.9755859375 49.693359375 164.6708984375 39.568359375 172.5869140625 28.916015625 179.7236328125 17.736328125zM14716-22462zM18273-24876z"/>
          <dr3d:extrude draw:style-name="gr4" draw:layer="layout" svg:viewBox="15093.9375 -23895 273.34375 347" svg:d="M15152.125-23719.953125l0.2607421875-14.09130859375 0.7822265625-13.51416015625 1.3037109375-12.93408203125 1.8251953125-12.35107421875 1.13751220703125-5.92529296875 1.31512451171875-5.71728515625 1.49310302734375-5.50927734375 1.67144775390625-5.30126953125 1.85015869140625-5.09326171875 2.02923583984375-4.88525390625 2.20867919921875-4.67724609375 2.38848876953125-4.46923828125 2.577392578125-4.24285888671875 2.775146484375-3.99786376953125 2.972900390625-3.75250244140625 3.170654296875-3.50677490234375 3.368408203125-3.26068115234375 3.566162109375-3.01422119140625 3.763916015625-2.76739501953125 3.961669921875-2.52020263671875 4.18435668945313-2.24636840820312 4.42037963867188-1.94625854492188 4.65658569335938-1.64633178710938 4.89297485351563-1.34658813476563 5.12954711914063-1.04702758789063 5.36630249023438-0.747650146484375 5.60324096679688-0.448455810546875 5.84036254882813-0.149444580078125 7.27734375 0.243927001953125 6.97265625 0.731903076171875 6.66796875 1.22006225585938 6.36328125 1.70840454101563 6.05859375 2.19692993164062 5.75390625 2.68563842773437 5.44921875 3.17453002929687 5.14453125 3.66360473632812 2.43621826171875 2.01966094970703 2.31646728515625 2.15081024169922 2.19671630859375 2.28200531005859 2.07696533203125 2.41324615478516 1.95721435546875 2.54453277587891 1.83746337890625 2.67586517333984 1.71771240234375 2.80724334716797 1.59796142578125 2.93866729736328 2.836669921875 6.27178955078125 2.357666015625 6.79803466796875 1.878662109375 7.32464599609375 1.399658203125 7.85162353515625h56.34375l-0.79840087890625-5.24856567382813-1.00091552734375-5.19894409179688-1.20379638671875-5.14950561523438-1.40704345703125-5.10025024414063-1.61065673828125-5.05117797851563-1.81463623046875-5.00228881835938-2.01898193359375-4.95358276367188-2.22369384765625-4.90505981445313-2.42434692382812-4.806884765625-2.63253784179687-4.658935546875-2.84091186523437-4.510986328125-3.04946899414062-4.363037109375-3.25820922851562-4.215087890625-3.46713256835937-4.067138671875-3.67623901367187-3.919189453125-3.88552856445312-3.771240234375-4.09347534179688-3.60577392578125-4.31155395507813-3.42303466796875-4.52944946289063-3.24066162109375-4.74716186523438-3.05865478515625-4.96469116210938-2.87701416015625-5.18203735351563-2.69573974609375-5.39920043945313-2.51483154296875-5.61618041992188-2.33428955078125-5.83660888671875-2.09841918945312-6.06036376953125-1.81881713867188-6.28375244140625-1.53939819335938-6.50677490234375-1.26016235351563-6.72943115234375-0.981109619140625-6.95172119140625-0.702239990234375-7.17364501953125-0.423553466796875-7.39520263671875-0.145050048828125-9.64300537109375 0.213104248046875-9.27642822265625 0.627471923828125-8.90948486328125 1.04165649414063-8.54217529296875 1.45565795898438-8.17449951171875 1.86947631835938-7.80645751953125 2.28311157226562-7.43804931640625 2.69656372070312-7.06927490234375 3.10983276367187-6.72357177734375 3.47970581054687-6.40093994140625 3.79446411132812-6.07794189453125 4.10903930664063-5.75457763671875 4.42343139648438-5.43084716796875 4.73764038085938-5.10675048828125 5.05166625976563-4.78228759765625 5.36550903320313-4.45745849609375 5.67916870117188-4.14767456054688 5.97146606445313-3.85305786132812 6.23092651367188-3.55825805664062 6.49057006835938-3.26327514648437 6.75039672851563-2.96810913085937 7.01040649414063-2.67276000976562 7.27059936523438-2.37722778320312 7.53097534179688-2.08151245117187 7.79153442382813-1.812744140625 8.01199340820313-1.571044921875 8.18063354492188-2.4169921875 16.867919921875-1.4501953125 17.544677734375-0.4833984375 18.222900390625 0.348388671875 16.3681640625 1.044189453125 15.3779296875 1.738525390625 14.3876953125 1.12918090820313 6.822509765625 1.30221557617188 6.574951171875 3.070068359375 12.507080078125 1.74551391601563 5.94857788085938 1.88558959960938 5.74551391601563 2.02548217773437 5.54263305664063 2.16519165039062 5.33993530273438 2.30471801757812 5.13742065429688 2.44406127929687 4.93508911132813 2.5693359375 4.73663330078125 2.6806640625 4.54217529296875 2.7919921875 4.34808349609375 2.9033203125 4.15435791015625 3.0146484375 3.96099853515625 3.1259765625 3.76800537109375 3.2373046875 3.57537841796875 3.3486328125 3.38311767578125 3.44088745117187 3.20504760742187 3.51394653320312 3.04080200195312 3.58682250976562 2.87637329101562 3.65951538085937 2.71176147460937 3.73202514648437 2.54696655273437 3.80435180664062 2.38198852539062 3.87649536132812 2.21682739257812 3.94845581054687 2.05148315429687 4.01593017578125 1.906494140625 4.06756591796875 1.770263671875 4.11956787109375 1.634033203125 4.17193603515625 1.497802734375 4.22467041015625 1.361572265625 4.27777099609375 1.225341796875 4.33123779296875 1.089111328125 4.38507080078125 0.952880859375 8.844482421875 1.55859375 8.884033203125 1.11328125 8.922119140625 0.66796875 8.958740234375 0.22265625 6.94625854492188-0.120849609375 6.75271606445313-0.362548828125 6.55899047851563-0.604248046875 6.36508178710938-0.845947265625 6.17098999023438-1.087646484375 5.97671508789063-1.329345703125 5.78225708007813-1.571044921875 5.58761596679688-1.812744140625 5.401611328125-2.02294921875 5.212646484375-2.20166015625 5.023681640625-2.38037109375 4.834716796875-2.55908203125 4.645751953125-2.73779296875 4.456787109375-2.91650390625 4.267822265625-3.09521484375 4.078857421875-3.27392578125 3.89508056640625-3.43801879882812 3.70501708984375-3.58761596679687 3.51531982421875-3.73739624023437 3.32598876953125-3.88735961914062 3.13702392578125-4.03750610351563 2.94842529296875-4.18783569335938 2.76019287109375-4.33834838867188 2.57232666015625-4.48904418945313 2.38623046875-4.607666015625 2.20166015625-4.694091796875 2.01708984375-4.780517578125 1.83251953125-4.866943359375 1.64794921875-4.953369140625 1.46337890625-5.039794921875 1.27880859375-5.126220703125 1.09423828125-5.212646484375-57.265625-4.328125-1.2919921875 6.78152465820313-1.7080078125 6.42282104492188-2.1240234375 6.06430053710938-2.5400390625 5.70596313476563-2.9560546875 5.34780883789063-3.3720703125 4.98983764648438-3.7880859375 4.63204956054688-4.2041015625 4.27444458007813-2.26392364501953 1.98394393920898-2.37969207763672 1.85611343383789-2.49550628662109 1.7282600402832-2.61136627197266 1.60038375854492-2.72727203369141 1.47248458862305-2.84322357177734 1.34456253051758-6.03448486328125 2.30526733398437-6.49884033203125 1.79330444335938-6.96356201171875 1.28115844726563-7.42864990234375 0.768829345703125-7.89410400390625 0.256317138671875-5.8359375-0.123077392578125-5.58984375-0.369354248046875-5.34375-0.615814208984375-5.09765625-0.862457275390625-4.8515625-1.10928344726563-4.60546875-1.35629272460938-4.359375-1.60348510742188-4.11328125-1.85086059570313-3.88992309570312-2.0947265625-3.70114135742187-2.3466796875-3.51254272460937-2.5986328125-3.32412719726562-2.8505859375-3.13589477539062-3.1025390625-2.94784545898437-3.3544921875-2.75997924804687-3.6064453125-2.57229614257812-3.8583984375-2.38848876953125-4.10736083984375-2.20867919921875-4.36480712890625-2.02923583984375-4.62188720703125-1.85015869140625-4.87860107421875-1.67144775390625-5.13494873046875-1.49310302734375-5.39093017578125-1.31512451171875-5.64654541015625-1.13751220703125-5.90179443359375-1.8251953125-12.580078125-1.3037109375-13.623046875-0.7822265625-14.666015625z"/>
          <dr3d:extrude draw:style-name="gr4" draw:layer="layout" svg:viewBox="15427.71875 -23889.21875 55.71875 459.21875" svg:d="M15427.71875-23889.21875v459.21875h55.71875v-459.21875z"/>
          <dr3d:extrude draw:style-name="gr4" draw:layer="layout" svg:viewBox="15550.9375 -23895 325.65625 347" svg:d="M15652.15625-23895l-12.223388671875 0.42120361328125-11.439697265625 1.25213623046875-10.656005859375 2.08343505859375-9.872314453125 2.91510009765625-4.64227294921875 1.76953887939453-4.44635009765625 1.97759246826172-4.25042724609375 2.18569183349609-4.05450439453125 2.39383697509766-3.85858154296875 2.60202789306641-3.66265869140625 2.81026458740234-3.46673583984375 3.01854705810547-3.27081298828125 3.22687530517578-3.07361221313477 3.41144180297852-2.87514877319336 3.56637191772461-2.67670822143555 3.7213249206543-2.47829055786133 3.87630081176758-2.2798957824707 4.03129959106445-2.08152389526367 4.18632125854492-1.88317489624023 4.34136581420898-1.68484878540039 4.49643325805664-2.77481079101562 9.45816040039063-1.98178100585938 10.0787048339844-1.18893432617188 10.6994323730469-0.396270751953125 11.3203430175781 0.195587158203125 8.110107421875 0.586883544921875 7.736572265625 0.978363037109375 7.363037109375 1.37002563476563 6.989501953125 1.76187133789063 6.615966796875 2.15390014648437 6.242431640625 2.54611206054687 5.868896484375 2.93850708007812 5.495361328125 3.255615234375 5.17092895507813 3.497314453125 4.88400268554688 3.739013671875 4.59725952148438 3.980712890625 4.31069946289063 4.222412109375 4.02432250976563 4.464111328125 3.73812866210937 4.705810546875 3.45211791992187 4.947509765625 3.16629028320312 5.15838623046875 2.906982421875 5.33819580078125 2.674072265625 5.51763916015625 2.441162109375 5.69671630859375 2.208251953125 5.87542724609375 1.975341796875 6.05377197265625 1.742431640625 6.23175048828125 1.509521484375 6.40936279296875 1.276611328125 13.05712890625 2.039306640625 13.17724609375 1.454833984375 13.29443359375 0.871826171875 13.40869140625 0.290283203125h75.234375v18.484375l-0.272216796875 10.11669921875-0.339996337890625 4.76263427734375-0.475677490234375 4.56597900390625-0.611175537109375 4.36968994140625-0.746490478515625 4.17376708984375-0.881622314453125 3.97821044921875-1.01657104492188 3.78302001953125-1.156494140625 3.596923828125-1.301513671875 3.419677734375-1.446533203125 3.242431640625-1.591552734375 3.065185546875-1.736572265625 2.887939453125-1.881591796875 2.710693359375-2.026611328125 2.533447265625-2.171630859375 2.356201171875-2.31378173828125 2.19729614257812-2.45330810546875 2.04513549804687-2.59320068359375 1.89315795898438-2.73345947265625 1.74136352539063-2.87408447265625 1.58975219726563-3.01507568359375 1.43832397460938-3.15643310546875 1.28707885742188-3.29815673828125 1.13601684570313-3.44384765625 0.993927001953125-3.59326171875 0.860809326171875-3.74267578125 0.727874755859375-3.89208984375 0.595123291015625-4.04150390625 0.462554931640625-4.19091796875 0.330169677734375-8.830078125 0.263916015625-7.85498046875-0.146240234375-7.46533203125-0.437744140625-7.07861328125-0.727783203125-6.69482421875-1.016357421875-3.19851684570312-0.638641357421875-3.09176635742187-0.755645751953125-2.98519897460937-0.872467041015625-2.87881469726562-0.989105224609375-2.77261352539062-1.10556030273438-2.66659545898437-1.22183227539063-2.56076049804687-1.33792114257813-2.45510864257812-1.45382690429688-2.33929443359375-1.579833984375-2.22467041015625-1.716064453125-2.10968017578125-1.852294921875-1.99432373046875-1.988525390625-1.87860107421875-2.124755859375-1.76251220703125-2.260986328125-1.64605712890625-2.397216796875-1.52923583984375-2.533447265625-1.40771484375-2.68649291992187-1.28173828125-2.85623168945312-1.15576171875-3.02578735351562-1.02978515625-3.19515991210937-0.90380859375-3.36434936523437-0.77783203125-3.53335571289062-0.65185546875-3.70217895507812-0.52587890625-3.87081909179687-58.1875 5.28125 0.860565185546875 4.90646362304688 1.03469848632813 4.80520629882813 1.20864868164063 4.70376586914063 1.38241577148438 4.60214233398438 1.55599975585938 4.50033569335938 1.72940063476563 4.39834594726563 1.90261840820313 4.29617309570313 2.07565307617187 4.19381713867188 2.281494140625 4.078125 2.508544921875 3.9375 2.735595703125 3.796875 2.962646484375 3.65625 3.189697265625 3.515625 3.416748046875 3.375 3.643798828125 3.234375 3.870849609375 3.09375 4.115478515625 2.9384765625 4.365966796875 2.7685546875 4.616455078125 2.5986328125 4.866943359375 2.4287109375 5.117431640625 2.2587890625 5.367919921875 2.0888671875 5.618408203125 1.9189453125 5.868896484375 1.7490234375 6.15676879882813 1.56005859375 6.47042846679688 1.35205078125 6.78427124023438 1.14404296875 7.09829711914063 0.93603515625 15.139404296875 1.248046875 16.397705078125 0.416015625 15.3017883300781-0.451904296875 14.3234558105469-1.355712890625 13.3453063964844-2.259521484375 12.3673400878906-3.163330078125 11.3895568847656-4.067138671875 5.32816696166992-2.37249755859375 5.08378982543945-2.59844970703125 4.83943557739258-2.82440185546875 4.5951042175293-3.05035400390625 4.35079574584961-3.27630615234375 4.10651016235352-3.50225830078125 3.86261367797852-3.71612548828125 3.61324691772461-3.91790771484375 3.3639030456543-4.11968994140625 3.11458206176758-4.32147216796875 2.86528396606445-4.52325439453125 2.61600875854492-4.72503662109375 2.36675643920898-4.92681884765625 2.11752700805664-5.12860107421875 1.86832046508789-5.33038330078125 1.61913681030273-5.53216552734375 2.49081420898437-11.669677734375 1.49435424804688-12.476806640625 0.498077392578125-13.283935546875v-144.15625l0.101776123046875-5.99636840820313 0.305206298828125-5.61422729492188 0.508453369140625-5.23226928710938 0.711517333984375-4.85049438476563 0.914398193359375-4.46890258789063 1.11709594726563-4.08749389648438 1.31961059570313-3.70626831054687 1.52194213867188-3.32522583007812 0.860408782958984-1.51831436157227 0.952304840087891-1.42019271850586 1.0441780090332-1.32209396362305 1.13602828979492-1.22401809692383 1.22785568237305-1.1259651184082 1.31966018676758-1.02793502807617 1.41144180297852-0.929927825927734 1.50320053100586-0.831943511962891 1.59493637084961-0.733982086181641 1.68664932250977-0.636043548583984 1.77833938598633-0.538127899169922 1.8700065612793-0.440235137939453 1.96165084838867-0.342365264892578 2.05327224731445-0.244518280029297 4.38131713867188-0.195587158203125 2.3203125 0.040771484375 2.3203125 0.121337890625 2.3203125 0.200439453125 2.3203125 0.278076171875 2.300048828125 0.33935546875 2.260498046875 0.38330078125 2.222412109375 0.42431640625 2.185791015625 0.46240234375v-34.734375l-5.25048828125-1.1611328125-5.22998046875-1.0029296875-5.21240234375-0.8505859375-5.19775390625-0.7041015625-5.2763671875-0.533447265625-5.4462890625-0.382568359375-5.6162109375-0.233154296875-5.7861328125-0.085205078125-3.87890625 0.0703125-3.73828125 0.19921875-3.59765625 0.328125-3.45703125 0.45703125-3.31640625 0.5859375-3.17578125 0.71484375-3.03515625 0.84375-2.89453125 0.97265625-2.759033203125 1.11553955078125-2.628662109375 1.24920654296875-2.498291015625 1.38323974609375-2.367919921875 1.51763916015625-2.237548828125 1.65240478515625-2.107177734375 1.78753662109375-1.976806640625 1.92303466796875-1.846435546875 2.05889892578125-1.72781372070313 2.18991088867187-1.62106323242188 2.31570434570312-1.51449584960938 2.44131469726562-1.40811157226563 2.56674194335937-1.30191040039063 2.69198608398437-1.19589233398438 2.81704711914062-1.09005737304688 2.94192504882812-0.984405517578125 3.06661987304687-0.882568359375 3.19927978515625-0.796142578125 3.32855224609375-1.3330078125 7.04638671875-0.9873046875 7.56787109375-0.6416015625 8.09228515625h-1.84375l-4.596435546875-7.834228515625-4.811767578125-7.448974609375-5.025634765625-7.065185546875-5.238037109375-6.682861328125-2.72238159179687-3.18533325195312-2.83499145507812-3.06393432617187-2.94741821289062-2.94271850585937-3.05966186523437-2.82168579101562-3.17172241210937-2.70083618164062-3.28359985351562-2.58016967773437-3.39529418945312-2.45968627929687-3.50680541992187-2.33938598632812-3.617431640625-2.21343994140625-3.739013671875-2.08197021484375-3.860595703125-1.95086669921875-3.982177734375-1.82012939453125-4.103759765625-1.68975830078125-4.225341796875-1.55975341796875-4.346923828125-1.43011474609375-4.468505859375-1.30084228515625-4.61355590820313-1.15426635742188-4.78219604492188-1.00173950195313-4.95101928710938-0.849029541015625-5.12002563476563-0.696136474609375-10.747802734375-0.932861328125zM15664.859375-23853.234375l6.55221557617188 0.150848388671875 6.34402465820313 0.452423095703125 6.13565063476563 0.753814697265625 5.92709350585938 1.05502319335938 5.71835327148438 1.35604858398438 5.50942993164063 1.65689086914063 5.30032348632813 1.95755004882813 5.09103393554688 2.25802612304687 4.88595581054688 2.49240112304687 4.67337036132813 2.66067504882812 4.46060180664063 2.82876586914062 4.24765014648438 2.99667358398437 4.03451538085938 3.16439819335937 3.82119750976562 3.33193969726562 3.60769653320312 3.49929809570312 3.39401245117187 3.66647338867187 3.18377685546875 3.79318237304687 2.97686767578125 3.87942504882812 2.76959228515625 3.96548461914062 2.56195068359375 4.05136108398438 2.35394287109375 4.13705444335938 2.14556884765625 4.22256469726563 1.93682861328125 4.30789184570313 1.72772216796875 4.39303588867188 1.527099609375 4.41207885742188 1.323486328125 4.36502075195313 1.119873046875 4.31777954101563 0.916259765625 4.27035522460938 0.712646484375 4.22274780273438 0.509033203125 4.17495727539063 0.305419921875 4.12698364257813 0.101806640625 4.07882690429688v27.25h-60.984375l-10.0927734375-0.1640625-9.8408203125-0.4921875-9.5888671875-0.8203125-9.3369140625-1.1484375-4.53518676757813-0.736114501953125-4.39474487304688-0.895965576171875-4.25448608398438-1.05599975585938-4.11441040039063-1.21621704101563-3.97451782226562-1.37661743164063-3.83480834960937-1.53720092773438-3.69528198242187-1.69796752929688-3.55593872070312-1.85891723632813-3.39111328125-2.03097534179687-3.21240234375-2.22561645507812-3.03369140625-2.42007446289062-2.85498046875-2.61434936523437-2.67626953125-2.80844116210937-2.49755859375-3.00234985351562-2.31884765625-3.19607543945312-2.14013671875-3.38961791992187-1.922607421875-3.621826171875-1.666259765625-3.892822265625-1.409912109375-4.163818359375-1.153564453125-4.434814453125-0.897216796875-4.705810546875-0.640869140625-4.976806640625-0.384521484375-5.247802734375-0.128173828125-5.518798828125 0.229949951171875-6.62042236328125 0.689727783203125-6.23260498046875 1.14932250976563-5.84515380859375 1.60873413085938-5.45806884765625 0.976589202880859-2.58399200439453 1.09137344360352-2.48735809326172 1.20613479614258-2.39076995849609 1.32087326049805-2.29422760009766 1.43558883666992-2.19773101806641 1.5502815246582-2.10128021240234 1.66495132446289-2.00487518310547 1.77959823608398-1.90851593017578 1.885986328125-1.80212783813477 1.984130859375-1.68569564819336 2.082275390625-1.56928634643555 2.180419921875-1.45289993286133 2.278564453125-1.3365364074707 2.376708984375-1.22019577026367 2.474853515625-1.10387802124023 2.572998046875-0.987583160400391 5.4404296875-1.62637329101563 5.8330078125-1.16146850585938 6.2255859375-0.696746826171875z"/>
          <dr3d:extrude draw:style-name="gr4" draw:layer="layout" svg:viewBox="15893.640625 -23895 276.453125 346.078125" svg:d="M16170.09375-23796.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16210.640625 -23895 276.453125 346.078125" svg:d="M16487.09375-23796.359375l-0.142822265625-5.797119140625-0.428466796875-5.637451171875-0.714111328125-5.477783203125-0.999755859375-5.318115234375-1.285400390625-5.158447265625-1.571044921875-4.998779296875-1.856689453125-4.839111328125-2.142333984375-4.679443359375-2.40817260742187-4.50738525390625-2.66580200195312-4.32318115234375-2.92324829101562-4.13934326171875-3.18051147460937-3.95587158203125-3.43759155273437-3.77276611328125-3.69448852539062-3.59002685546875-3.95120239257812-3.40765380859375-4.20773315429688-3.22564697265625-4.453857421875-3.04248046875-4.701416015625-2.85791015625-4.948974609375-2.67333984375-5.196533203125-2.48876953125-5.444091796875-2.30419921875-5.691650390625-2.11962890625-5.939208984375-1.93505859375-6.186767578125-1.75048828125-6.41891479492188-1.54977416992188-6.64724731445313-1.34451293945313-6.87539672851563-1.13906860351563-7.10336303710938-0.933441162109375-14.889892578125-1.249267578125-15.799560546875-0.424560546875-14.18798828125 0.289794921875-13.47607421875 0.844970703125-12.76123046875 1.398681640625-12.04345703125 1.950927734375-5.75244140625 1.20407104492188-5.57373046875 1.37380981445313-5.39501953125 1.54336547851563-5.21630859375 1.71273803710938-5.03759765625 1.88192749023438-4.85888671875 2.05093383789062-4.68017578125 2.21975708007812-4.50146484375 2.38839721679687-4.32208251953125 2.57672119140625-4.14227294921875 2.77337646484375-3.96282958984375 2.97039794921875-3.78375244140625 3.16778564453125-3.60504150390625 3.36553955078125-3.42669677734375 3.56365966796875-3.24871826171875 3.76214599609375-3.07110595703125 3.96099853515625-2.88284301757812 4.174072265625-2.68380737304687 4.401123046875-2.48495483398437 4.628173828125-2.28628540039062 4.855224609375-2.08779907226562 5.082275390625-1.88949584960938 5.309326171875-1.69137573242188 5.536376953125-1.49343872070313 5.763427734375 49.234375 9.59375 2.0126953125-6.50173950195313 2.4873046875-6.05221557617188 2.9619140625-5.60287475585938 1.658935546875-2.63299179077148 1.777587890625-2.52072525024414 1.896240234375-2.40848159790039 2.014892578125-2.29626083374023 2.133544921875-2.18406295776367 2.252197265625-2.0718879699707 2.370849609375-1.95973587036133 2.489501953125-1.84760665893555 5.3349609375-3.35891723632812 5.84326171875-2.933349609375 6.38525390625-2.542236328125 6.92724609375-2.151123046875 7.46923828125-1.760009765625 8.01123046875-1.368896484375 8.55322265625-0.977783203125 9.09521484375-0.586669921875 9.63720703125-0.195556640625 8.792236328125 0.155029296875 8.424560546875 0.464111328125 8.058349609375 0.771728515625 7.693603515625 1.077880859375 3.68997192382812 0.676055908203125 3.55831909179687 0.786102294921875 3.42684936523437 0.896331787109375 3.29556274414062 1.00674438476563 3.16445922851562 1.11734008789063 3.03353881835937 1.22811889648438 2.90280151367187 1.33908081054688 2.77224731445312 1.45022583007813 2.637451171875 1.56951904296875 2.486572265625 1.69659423828125 2.335693359375 1.82330322265625 2.184814453125 1.94964599609375 2.033935546875 2.07562255859375 1.883056640625 2.20123291015625 1.732177734375 2.32647705078125 1.581298828125 2.45135498046875 1.417236328125 2.58837890625 1.228271484375 2.73779296875 1.039306640625 2.88720703125 0.850341796875 3.03662109375 0.661376953125 3.18603515625 0.472412109375 3.33544921875 0.283447265625 3.48486328125 0.094482421875 3.63427734375-0.111328125 3.7060546875-0.333984375 3.5361328125-0.556640625 3.3662109375-0.779296875 3.1962890625-1.001953125 3.0263671875-1.224609375 2.8564453125-1.447265625 2.6865234375-1.669921875 2.5166015625-1.86837768554688 2.38626098632812-2.04251098632812 2.28390502929687-2.21646118164062 2.18173217773437-2.39022827148437 2.07974243164062-2.56381225585937 1.97793579101563-2.73721313476562 1.87631225585938-2.91043090820312 1.77487182617188-3.08346557617187 1.67361450195313-3.2548828125 1.5966796875-3.4248046875 1.5439453125-7.359375 2.9296875-8.0390625 2.71875-8.71875 2.5078125-39.78125 10.65625-39.9375 11.765625-4.89111328125 1.688232421875-4.77099609375 1.818603515625-4.65087890625 1.948974609375-4.53076171875 2.079345703125-4.41064453125 2.209716796875-4.29052734375 2.340087890625-4.17041015625 2.470458984375-4.05029296875 2.600830078125-3.88992309570312 2.745849609375-3.70114135742187 2.905517578125-3.51254272460937 3.065185546875-3.32412719726562 3.224853515625-3.13589477539062 3.384521484375-2.94784545898437 3.544189453125-2.75997924804687 3.703857421875-2.57229614257812 3.863525390625-2.32327270507812 4.06930541992188-2.01290893554687 4.32107543945313-1.70272827148438 4.57266235351563-1.39273071289063 4.82406616210938-1.08291625976563 5.07528686523438-0.773284912109375 5.32632446289063-0.463836669921875 5.57717895507813-0.154571533203125 5.82785034179688 0.510467529296875 11.1021118164063 0.638050079345703 5.29518890380859 0.893230438232422 5.12467193603516 1.14838790893555 4.95420074462891 1.40352249145508 4.78377532958984 1.65863418579102 4.61339569091797 1.91372299194336 4.44306182861328 2.16878890991211 4.27277374267578 2.42383193969727 4.10253143310547 2.67885208129883 3.93233489990234 2.9338493347168 3.76218414306641 3.18882369995117 3.59207916259766 3.44377517700195 3.42201995849609 3.69870376586914 3.25200653076172 3.95360946655273 3.08203887939453 4.20062255859375 2.90332412719727 4.43389892578125 2.71584701538086 4.66717529296875 2.52839279174805 4.90045166015625 2.34096145629883 10.500732421875 4.11972045898438 11.433837890625 3.37026977539062 12.366943359375 2.62100219726562 13.300048828125 1.87191772460938 14.233154296875 1.12301635742188 15.166259765625 0.374298095703125 13.4963073730469-0.304656982421875 12.7856750488281-0.913848876953125 12.0748596191406-1.52285766601563 11.3638610839844-2.13168334960937 10.6526794433594-2.74032592773437 9.94131469726563-3.34878540039062 9.22976684570313-3.95706176757812 8.51803588867188-4.56515502929688 3.99023056030273-2.5264892578125 3.80270767211914-2.7103271484375 3.61516189575195-2.8941650390625 3.42759323120117-3.0780029296875 3.2400016784668-3.2618408203125 3.05238723754883-3.4456787109375 2.86474990844727-3.6295166015625 2.67708969116211-3.8133544921875 2.48940658569336-3.9971923828125 2.30170059204102-4.1810302734375 2.11397171020508-4.3648681640625 1.92621994018555-4.5487060546875 3.28909301757812-9.64892578125 2.53781127929687-10.38427734375-50.140625-6.1875-0.769775390625 3.180908203125-0.914794921875 3.050537109375-1.059814453125 2.920166015625-1.204833984375 2.789794921875-1.349853515625 2.659423828125-1.494873046875 2.529052734375-1.639892578125 2.398681640625-1.784912109375 2.268310546875-1.90576171875 2.14968872070312-2.00244140625 2.04293823242187-2.09912109375 1.93637084960938-2.19580078125 1.82998657226563-2.29248046875 1.72378540039063-2.38916015625 1.61776733398438-2.48583984375 1.51193237304688-2.58251953125 1.40628051757813-2.67254638671875 1.30517578125-2.75567626953125 1.20849609375-2.83843994140625 1.11181640625-2.92083740234375 1.01513671875-3.00286865234375 0.91845703125-3.08453369140625 0.82177734375-3.16583251953125 0.72509765625-3.24676513671875 0.62841796875-6.64404296875 1.016357421875-6.78173828125 0.727783203125-6.91650390625 0.437744140625-7.04833984375 0.146240234375-9.13037109375-0.178741455078125-8.51220703125-0.536346435546875-7.89404296875-0.894134521484375-7.27587890625-1.25210571289063-6.65771484375-1.61026000976563-6.03955078125-1.96859741210938-5.42138671875-2.32711791992187-2.4788818359375-1.29806137084961-2.3243408203125-1.38776016235352-2.17401123046875-1.47564315795898-2.03375244140625-1.56753921508789-1.89349365234375-1.6594123840332-1.75323486328125-1.75126266479492-1.61297607421875-1.84309005737305-1.47271728515625-1.93489456176758-1.33245849609375-2.02667617797852-1.19219970703125-2.11843490600586-1.05194091796875-2.21017074584961-0.91168212890625-2.30188369750977-0.77142333984375-2.39357376098633-0.63116455078125-2.4852409362793-0.49090576171875-2.57688522338867-0.35064697265625-2.66850662231445-0.21038818359375-2.76010513305664-0.07012939453125-2.85168075561523 0.10400390625-3.32955932617187 0.31201171875-3.17996215820312 0.52001953125-3.03018188476562 0.72802734375-2.88021850585937 0.93603515625-2.73007202148437 1.14404296875-2.57974243164062 1.35205078125-2.42922973632812 1.56005859375-2.27853393554687 1.74612426757813-2.15988159179687 1.91036987304688-2.07327270507812 2.07479858398437-1.98648071289063 2.23941040039062-1.89950561523438 2.40420532226562-1.81234741210938 2.56918334960937-1.72500610351563 2.73434448242187-1.63748168945313 2.89968872070312-1.54977416992188 6.263671875-2.9150390625 6.861328125-2.7216796875 7.458984375-2.5283203125 8.056640625-2.3349609375 36.84375-9.4375 27.234375-7.265625 6.9228515625-2.0302734375 6.8232421875-2.2236328125 6.7236328125-2.4169921875 6.6240234375-2.6103515625 6.47998046875-2.821533203125 6.28955078125-3.051513671875 6.09619140625-3.282958984375 5.89990234375-3.515869140625 2.85491943359375-1.862548828125 2.76373291015625-1.954833984375 2.67218017578125-2.047119140625 2.58026123046875-2.139404296875 2.48797607421875-2.231689453125 2.39532470703125-2.323974609375 2.30230712890625-2.416259765625 2.20892333984375-2.508544921875 2.1123046875-2.602294921875 2.0009765625-2.709228515625 1.8896484375-2.816162109375 1.7783203125-2.923095703125 1.6669921875-3.030029296875 1.5556640625-3.136962890625 1.4443359375-3.243896484375 1.3330078125-3.350830078125 1.197509765625-3.4716796875 1.037841796875-3.6064453125 0.878173828125-3.7412109375 0.718505859375-3.8759765625 0.558837890625-4.0107421875 0.399169921875-4.1455078125 0.239501953125-4.2802734375z"/>
          <dr3d:extrude draw:style-name="gr4" draw:layer="layout" svg:viewBox="16702.546875 -23888.5 319.484375 436" svg:d="M16960.734375-23790v-98.5h-52.625v98.5h-205.5625v43.3125l199.671875 294.1875h58.515625v-293.5625h61.296875v-43.9375zM16908.109375-23515.359375l-0.430908203125-0.9580078125-0.660888671875-1.3271484375-2.017578125-3.76171875-5.5625-10.0625-6.34375-11.296875-3.060546875-5.23046875-1.384521484375-2.23583984375-1.289306640625-1.98681640625-111.75-164.75-0.861328125-1.329833984375-1.037109375-1.527587890625-2.6015625-3.642578125-6.03125-8.203125-6.1875-8.21875-4.953125-6.171875h154.171875z"/>
          <dr3d:extrude draw:style-name="gr4" draw:layer="layout" svg:viewBox="17071.890625 -23889 288.828125 442.796875" svg:d="M17071.890625-23889v39.296875l4.052490234375 8.92532348632813 4.270751953125 8.65890502929688 4.489013671875 8.39266967773438 4.707275390625 8.12661743164063 4.925537109375 7.86074829101563 5.143798828125 7.59506225585938 5.362060546875 7.32955932617188 5.580322265625 7.06423950195313 11.52490234375 13.532470703125 11.81494140625 12.871826171875 12.10205078125 12.212646484375 12.38623046875 11.554931640625 49.6875 41.65625 12.005615234375 9.59765625 11.406494140625 9.59765625 10.805908203125 9.59765625 10.203857421875 9.59765625 9.430419921875 9.71484375 4.36099243164063 4.9453125 4.12460327148438 5.00390625 3.88803100585937 5.0625 3.65127563476562 5.12109375 3.41433715820312 5.1796875 3.17721557617187 5.23828125 2.867431640625 5.35470581054688 2.485107421875 5.52883911132813 2.102783203125 5.70278930664063 1.720458984375 5.87655639648438 1.338134765625 6.05014038085938 0.955810546875 6.22354125976563 0.573486328125 6.39675903320313 0.191162109375 6.56979370117188-0.087158203125 4.57550048828125-0.261474609375 4.43377685546875-0.435791015625 4.29241943359375-0.610107421875 4.15142822265625-0.784423828125 4.01080322265625-0.958740234375 3.87054443359375-1.133056640625 3.73065185546875-1.307373046875 3.59112548828125-1.47213745117188 3.45184326171875-1.62722778320313 3.31231689453125-1.78213500976563 3.17242431640625-1.93685913085938 3.03216552734375-2.09140014648437 2.89154052734375-2.24575805664062 2.75054931640625-2.39993286132812 2.60919189453125-2.55392456054687 2.46746826171875-2.696044921875 2.32693481445312-2.826416015625 2.17623901367187-2.956787109375 2.02572631835937-3.087158203125 1.87539672851563-3.217529296875 1.72525024414063-3.347900390625 1.57528686523438-3.478271484375 1.42550659179688-3.608642578125 1.27590942382813-3.72506713867187 1.12643432617188-3.82742309570312 0.976837158203125-3.92959594726562 0.827056884765625-4.03158569335938 0.677093505859375-4.13339233398438 0.526947021484375-4.23501586914063 0.376617431640625-4.33645629882813 0.226104736328125-4.43771362304688 0.075408935546875-4.14691162109375-0.072540283203125-4.08502197265625-0.217742919921875-4.02276611328125-0.363128662109375-3.96014404296875-0.508697509765625-3.89715576171875-0.654449462890625-3.83380126953125-0.800384521484375-3.77008056640625-0.946502685546875-3.70599365234375-1.09280395507813-3.623291015625-1.23269653320313-3.522216796875-1.37789916992188-3.421142578125-1.52328491210938-3.320068359375-1.66885375976563-3.218994140625-1.81460571289063-3.117919921875-1.96054077148438-3.016845703125-2.10665893554687-2.915771484375-2.25296020507812-2.79937744140625-2.390625-2.66790771484375-2.53125-2.53680419921875-2.671875-2.40606689453125-2.8125-2.27569580078125-2.953125-2.14569091796875-3.09375-2.01605224609375-3.234375-1.88677978515625-3.375-1.74172973632813-3.51559448242187-1.58078002929688-3.65603637695312-1.42001342773438-3.79629516601562-1.25942993164063-3.93637084960937-1.09902954101563-4.07626342773438-0.938812255859375-4.21597290039063-0.778778076171875-4.35549926757813-0.618927001953125-4.49484252929688-56.96875 5.265625 0.81365966796875 5.84405517578125 1.04620361328125 5.75506591796875 1.27838134765625 5.66644287109375 1.51019287109375 5.57818603515625 1.74163818359375 5.49029541015625 1.97271728515625 5.40277099609375 2.20343017578125 5.31561279296875 2.43377685546875 5.22882080078125 2.675537109375 5.105712890625 2.917236328125 4.946044921875 3.158935546875 4.786376953125 3.400634765625 4.626708984375 3.642333984375 4.467041015625 3.884033203125 4.307373046875 4.125732421875 4.147705078125 4.367431640625 3.988037109375 4.60183715820313 3.80419921875 4.82907104492188 3.59619140625 5.05648803710938 3.38818359375 5.28408813476563 3.18017578125 5.51187133789063 2.97216796875 5.73983764648438 2.76416015625 5.96798706054688 2.55615234375 6.19631958007813 2.34814453125 6.43359375 2.10354614257812 6.6796875 1.82247924804688 6.92578125 1.54159545898438 7.171875 1.26089477539063 7.41796875 0.980377197265625 7.6640625 0.700042724609375 7.91015625 0.419891357421875 8.15625 0.139923095703125 8.01495361328125-0.120880126953125 7.79119873046875-0.362762451171875 7.56781005859375-0.604827880859375 7.34478759765625-0.847076416015625 7.12213134765625-1.08950805664063 6.89984130859375-1.33212280273438 6.67791748046875-1.57492065429688 6.45635986328125-1.81790161132813 6.22262573242188-2.05001831054687 5.97634887695313-2.28274536132812 5.72988891601563-2.51528930664062 5.48324584960938-2.74765014648437 5.23641967773438-2.97982788085937 4.98941040039063-3.21182250976562 4.74221801757813-3.44363403320312 4.49484252929688-3.67526245117187 4.24807739257813-3.90301513671875 3.99044799804687-4.12677001953125 3.73300170898437-4.35015869140625 3.47573852539062-4.57318115234375 3.21865844726562-4.79583740234375 2.96176147460937-5.01812744140625 2.70504760742187-5.24005126953125 2.44851684570312-5.46160888671875 2.18045043945312-5.67916870117188 1.88912963867188-5.89285278320313 1.59799194335938-6.10635375976563 1.30703735351563-6.31967163085938 1.01626586914063-6.53280639648438 0.725677490234375-6.74575805664063 0.435272216796875-6.95852661132813 0.145050048828125-7.17111206054688-0.123748779296875-5.46240234375-0.371124267578125-5.39501953125-0.618316650390625-5.32763671875-0.865325927734375-5.26025390625-1.11215209960938-5.19287109375-1.35879516601563-5.12548828125-1.60525512695313-5.05810546875-1.85153198242188-4.99072265625-2.056640625-4.922607421875-2.220703125-4.865478515625-2.384765625-4.808349609375-2.548828125-4.751220703125-5.58984375-9.3310546875-6.24609375-9.1025390625-6.837646484375-8.900390625-7.363525390625-8.748046875-7.887939453125-8.595703125-8.410888671875-8.443359375-36.21875-32.671875-38.0625-31.578125-36.0625-31.4375-8.21484375-7.927490234375-7.76953125-7.984619140625-7.32421875-8.040283203125-6.87890625-8.094482421875-3.23587036132812-4.08319091796875-3.05148315429687-4.12823486328125-2.86727905273437-4.17291259765625-2.68325805664062-4.21722412109375-2.49942016601562-4.26116943359375-2.31576538085937-4.30474853515625-2.13229370117187-4.34796142578125-1.94900512695313-4.39080810546875h227.53125v-47.34375z"/>
          <dr3d:extrude draw:style-name="gr4" draw:layer="layout" svg:viewBox="17448.890625 -23889 60.359375 335" svg:d="M17448.890625-23618.046875v64.046875h60.359375v-64.046875zM17448.890625-23889v64.046875h60.359375v-64.046875z"/>
          <dr3d:extrude draw:style-name="gr4" draw:layer="layout" svg:viewBox="17594.390625 -23895 300.59375 442.34375" svg:d="M17894.984375-23746.71875l-0.154571533203125-8.11599731445313-0.463836669921875-7.94186401367188-0.773284912109375-7.76791381835938-1.08291625976563-7.59414672851563-1.39273071289063-7.42056274414063-1.70272827148438-7.24716186523438-2.01290893554687-7.07394409179688-2.32327270507812-6.90090942382813-2.62799072265625-6.68997192382813-2.92718505859375-6.45285034179688-3.22674560546875-6.21591186523438-3.52667236328125-5.97915649414063-3.82696533203125-5.74258422851563-4.12762451171875-5.50619506835938-4.42864990234375-5.26998901367188-4.73004150390625-5.03396606445313-5.02291870117188-4.77764892578125-5.31863403320313-4.50115966796875-5.61416625976563-4.22503662109375-5.90951538085938-3.94927978515625-6.20468139648438-3.67388916015625-6.49966430664063-3.39886474609375-6.79446411132813-3.12420654296875-7.08908081054688-2.84991455078125-7.37847900390625-2.53271484375-7.66302490234375-2.19580078125-7.94793701171875-1.85888671875-8.23321533203125-1.52197265625-8.51885986328125-1.18505859375-8.80487060546875-0.84814453125-9.09124755859375-0.51123046875-9.37799072265625-0.17431640625-16.62890625 0.512451171875-7.9013671875 0.631500244140625-7.6259765625 0.881439208984375-7.3505859375 1.13119506835938-7.0751953125 1.38076782226563-6.7998046875 1.63015747070313-6.5244140625 1.87936401367188-6.25848388671875 2.104248046875-6.01348876953125 2.293212890625-5.76812744140625 2.482177734375-5.52239990234375 2.671142578125-5.27630615234375 2.860107421875-5.02984619140625 3.049072265625-4.78302001953125 3.238037109375-4.53582763671875 3.427001953125-4.29791259765625 3.59686279296875-4.06976318359375 3.74737548828125-3.84197998046875 3.89752197265625-3.61456298828125 4.04730224609375-3.38751220703125 4.19671630859375-3.16082763671875 4.34576416015625-2.93450927734375 4.49444580078125-2.70855712890625 4.64276123046875-2.49539184570312 4.76589965820313-2.30661010742187 4.85250854492188-2.11801147460937 4.93930053710938-1.92959594726563 5.02627563476563-1.74136352539063 5.11343383789063-1.55331420898438 5.20077514648438-1.36544799804688 5.28829956054688-1.17776489257813 5.37600708007813 56.34375 6.5 1.872314453125-6.1494140625 2.219482421875-6.0498046875 2.568115234375-5.9501953125 2.918212890625-5.8505859375 1.622314453125-2.86227416992187 1.761474609375-2.78591918945312 1.900634765625-2.70938110351562 2.039794921875-2.63265991210937 2.178955078125-2.55575561523437 2.318115234375-2.47866821289062 2.457275390625-2.40139770507812 2.596435546875-2.32394409179687 2.74880981445312-2.22210693359375 2.90280151367187-2.10748291015625 3.05697631835937-1.99249267578125 3.21133422851562-1.87713623046875 3.36587524414062-1.76141357421875 3.52059936523437-1.64532470703125 3.67550659179687-1.52886962890625 3.83059692382812-1.41204833984375 4.01287841796875-1.26925659179688 4.22198486328125-1.10061645507813 4.43072509765625-0.931793212890625 4.63909912109375-0.762786865234375 4.84710693359375-0.593597412109375 5.05474853515625-0.424224853515625 5.26202392578125-0.254669189453125 5.46893310546875-0.084930419921875 5.35110473632813 0.10400390625 5.22531127929688 0.31201171875 5.09970092773438 0.52001953125 4.97427368164063 0.72802734375 4.84902954101563 0.93603515625 4.72396850585938 1.14404296875 4.59909057617188 1.35205078125 4.47439575195313 1.56005859375 4.332275390625 1.76296997070313 4.172607421875 1.96090698242188 4.012939453125 2.15902709960937 3.853271484375 2.35733032226562 3.693603515625 2.55581665039062 3.533935546875 2.75448608398437 3.374267578125 2.95333862304687 3.214599609375 3.15237426757812 3.04541015625 3.34353637695312 2.86669921875 3.52682495117187 2.68798828125 3.71029663085937 2.50927734375 3.89395141601562 2.33056640625 4.07778930664063 2.15185546875 4.26181030273438 1.97314453125 4.44601440429688 1.79443359375 4.63040161132813 1.59817504882813 4.809814453125 1.38449096679688 4.984130859375 1.17098999023438 5.158447265625 0.957672119140625 5.332763671875 0.744537353515625 5.507080078125 0.531585693359375 5.681396484375 0.318817138671875 5.855712890625 0.106231689453125 6.030029296875-0.101776123046875 4.976806640625-0.305206298828125 4.875732421875-0.508453369140625 4.774658203125-0.711517333984375 4.673583984375-0.914398193359375 4.572509765625-1.11709594726563 4.471435546875-1.31961059570313 4.370361328125-1.52194213867188 4.269287109375-1.71087646484375 4.1513671875-1.88629150390625 4.0048828125-2.06134033203125 3.8583984375-2.23602294921875 3.7119140625-2.41033935546875 3.5654296875-2.58428955078125 3.4189453125-2.75787353515625 3.2724609375-2.93109130859375 3.1259765625-3.1025390625 2.97366333007812-3.2724609375 2.80392456054687-3.4423828125 2.63436889648437-3.6123046875 2.46499633789062-3.7822265625 2.29580688476562-3.9521484375 2.12680053710937-4.1220703125 1.95797729492188-4.2919921875 1.78933715820313-4.44583129882813 1.59817504882813-4.59542846679688 1.38449096679688-4.74520874023438 1.17098999023438-4.89517211914063 0.957672119140625-5.04531860351563 0.744537353515625-5.19564819335938 0.531585693359375-5.34616088867188 0.318817138671875-5.49685668945313 0.106231689453125-6.835205078125-0.1552734375-6.561279296875-0.4658203125-6.288818359375-0.7763671875-6.017822265625-1.0869140625-5.76806640625-1.35009765625-5.56005859375-1.58740234375-5.34912109375-1.82177734375-5.13525390625-2.05322265625-4.912841796875-2.25341796875-4.682861328125-2.42626953125-4.451416015625-2.60205078125-4.218505859375-2.78076171875-4.0341796875-2.888671875-3.8994140625-2.947265625-3.7646484375-3.005859375-3.6298828125-3.064453125h-54.484375l14.546875 234.609375h247.96875v-47.34375h-197.203125l-8.359375-138.359375 3.83059692382812 2.808837890625 4.06222534179688 2.707763671875 4.29403686523438 2.606689453125 4.52603149414063 2.505615234375 4.75820922851563 2.404541015625 4.99057006835938 2.303466796875 10.678955078125 4.3037109375 5.70333862304688 1.922607421875 5.96536254882813 1.666259765625 6.22720336914063 1.409912109375 6.48886108398438 1.153564453125 6.75033569335938 0.897216796875 7.01162719726563 0.640869140625 7.27273559570313 0.384521484375 7.53366088867188 0.128173828125 8.025146484375-0.154571533203125 7.821533203125-0.463836669921875 7.617919921875-0.773284912109375 7.414306640625-1.08291625976563 7.210693359375-1.39273071289063 7.007080078125-1.70272827148438 6.803466796875-2.01290893554687 6.599853515625-2.32327270507812 6.38302612304688-2.60086059570312 6.14114379882813-2.85739135742187 5.89907836914063-3.11410522460937 5.65682983398438-3.37100219726562 5.41439819335938-3.62808227539062 5.17178344726563-3.88534545898437 4.92898559570313-4.14279174804688 4.68600463867188-4.40042114257813 4.43408203125-4.63775634765625 4.17333984375-4.85491943359375 3.91259765625-5.07244873046875 3.65185546875-5.29034423828125 3.39111328125-5.50860595703125 3.13037109375-5.72723388671875 2.86962890625-5.94622802734375 2.60888671875-6.16558837890625 2.32327270507812-6.34646606445313 2.01290893554687-6.50045776367188 1.70272827148438-6.65463256835938 1.39273071289063-6.80899047851563 1.08291625976563-6.96353149414063 0.773284912109375-7.11825561523438 0.463836669921875-7.27316284179688z"/>
        </dr3d:scene>
        <draw:frame draw:style-name="gr5" draw:text-style-name="P2" draw:layer="layout" svg:width="3.556cm" svg:height="1.183cm" svg:x="11.541cm" svg:y="12.811cm">
          <draw:text-box>
            <text:p text:style-name="P2"><text:span text:style-name="T1">绑定于</text:span><text:span text:style-name="T1">eth0</text:span><text:span text:style-name="T1">网卡，</text:span><text:span text:style-name="T1">filter</text:span><text:span text:style-name="T1">配置为</text:span><text:span text:style-name="T1">cgroup</text:span></text:p>
          </draw:text-box>
        </draw:frame>
        <draw:frame draw:style-name="gr6" draw:text-style-name="P2" draw:layer="layout" svg:width="4.699cm" svg:height="1.649cm" svg:x="11.414cm" svg:y="15.732cm">
          <draw:text-box>
            <text:p text:style-name="P2"><text:span text:style-name="T1">根类的配置，一般设置为网卡带宽，这里的前兆网卡设置为</text:span><text:span text:style-name="T1">10</text:span><text:span text:style-name="T2">00Mbit</text:span></text:p>
          </draw:text-box>
        </draw:frame>
        <draw:frame draw:style-name="gr7" draw:text-style-name="P2" draw:layer="layout" svg:width="4.953cm" svg:height="3.556cm" svg:x="2.143cm" svg:y="20.304cm">
          <draw:text-box>
            <text:p text:style-name="P2"><text:span text:style-name="T1">默认的配置，如果进程没有绑定某一个</text:span><text:span text:style-name="T1">class</text:span><text:span text:style-name="T1">，会使用该</text:span><text:span text:style-name="T1">class</text:span><text:span text:style-name="T1">对应的通道。</text:span><text:span text:style-name="T1">rate</text:span><text:span text:style-name="T1">配置为网卡带宽</text:span><text:span text:style-name="T1">-yarn</text:span><text:span text:style-name="T1">分配的网络资源。</text:span><text:span text:style-name="T1">ceil</text:span><text:span text:style-name="T1">配置为网卡带宽。</text:span></text:p>
          </draw:text-box>
        </draw:frame>
        <draw:frame draw:style-name="gr6" draw:text-style-name="P2" draw:layer="layout" svg:width="4.953cm" svg:height="1.649cm" svg:x="14.589cm" svg:y="18.272cm">
          <draw:text-box>
            <text:p text:style-name="P2"><text:span text:style-name="T1">专门为</text:span><text:span text:style-name="T1">yarn</text:span><text:span text:style-name="T1">的网络资源配置的通道。</text:span><text:span text:style-name="T1">rate</text:span><text:span text:style-name="T1">和</text:span><text:span text:style-name="T1">ceil</text:span><text:span text:style-name="T1">都配置为</text:span><text:span text:style-name="T1">yarn</text:span><text:span text:style-name="T1">分配的资源。</text:span></text:p>
          </draw:text-box>
        </draw:frame>
        <draw:frame draw:style-name="gr6" draw:text-style-name="P3" draw:layer="layout" svg:width="2.667cm" svg:height="1.266cm" svg:x="5.634cm" svg:y="18.168cm">
          <draw:text-box>
            <text:p text:style-name="P3"><text:span text:style-name="T3">default</text:span></text:p>
          </draw:text-box>
        </draw:frame>
        <draw:frame draw:style-name="gr6" draw:text-style-name="P2" draw:layer="layout" svg:width="4.953cm" svg:height="1.266cm" svg:x="7.35cm" svg:y="23.86cm">
          <draw:text-box>
            <text:p text:style-name="P2"><text:span text:style-name="T1">container1</text:span><text:span text:style-name="T1">分组对应分配的网络资源。</text:span></text:p>
          </draw:text-box>
        </draw:frame>
        <draw:frame draw:style-name="gr6" draw:text-style-name="P2" draw:layer="layout" svg:width="4.953cm" svg:height="1.266cm" svg:x="13.954cm" svg:y="23.735cm">
          <draw:text-box>
            <text:p text:style-name="P2"><text:span text:style-name="T1">container2</text:span><text:span text:style-name="T1">分组对应分配的网络资源。</text:span></text:p>
          </draw:text-box>
        </draw:frame>
        <draw:custom-shape draw:style-name="gr8" draw:text-style-name="P1" draw:layer="layout" svg:width="1.016cm" svg:height="1.27cm" svg:x="9.001cm" svg:y="14.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2.513cm" svg:height="2.494cm" svg:x="8.366cm" svg:y="17.383cm">
          <text:p/>
          <draw:enhanced-geometry svg:viewBox="0 0 144 122" draw:mirror-vertic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9" draw:text-style-name="P1" draw:layer="layout" svg:width="2.513cm" svg:height="2.494cm" svg:x="11.314cm" svg:y="20.35cm">
          <text:p/>
          <draw:enhanced-geometry svg:viewBox="0 0 144 122" draw:mirror-vertical="tru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10" draw:text-style-name="P2" draw:layer="layout" svg:width="9.144cm" svg:height="0.718cm" svg:x="8.501cm" svg:y="20.558cm">
          <draw:text-box>
            <text:p text:style-name="P2"><text:span text:style-name="T1">42:3</text:span><text:span text:style-name="T1">以下的子分支对应于</text:span><text:span text:style-name="T1">yarn</text:span><text:span text:style-name="T1">中</text:span><text:span text:style-name="T1">container</text:span><text:span text:style-name="T1">执行任务。</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2c001e"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animation="non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cy </meta:initial-creator>
    <meta:creation-date>2016-09-02T13:48:21.489573197</meta:creation-date>
    <dc:date>2016-09-02T14:20:51.648084998</dc:date>
    <dc:creator>zcy </dc:creator>
    <meta:editing-duration>PT17M19S</meta:editing-duration>
    <meta:editing-cycles>2</meta:editing-cycles>
    <meta:generator>LibreOffice/4.2.8.2$Linux_X86_64 LibreOffice_project/420m0$Build-2</meta:generator>
    <meta:document-statistic meta:object-count="78"/>
  </office:meta>
</office:document-meta>
</file>